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C0C0C0" fo:border-bottom="none" fo:border-left="2pt solid #C0C0C0" fo:border-right="none" style:vertical-align="middle" fo:wrap-option="wrap" style:repeat-content="false"/>
      <style:paragraph-properties fo:text-align="center"/>
      <style:text-properties fo:color="#000000" style:font-name="Segoe UI" style:font-name-asian="Segoe UI" style:font-name-complex="Segoe UI"/>
    </style:style>
    <style:style style:name="ce3" style:family="table-cell" style:parent-style-name="Default" style:data-style-name="N26">
      <style:table-cell-properties fo:border-top="2pt solid #C0C0C0" fo:border-bottom="none" fo:border-left="2pt solid #C0C0C0" fo:border-right="none" style:vertical-align="middle" fo:wrap-option="wrap" style:repeat-content="false"/>
      <style:paragraph-properties fo:text-align="center"/>
      <style:text-properties fo:color="#000000" style:font-name="Segoe UI" style:font-name-asian="Segoe UI" style:font-name-complex="Segoe UI"/>
    </style:style>
    <style:style style:name="ce4" style:family="table-cell" style:parent-style-name="Default" style:data-style-name="N31">
      <style:table-cell-properties fo:border-top="2pt solid #C0C0C0" fo:border-bottom="none" fo:border-left="2pt solid #C0C0C0" fo:border-right="none" style:vertical-align="middle" fo:wrap-option="wrap" style:repeat-content="false"/>
      <style:paragraph-properties fo:text-align="center"/>
      <style:text-properties fo:color="#000000" style:font-name="Segoe UI" style:font-name-asian="Segoe UI" style:font-name-complex="Segoe UI"/>
    </style:style>
    <style:style style:name="ce5" style:family="table-cell" style:parent-style-name="Default" style:data-style-name="N0">
      <style:table-cell-properties fo:border-top="2pt solid #C0C0C0" fo:border-bottom="none" fo:border-left="2pt solid #C0C0C0" fo:border-right="none" style:vertical-align="middle" fo:wrap-option="wrap" fo:background-color="#DDDDDD" style:repeat-content="false"/>
      <style:paragraph-properties fo:text-align="center"/>
      <style:text-properties fo:color="#000000" style:font-name="Segoe UI" style:font-name-asian="Segoe UI" style:font-name-complex="Segoe UI"/>
    </style:style>
    <style:style style:name="ce6" style:family="table-cell" style:parent-style-name="Default" style:data-style-name="N31">
      <style:table-cell-properties fo:border-top="2pt solid #C0C0C0" fo:border-bottom="none" fo:border-left="2pt solid #C0C0C0" fo:border-right="none" style:vertical-align="middle" fo:wrap-option="wrap" fo:background-color="#DDDDDD" style:repeat-content="false"/>
      <style:paragraph-properties fo:text-align="center"/>
      <style:text-properties fo:color="#000000" style:font-name="Segoe UI" style:font-name-asian="Segoe UI" style:font-name-complex="Segoe UI"/>
    </style:style>
    <style:style style:name="ce7" style:family="table-cell" style:parent-style-name="Default" style:data-style-name="N0">
      <style:table-cell-properties fo:border-top="2pt solid #C0C0C0" fo:border-bottom="none" fo:border-left="2pt solid #C0C0C0" fo:border-right="2pt solid #C0C0C0" style:vertical-align="middle" fo:wrap-option="wrap" style:repeat-content="false"/>
      <style:paragraph-properties fo:text-align="center"/>
      <style:text-properties fo:color="#000000" style:font-name="Segoe UI" style:font-name-asian="Segoe UI" style:font-name-complex="Segoe UI"/>
    </style:style>
    <style:style style:name="ce8" style:family="table-cell" style:parent-style-name="Default" style:data-style-name="N0">
      <style:table-cell-properties fo:border-top="2pt solid #C0C0C0" fo:border-bottom="none" fo:border-left="2pt solid #C0C0C0" fo:border-right="2pt solid #C0C0C0" style:vertical-align="middle" fo:wrap-option="wrap" fo:background-color="#DDDDDD" style:repeat-content="false"/>
      <style:paragraph-properties fo:text-align="center"/>
      <style:text-properties fo:color="#000000" style:font-name="Segoe UI" style:font-name-asian="Segoe UI" style:font-name-complex="Segoe UI"/>
    </style:style>
    <style:style style:name="ce9" style:family="table-cell" style:parent-style-name="Default" style:data-style-name="N0">
      <style:table-cell-properties fo:border-top="2pt solid #C0C0C0" fo:border-bottom="2pt solid #C0C0C0" fo:border-left="2pt solid #C0C0C0" fo:border-right="none" style:vertical-align="middle" fo:wrap-option="wrap" style:repeat-content="false"/>
      <style:paragraph-properties fo:text-align="center"/>
      <style:text-properties fo:color="#000000" style:font-name="Segoe UI" style:font-name-asian="Segoe UI" style:font-name-complex="Segoe UI"/>
    </style:style>
    <style:style style:name="ce10" style:family="table-cell" style:parent-style-name="Default" style:data-style-name="N31">
      <style:table-cell-properties fo:border-top="2pt solid #C0C0C0" fo:border-bottom="2pt solid #C0C0C0" fo:border-left="2pt solid #C0C0C0" fo:border-right="none" style:vertical-align="middle" fo:wrap-option="wrap" style:repeat-content="false"/>
      <style:paragraph-properties fo:text-align="center"/>
      <style:text-properties fo:color="#000000" style:font-name="Segoe UI" style:font-name-asian="Segoe UI" style:font-name-complex="Segoe UI"/>
    </style:style>
    <style:style style:name="ce11" style:family="table-cell" style:parent-style-name="Default" style:data-style-name="N0">
      <style:table-cell-properties fo:border="2pt solid #C0C0C0" style:vertical-align="middle" fo:wrap-option="wrap" style:repeat-content="false"/>
      <style:paragraph-properties fo:text-align="center"/>
      <style:text-properties fo:color="#000000" style:font-name="Segoe UI" style:font-name-asian="Segoe UI" style:font-name-complex="Segoe UI"/>
    </style:style>
    <style:style style:name="ce12" style:family="table-cell" style:parent-style-name="Default" style:data-style-name="N0">
      <style:table-cell-properties fo:border-top="2pt solid #C0C0C0" fo:border-bottom="2pt solid #C0C0C0" fo:border-left="2pt solid #C0C0C0" fo:border-right="none" style:vertical-align="middle" fo:wrap-option="wrap" fo:background-color="#DDDDDD" style:repeat-content="false"/>
      <style:paragraph-properties fo:text-align="center"/>
      <style:text-properties fo:color="#000000" style:font-name="Segoe UI" style:font-name-asian="Segoe UI" style:font-name-complex="Segoe UI"/>
    </style:style>
    <style:style style:name="ce13" style:family="table-cell" style:parent-style-name="Default" style:data-style-name="N31">
      <style:table-cell-properties fo:border-top="2pt solid #C0C0C0" fo:border-bottom="2pt solid #C0C0C0" fo:border-left="2pt solid #C0C0C0" fo:border-right="none" style:vertical-align="middle" fo:wrap-option="wrap" fo:background-color="#DDDDDD" style:repeat-content="false"/>
      <style:paragraph-properties fo:text-align="center"/>
      <style:text-properties fo:color="#000000" style:font-name="Segoe UI" style:font-name-asian="Segoe UI" style:font-name-complex="Segoe UI"/>
    </style:style>
    <style:style style:name="ce14" style:family="table-cell" style:parent-style-name="Default" style:data-style-name="N0">
      <style:table-cell-properties fo:border="2pt solid #C0C0C0" style:vertical-align="middle" fo:wrap-option="wrap" fo:background-color="#DDDDDD" style:repeat-content="false"/>
      <style:paragraph-properties fo:text-align="center"/>
      <style:text-properties fo:color="#000000" style:font-name="Segoe UI" style:font-name-asian="Segoe UI" style:font-name-complex="Segoe UI"/>
    </style:style>
    <style:style style:name="ce15" style:family="table-cell" style:parent-style-name="Default" style:data-style-name="N0">
      <style:table-cell-properties style:vertical-align="middle"/>
      <style:text-properties fo:color="#CE9178" style:font-name="Consolas" style:font-name-asian="Consolas" style:font-name-complex="Consolas" style:font-family-generic="modern"/>
    </style:style>
    <style:style style:name="ce16" style:family="table-cell" style:parent-style-name="Default" style:data-style-name="N0">
      <style:table-cell-properties style:vertical-align="middle"/>
      <style:text-properties fo:color="#CE9178" style:font-name="Consolas" style:font-name-asian="Consolas" style:font-name-complex="Consolas" style:text-underline-style="solid" style:text-underline-type="single" style:font-family-generic="modern"/>
    </style:style>
    <style:style style:name="ce17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59291666666667cm" style:use-optimal-column-width="true"/>
    </style:style>
    <style:style style:name="co3" style:family="table-column">
      <style:table-column-properties fo:break-before="auto" style:column-width="10.556875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9" table:default-cell-style-name="ce1"/>
        <table:table-column table:style-name="co1" table:default-cell-style-name="ce17"/>
        <table:table-column table:style-name="co1" table:number-columns-repeated="16370" table:default-cell-style-name="ce1"/>
        <table:table-row table:style-name="ro1">
          <table:table-cell office:value-type="string" table:style-name="ce1">
            <text:p>tipo</text:p>
          </table:table-cell>
          <table:table-cell office:value-type="string" table:style-name="ce1">
            <text:p>subTipo</text:p>
          </table:table-cell>
          <table:table-cell office:value-type="string" table:style-name="ce1">
            <text:p>nombre_ed</text:p>
          </table:table-cell>
          <table:table-cell office:value-type="string" table:style-name="ce1">
            <text:p>enlace</text:p>
          </table:table-cell>
          <table:table-cell office:value-type="string" table:style-name="ce15">
            <text:p>nivel</text:p>
          </table:table-cell>
          <table:table-cell office:value-type="string" table:style-name="ce15">
            <text:p>madera</text:p>
          </table:table-cell>
          <table:table-cell office:value-type="string" table:style-name="ce15">
            <text:p>barro</text:p>
          </table:table-cell>
          <table:table-cell office:value-type="string" table:style-name="ce1">
            <text:p>hierro</text:p>
          </table:table-cell>
          <table:table-cell office:value-type="string" table:style-name="ce15">
            <text:p>cereal</text:p>
          </table:table-cell>
          <table:table-cell office:value-type="string" table:style-name="ce15">
            <text:p>consumo</text:p>
          </table:table-cell>
          <table:table-cell office:value-type="string" table:style-name="ce16">
            <text:p>pc</text:p>
          </table:table-cell>
          <table:table-cell office:value-type="string" table:style-name="ce1">
            <text:p>Tiemmpo</text:p>
          </table:table-cell>
          <table:table-cell office:value-type="string" table:style-name="ce15">
            <text:p>produccion</text:p>
          </table:table-cell>
          <table:table-cell table:style-name="ce17"/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Granja</text:p>
          </table:table-cell>
          <table:table-cell office:value-type="string" table:style-name="ce1">
            <text:p>https://t4.answers.travian.net/index.php?aid=190#go2answer</text:p>
          </table:table-cell>
          <table:table-cell office:value-type="float" office:value="1" table:style-name="ce2">
            <text:p>1</text:p>
          </table:table-cell>
          <table:table-cell office:value-type="float" office:value="70" table:style-name="ce2">
            <text:p>70</text:p>
          </table:table-cell>
          <table:table-cell office:value-type="float" office:value="90" table:style-name="ce2">
            <text:p>90</text:p>
          </table:table-cell>
          <table:table-cell office:value-type="float" office:value="70" table:style-name="ce2">
            <text:p>70</text:p>
          </table:table-cell>
          <table:table-cell office:value-type="float" office:value="20" table:style-name="ce2">
            <text:p>2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time" office:time-value="PT0H2M30S" table:style-name="ce3">
            <text:p>0:02:30</text:p>
          </table:table-cell>
          <table:table-cell office:value-type="float" office:value="7" table:style-name="ce7">
            <text:p>7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Granja','https://t4.answers.travian.net/index.php?aid=190#go2answer',1,70,90,70,20,0,1,'0,00173611111111111',7)" table:formula="of:=CONCATENATE(&quot;INSERT INTO construcciones(id, tipo, subTipo, nombre_ed, enlace, nivel, madera, barro, hierro, cereal, consumo, pc, tiempo, produccion, created_at, updated_at) VALUES (&quot;;&quot;'&quot;;[.A2];&quot;','&quot;;[.B2];&quot;','&quot;;[.C2];&quot;','&quot;;[.D2];&quot;',&quot;;[.E2];&quot;,&quot;;[.F2];&quot;,&quot;;[.G2];&quot;,&quot;;[.H2];&quot;,&quot;;[.I2];&quot;,&quot;;[.J2];&quot;,&quot;;[.K2];&quot;,'&quot;;[.L2];&quot;',&quot;;[.M2];&quot;)&quot;)" table:style-name="ce17">
            <text:p>INSERT INTO construcciones(id, tipo, subTipo, nombre_ed, enlace, nivel, madera, barro, hierro, cereal, consumo, pc, tiempo, produccion, created_at, updated_at) VALUES ('Producción','Recursos','Granja','https://t4.answers.travian.net/index.php?aid=190#go2answer',1,70,90,70,20,0,1,'0,00173611111111111',7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Granja</text:p>
          </table:table-cell>
          <table:table-cell office:value-type="string" table:style-name="ce1">
            <text:p>https://t4.answers.travian.net/index.php?aid=190#go2answer</text:p>
          </table:table-cell>
          <table:table-cell office:value-type="float" office:value="2" table:style-name="ce2">
            <text:p>2</text:p>
          </table:table-cell>
          <table:table-cell office:value-type="float" office:value="115" table:style-name="ce2">
            <text:p>115</text:p>
          </table:table-cell>
          <table:table-cell office:value-type="float" office:value="150" table:style-name="ce2">
            <text:p>150</text:p>
          </table:table-cell>
          <table:table-cell office:value-type="float" office:value="115" table:style-name="ce2">
            <text:p>115</text:p>
          </table:table-cell>
          <table:table-cell office:value-type="float" office:value="35" table:style-name="ce2">
            <text:p>35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time" office:time-value="PT0H7M20S" table:style-name="ce3">
            <text:p>0:07:20</text:p>
          </table:table-cell>
          <table:table-cell office:value-type="float" office:value="13" table:style-name="ce7">
            <text:p>13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Granja','https://t4.answers.travian.net/index.php?aid=190#go2answer',2,115,150,115,35,0,1,'0,00509259259259259',13)" table:formula="of:=CONCATENATE(&quot;INSERT INTO construcciones(id, tipo, subTipo, nombre_ed, enlace, nivel, madera, barro, hierro, cereal, consumo, pc, tiempo, produccion, created_at, updated_at) VALUES (&quot;;&quot;'&quot;;[.A3];&quot;','&quot;;[.B3];&quot;','&quot;;[.C3];&quot;','&quot;;[.D3];&quot;',&quot;;[.E3];&quot;,&quot;;[.F3];&quot;,&quot;;[.G3];&quot;,&quot;;[.H3];&quot;,&quot;;[.I3];&quot;,&quot;;[.J3];&quot;,&quot;;[.K3];&quot;,'&quot;;[.L3];&quot;',&quot;;[.M3];&quot;)&quot;)" table:style-name="ce17">
            <text:p>INSERT INTO construcciones(id, tipo, subTipo, nombre_ed, enlace, nivel, madera, barro, hierro, cereal, consumo, pc, tiempo, produccion, created_at, updated_at) VALUES ('Producción','Recursos','Granja','https://t4.answers.travian.net/index.php?aid=190#go2answer',2,115,150,115,35,0,1,'0,00509259259259259',13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Granja</text:p>
          </table:table-cell>
          <table:table-cell office:value-type="string" table:style-name="ce1">
            <text:p>https://t4.answers.travian.net/index.php?aid=190#go2answer</text:p>
          </table:table-cell>
          <table:table-cell office:value-type="float" office:value="3" table:style-name="ce2">
            <text:p>3</text:p>
          </table:table-cell>
          <table:table-cell office:value-type="float" office:value="195" table:style-name="ce2">
            <text:p>195</text:p>
          </table:table-cell>
          <table:table-cell office:value-type="float" office:value="250" table:style-name="ce2">
            <text:p>250</text:p>
          </table:table-cell>
          <table:table-cell office:value-type="float" office:value="195" table:style-name="ce2">
            <text:p>195</text:p>
          </table:table-cell>
          <table:table-cell office:value-type="float" office:value="55" table:style-name="ce2">
            <text:p>5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time" office:time-value="PT0H15M0S" table:style-name="ce3">
            <text:p>0:15:00</text:p>
          </table:table-cell>
          <table:table-cell office:value-type="float" office:value="21" table:style-name="ce7">
            <text:p>21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Granja','https://t4.answers.travian.net/index.php?aid=190#go2answer',3,195,250,195,55,0,2,'0,0104166666666667',21)" table:formula="of:=CONCATENATE(&quot;INSERT INTO construcciones(id, tipo, subTipo, nombre_ed, enlace, nivel, madera, barro, hierro, cereal, consumo, pc, tiempo, produccion, created_at, updated_at) VALUES (&quot;;&quot;'&quot;;[.A4];&quot;','&quot;;[.B4];&quot;','&quot;;[.C4];&quot;','&quot;;[.D4];&quot;',&quot;;[.E4];&quot;,&quot;;[.F4];&quot;,&quot;;[.G4];&quot;,&quot;;[.H4];&quot;,&quot;;[.I4];&quot;,&quot;;[.J4];&quot;,&quot;;[.K4];&quot;,'&quot;;[.L4];&quot;',&quot;;[.M4];&quot;)&quot;)" table:style-name="ce17">
            <text:p>INSERT INTO construcciones(id, tipo, subTipo, nombre_ed, enlace, nivel, madera, barro, hierro, cereal, consumo, pc, tiempo, produccion, created_at, updated_at) VALUES ('Producción','Recursos','Granja','https://t4.answers.travian.net/index.php?aid=190#go2answer',3,195,250,195,55,0,2,'0,0104166666666667',21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Granja</text:p>
          </table:table-cell>
          <table:table-cell office:value-type="string" table:style-name="ce1">
            <text:p>https://t4.answers.travian.net/index.php?aid=190#go2answer</text:p>
          </table:table-cell>
          <table:table-cell office:value-type="float" office:value="4" table:style-name="ce2">
            <text:p>4</text:p>
          </table:table-cell>
          <table:table-cell office:value-type="float" office:value="325" table:style-name="ce2">
            <text:p>325</text:p>
          </table:table-cell>
          <table:table-cell office:value-type="float" office:value="420" table:style-name="ce2">
            <text:p>420</text:p>
          </table:table-cell>
          <table:table-cell office:value-type="float" office:value="325" table:style-name="ce2">
            <text:p>325</text:p>
          </table:table-cell>
          <table:table-cell office:value-type="float" office:value="95" table:style-name="ce2">
            <text:p>9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time" office:time-value="PT0H27M30S" table:style-name="ce3">
            <text:p>0:27:30</text:p>
          </table:table-cell>
          <table:table-cell office:value-type="float" office:value="31" table:style-name="ce7">
            <text:p>31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Granja','https://t4.answers.travian.net/index.php?aid=190#go2answer',4,325,420,325,95,0,2,'0,0190972222222222',31)" table:formula="of:=CONCATENATE(&quot;INSERT INTO construcciones(id, tipo, subTipo, nombre_ed, enlace, nivel, madera, barro, hierro, cereal, consumo, pc, tiempo, produccion, created_at, updated_at) VALUES (&quot;;&quot;'&quot;;[.A5];&quot;','&quot;;[.B5];&quot;','&quot;;[.C5];&quot;','&quot;;[.D5];&quot;',&quot;;[.E5];&quot;,&quot;;[.F5];&quot;,&quot;;[.G5];&quot;,&quot;;[.H5];&quot;,&quot;;[.I5];&quot;,&quot;;[.J5];&quot;,&quot;;[.K5];&quot;,'&quot;;[.L5];&quot;',&quot;;[.M5];&quot;)&quot;)" table:style-name="ce17">
            <text:p>INSERT INTO construcciones(id, tipo, subTipo, nombre_ed, enlace, nivel, madera, barro, hierro, cereal, consumo, pc, tiempo, produccion, created_at, updated_at) VALUES ('Producción','Recursos','Granja','https://t4.answers.travian.net/index.php?aid=190#go2answer',4,325,420,325,95,0,2,'0,0190972222222222',31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Granja</text:p>
          </table:table-cell>
          <table:table-cell office:value-type="string" table:style-name="ce1">
            <text:p>https://t4.answers.travian.net/index.php?aid=190#go2answer</text:p>
          </table:table-cell>
          <table:table-cell office:value-type="float" office:value="5" table:style-name="ce2">
            <text:p>5</text:p>
          </table:table-cell>
          <table:table-cell office:value-type="float" office:value="545" table:style-name="ce2">
            <text:p>545</text:p>
          </table:table-cell>
          <table:table-cell office:value-type="float" office:value="700" table:style-name="ce2">
            <text:p>700</text:p>
          </table:table-cell>
          <table:table-cell office:value-type="float" office:value="545" table:style-name="ce2">
            <text:p>545</text:p>
          </table:table-cell>
          <table:table-cell office:value-type="float" office:value="155" table:style-name="ce2">
            <text:p>155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time" office:time-value="PT0H47M10S" table:style-name="ce3">
            <text:p>0:47:10</text:p>
          </table:table-cell>
          <table:table-cell office:value-type="float" office:value="46" table:style-name="ce7">
            <text:p>46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Granja','https://t4.answers.travian.net/index.php?aid=190#go2answer',5,545,700,545,155,0,2,'0,0327546296296296',46)" table:formula="of:=CONCATENATE(&quot;INSERT INTO construcciones(id, tipo, subTipo, nombre_ed, enlace, nivel, madera, barro, hierro, cereal, consumo, pc, tiempo, produccion, created_at, updated_at) VALUES (&quot;;&quot;'&quot;;[.A6];&quot;','&quot;;[.B6];&quot;','&quot;;[.C6];&quot;','&quot;;[.D6];&quot;',&quot;;[.E6];&quot;,&quot;;[.F6];&quot;,&quot;;[.G6];&quot;,&quot;;[.H6];&quot;,&quot;;[.I6];&quot;,&quot;;[.J6];&quot;,&quot;;[.K6];&quot;,'&quot;;[.L6];&quot;',&quot;;[.M6];&quot;)&quot;)" table:style-name="ce17">
            <text:p>INSERT INTO construcciones(id, tipo, subTipo, nombre_ed, enlace, nivel, madera, barro, hierro, cereal, consumo, pc, tiempo, produccion, created_at, updated_at) VALUES ('Producción','Recursos','Granja','https://t4.answers.travian.net/index.php?aid=190#go2answer',5,545,700,545,155,0,2,'0,0327546296296296',46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Granja</text:p>
          </table:table-cell>
          <table:table-cell office:value-type="string" table:style-name="ce1">
            <text:p>https://t4.answers.travian.net/index.php?aid=190#go2answer</text:p>
          </table:table-cell>
          <table:table-cell office:value-type="float" office:value="6" table:style-name="ce2">
            <text:p>6</text:p>
          </table:table-cell>
          <table:table-cell office:value-type="float" office:value="910" table:style-name="ce2">
            <text:p>910</text:p>
          </table:table-cell>
          <table:table-cell office:value-type="float" office:value="1170" table:style-name="ce2">
            <text:p>1170</text:p>
          </table:table-cell>
          <table:table-cell office:value-type="float" office:value="910" table:style-name="ce2">
            <text:p>910</text:p>
          </table:table-cell>
          <table:table-cell office:value-type="float" office:value="260" table:style-name="ce2">
            <text:p>260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time" office:time-value="PT1H18M50S" table:style-name="ce3">
            <text:p>1:18:50</text:p>
          </table:table-cell>
          <table:table-cell office:value-type="float" office:value="70" table:style-name="ce7">
            <text:p>70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Granja','https://t4.answers.travian.net/index.php?aid=190#go2answer',6,910,1170,910,260,1,3,'0,0547453703703704',70)" table:formula="of:=CONCATENATE(&quot;INSERT INTO construcciones(id, tipo, subTipo, nombre_ed, enlace, nivel, madera, barro, hierro, cereal, consumo, pc, tiempo, produccion, created_at, updated_at) VALUES (&quot;;&quot;'&quot;;[.A7];&quot;','&quot;;[.B7];&quot;','&quot;;[.C7];&quot;','&quot;;[.D7];&quot;',&quot;;[.E7];&quot;,&quot;;[.F7];&quot;,&quot;;[.G7];&quot;,&quot;;[.H7];&quot;,&quot;;[.I7];&quot;,&quot;;[.J7];&quot;,&quot;;[.K7];&quot;,'&quot;;[.L7];&quot;',&quot;;[.M7];&quot;)&quot;)" table:style-name="ce17">
            <text:p>INSERT INTO construcciones(id, tipo, subTipo, nombre_ed, enlace, nivel, madera, barro, hierro, cereal, consumo, pc, tiempo, produccion, created_at, updated_at) VALUES ('Producción','Recursos','Granja','https://t4.answers.travian.net/index.php?aid=190#go2answer',6,910,1170,910,260,1,3,'0,0547453703703704',70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Granja</text:p>
          </table:table-cell>
          <table:table-cell office:value-type="string" table:style-name="ce1">
            <text:p>https://t4.answers.travian.net/index.php?aid=190#go2answer</text:p>
          </table:table-cell>
          <table:table-cell office:value-type="float" office:value="7" table:style-name="ce2">
            <text:p>7</text:p>
          </table:table-cell>
          <table:table-cell office:value-type="float" office:value="1520" table:style-name="ce2">
            <text:p>1520</text:p>
          </table:table-cell>
          <table:table-cell office:value-type="float" office:value="1950" table:style-name="ce2">
            <text:p>1950</text:p>
          </table:table-cell>
          <table:table-cell office:value-type="float" office:value="1520" table:style-name="ce2">
            <text:p>1520</text:p>
          </table:table-cell>
          <table:table-cell office:value-type="float" office:value="435" table:style-name="ce2">
            <text:p>435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time" office:time-value="PT2H9M40S" table:style-name="ce3">
            <text:p>2:09:40</text:p>
          </table:table-cell>
          <table:table-cell office:value-type="float" office:value="98" table:style-name="ce7">
            <text:p>98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Granja','https://t4.answers.travian.net/index.php?aid=190#go2answer',7,1520,1950,1520,435,1,4,'0,0900462962962963',98)" table:formula="of:=CONCATENATE(&quot;INSERT INTO construcciones(id, tipo, subTipo, nombre_ed, enlace, nivel, madera, barro, hierro, cereal, consumo, pc, tiempo, produccion, created_at, updated_at) VALUES (&quot;;&quot;'&quot;;[.A8];&quot;','&quot;;[.B8];&quot;','&quot;;[.C8];&quot;','&quot;;[.D8];&quot;',&quot;;[.E8];&quot;,&quot;;[.F8];&quot;,&quot;;[.G8];&quot;,&quot;;[.H8];&quot;,&quot;;[.I8];&quot;,&quot;;[.J8];&quot;,&quot;;[.K8];&quot;,'&quot;;[.L8];&quot;',&quot;;[.M8];&quot;)&quot;)" table:style-name="ce17">
            <text:p>INSERT INTO construcciones(id, tipo, subTipo, nombre_ed, enlace, nivel, madera, barro, hierro, cereal, consumo, pc, tiempo, produccion, created_at, updated_at) VALUES ('Producción','Recursos','Granja','https://t4.answers.travian.net/index.php?aid=190#go2answer',7,1520,1950,1520,435,1,4,'0,0900462962962963',98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Granja</text:p>
          </table:table-cell>
          <table:table-cell office:value-type="string" table:style-name="ce1">
            <text:p>https://t4.answers.travian.net/index.php?aid=190#go2answer</text:p>
          </table:table-cell>
          <table:table-cell office:value-type="float" office:value="8" table:style-name="ce2">
            <text:p>8</text:p>
          </table:table-cell>
          <table:table-cell office:value-type="float" office:value="2535" table:style-name="ce2">
            <text:p>2535</text:p>
          </table:table-cell>
          <table:table-cell office:value-type="float" office:value="3260" table:style-name="ce2">
            <text:p>3260</text:p>
          </table:table-cell>
          <table:table-cell office:value-type="float" office:value="2535" table:style-name="ce2">
            <text:p>2535</text:p>
          </table:table-cell>
          <table:table-cell office:value-type="float" office:value="725" table:style-name="ce2">
            <text:p>725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time" office:time-value="PT3H30M40S" table:style-name="ce3">
            <text:p>3:30:40</text:p>
          </table:table-cell>
          <table:table-cell office:value-type="float" office:value="140" table:style-name="ce7">
            <text:p>140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Granja','https://t4.answers.travian.net/index.php?aid=190#go2answer',8,2535,3260,2535,725,1,4,'0,146296296296296',140)" table:formula="of:=CONCATENATE(&quot;INSERT INTO construcciones(id, tipo, subTipo, nombre_ed, enlace, nivel, madera, barro, hierro, cereal, consumo, pc, tiempo, produccion, created_at, updated_at) VALUES (&quot;;&quot;'&quot;;[.A9];&quot;','&quot;;[.B9];&quot;','&quot;;[.C9];&quot;','&quot;;[.D9];&quot;',&quot;;[.E9];&quot;,&quot;;[.F9];&quot;,&quot;;[.G9];&quot;,&quot;;[.H9];&quot;,&quot;;[.I9];&quot;,&quot;;[.J9];&quot;,&quot;;[.K9];&quot;,'&quot;;[.L9];&quot;',&quot;;[.M9];&quot;)&quot;)" table:style-name="ce17">
            <text:p>INSERT INTO construcciones(id, tipo, subTipo, nombre_ed, enlace, nivel, madera, barro, hierro, cereal, consumo, pc, tiempo, produccion, created_at, updated_at) VALUES ('Producción','Recursos','Granja','https://t4.answers.travian.net/index.php?aid=190#go2answer',8,2535,3260,2535,725,1,4,'0,146296296296296',140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Granja</text:p>
          </table:table-cell>
          <table:table-cell office:value-type="string" table:style-name="ce1">
            <text:p>https://t4.answers.travian.net/index.php?aid=190#go2answer</text:p>
          </table:table-cell>
          <table:table-cell office:value-type="float" office:value="9" table:style-name="ce2">
            <text:p>9</text:p>
          </table:table-cell>
          <table:table-cell office:value-type="float" office:value="4235" table:style-name="ce2">
            <text:p>4235</text:p>
          </table:table-cell>
          <table:table-cell office:value-type="float" office:value="5445" table:style-name="ce2">
            <text:p>5445</text:p>
          </table:table-cell>
          <table:table-cell office:value-type="float" office:value="4235" table:style-name="ce2">
            <text:p>4235</text:p>
          </table:table-cell>
          <table:table-cell office:value-type="float" office:value="1210" table:style-name="ce2">
            <text:p>1210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time" office:time-value="PT5H40M30S" table:style-name="ce3">
            <text:p>5:40:30</text:p>
          </table:table-cell>
          <table:table-cell office:value-type="float" office:value="203" table:style-name="ce7">
            <text:p>203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Granja','https://t4.answers.travian.net/index.php?aid=190#go2answer',9,4235,5445,4235,1210,1,5,'0,236458333333333',203)" table:formula="of:=CONCATENATE(&quot;INSERT INTO construcciones(id, tipo, subTipo, nombre_ed, enlace, nivel, madera, barro, hierro, cereal, consumo, pc, tiempo, produccion, created_at, updated_at) VALUES (&quot;;&quot;'&quot;;[.A10];&quot;','&quot;;[.B10];&quot;','&quot;;[.C10];&quot;','&quot;;[.D10];&quot;',&quot;;[.E10];&quot;,&quot;;[.F10];&quot;,&quot;;[.G10];&quot;,&quot;;[.H10];&quot;,&quot;;[.I10];&quot;,&quot;;[.J10];&quot;,&quot;;[.K10];&quot;,'&quot;;[.L10];&quot;',&quot;;[.M10];&quot;)&quot;)" table:style-name="ce17">
            <text:p>INSERT INTO construcciones(id, tipo, subTipo, nombre_ed, enlace, nivel, madera, barro, hierro, cereal, consumo, pc, tiempo, produccion, created_at, updated_at) VALUES ('Producción','Recursos','Granja','https://t4.answers.travian.net/index.php?aid=190#go2answer',9,4235,5445,4235,1210,1,5,'0,236458333333333',203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Granja</text:p>
          </table:table-cell>
          <table:table-cell office:value-type="string" table:style-name="ce1">
            <text:p>https://t4.answers.travian.net/index.php?aid=190#go2answer</text:p>
          </table:table-cell>
          <table:table-cell office:value-type="float" office:value="10" table:style-name="ce2">
            <text:p>10</text:p>
          </table:table-cell>
          <table:table-cell office:value-type="float" office:value="7070" table:style-name="ce2">
            <text:p>7070</text:p>
          </table:table-cell>
          <table:table-cell office:value-type="float" office:value="9095" table:style-name="ce2">
            <text:p>9095</text:p>
          </table:table-cell>
          <table:table-cell office:value-type="float" office:value="7070" table:style-name="ce2">
            <text:p>7070</text:p>
          </table:table-cell>
          <table:table-cell office:value-type="float" office:value="2020" table:style-name="ce2">
            <text:p>2020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time" office:time-value="PT9H8M0S" table:style-name="ce3">
            <text:p>9:08:00</text:p>
          </table:table-cell>
          <table:table-cell office:value-type="float" office:value="280" table:style-name="ce7">
            <text:p>280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Granja','https://t4.answers.travian.net/index.php?aid=190#go2answer',10,7070,9095,7070,2020,1,6,'0,380555555555556',280)" table:formula="of:=CONCATENATE(&quot;INSERT INTO construcciones(id, tipo, subTipo, nombre_ed, enlace, nivel, madera, barro, hierro, cereal, consumo, pc, tiempo, produccion, created_at, updated_at) VALUES (&quot;;&quot;'&quot;;[.A11];&quot;','&quot;;[.B11];&quot;','&quot;;[.C11];&quot;','&quot;;[.D11];&quot;',&quot;;[.E11];&quot;,&quot;;[.F11];&quot;,&quot;;[.G11];&quot;,&quot;;[.H11];&quot;,&quot;;[.I11];&quot;,&quot;;[.J11];&quot;,&quot;;[.K11];&quot;,'&quot;;[.L11];&quot;',&quot;;[.M11];&quot;)&quot;)" table:style-name="ce17">
            <text:p>INSERT INTO construcciones(id, tipo, subTipo, nombre_ed, enlace, nivel, madera, barro, hierro, cereal, consumo, pc, tiempo, produccion, created_at, updated_at) VALUES ('Producción','Recursos','Granja','https://t4.answers.travian.net/index.php?aid=190#go2answer',10,7070,9095,7070,2020,1,6,'0,380555555555556',280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Granja</text:p>
          </table:table-cell>
          <table:table-cell office:value-type="string" table:style-name="ce1">
            <text:p>https://t4.answers.travian.net/index.php?aid=190#go2answer</text:p>
          </table:table-cell>
          <table:table-cell office:value-type="float" office:value="11" table:style-name="ce2">
            <text:p>11</text:p>
          </table:table-cell>
          <table:table-cell office:value-type="float" office:value="11810" table:style-name="ce2">
            <text:p>11810</text:p>
          </table:table-cell>
          <table:table-cell office:value-type="float" office:value="15185" table:style-name="ce2">
            <text:p>15185</text:p>
          </table:table-cell>
          <table:table-cell office:value-type="float" office:value="11810" table:style-name="ce2">
            <text:p>11810</text:p>
          </table:table-cell>
          <table:table-cell office:value-type="float" office:value="3375" table:style-name="ce2">
            <text:p>3375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time" office:time-value="PT14H40M10S" table:style-name="ce3">
            <text:p>14:40:10</text:p>
          </table:table-cell>
          <table:table-cell office:value-type="float" office:value="392" table:style-name="ce7">
            <text:p>392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Granja','https://t4.answers.travian.net/index.php?aid=190#go2answer',11,11810,15185,11810,3375,1,7,'0,611226851851852',392)" table:formula="of:=CONCATENATE(&quot;INSERT INTO construcciones(id, tipo, subTipo, nombre_ed, enlace, nivel, madera, barro, hierro, cereal, consumo, pc, tiempo, produccion, created_at, updated_at) VALUES (&quot;;&quot;'&quot;;[.A12];&quot;','&quot;;[.B12];&quot;','&quot;;[.C12];&quot;','&quot;;[.D12];&quot;',&quot;;[.E12];&quot;,&quot;;[.F12];&quot;,&quot;;[.G12];&quot;,&quot;;[.H12];&quot;,&quot;;[.I12];&quot;,&quot;;[.J12];&quot;,&quot;;[.K12];&quot;,'&quot;;[.L12];&quot;',&quot;;[.M12];&quot;)&quot;)" table:style-name="ce17">
            <text:p>INSERT INTO construcciones(id, tipo, subTipo, nombre_ed, enlace, nivel, madera, barro, hierro, cereal, consumo, pc, tiempo, produccion, created_at, updated_at) VALUES ('Producción','Recursos','Granja','https://t4.answers.travian.net/index.php?aid=190#go2answer',11,11810,15185,11810,3375,1,7,'0,611226851851852',392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Granja</text:p>
          </table:table-cell>
          <table:table-cell office:value-type="string" table:style-name="ce1">
            <text:p>https://t4.answers.travian.net/index.php?aid=190#go2answer</text:p>
          </table:table-cell>
          <table:table-cell office:value-type="float" office:value="12" table:style-name="ce2">
            <text:p>12</text:p>
          </table:table-cell>
          <table:table-cell office:value-type="float" office:value="19725" table:style-name="ce2">
            <text:p>19725</text:p>
          </table:table-cell>
          <table:table-cell office:value-type="float" office:value="25360" table:style-name="ce2">
            <text:p>25360</text:p>
          </table:table-cell>
          <table:table-cell office:value-type="float" office:value="19725" table:style-name="ce2">
            <text:p>19725</text:p>
          </table:table-cell>
          <table:table-cell office:value-type="float" office:value="5635" table:style-name="ce2">
            <text:p>5635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time" office:time-value="PT23H31M40S" table:style-name="ce3">
            <text:p>23:31:40</text:p>
          </table:table-cell>
          <table:table-cell office:value-type="float" office:value="525" table:style-name="ce7">
            <text:p>525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Granja','https://t4.answers.travian.net/index.php?aid=190#go2answer',12,19725,25360,19725,5635,1,9,'0,980324074074074',525)" table:formula="of:=CONCATENATE(&quot;INSERT INTO construcciones(id, tipo, subTipo, nombre_ed, enlace, nivel, madera, barro, hierro, cereal, consumo, pc, tiempo, produccion, created_at, updated_at) VALUES (&quot;;&quot;'&quot;;[.A13];&quot;','&quot;;[.B13];&quot;','&quot;;[.C13];&quot;','&quot;;[.D13];&quot;',&quot;;[.E13];&quot;,&quot;;[.F13];&quot;,&quot;;[.G13];&quot;,&quot;;[.H13];&quot;,&quot;;[.I13];&quot;,&quot;;[.J13];&quot;,&quot;;[.K13];&quot;,'&quot;;[.L13];&quot;',&quot;;[.M13];&quot;)&quot;)" table:style-name="ce17">
            <text:p>INSERT INTO construcciones(id, tipo, subTipo, nombre_ed, enlace, nivel, madera, barro, hierro, cereal, consumo, pc, tiempo, produccion, created_at, updated_at) VALUES ('Producción','Recursos','Granja','https://t4.answers.travian.net/index.php?aid=190#go2answer',12,19725,25360,19725,5635,1,9,'0,980324074074074',525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Granja</text:p>
          </table:table-cell>
          <table:table-cell office:value-type="string" table:style-name="ce1">
            <text:p>https://t4.answers.travian.net/index.php?aid=190#go2answer</text:p>
          </table:table-cell>
          <table:table-cell office:value-type="float" office:value="13" table:style-name="ce2">
            <text:p>13</text:p>
          </table:table-cell>
          <table:table-cell office:value-type="float" office:value="32940" table:style-name="ce2">
            <text:p>32940</text:p>
          </table:table-cell>
          <table:table-cell office:value-type="float" office:value="42350" table:style-name="ce2">
            <text:p>42350</text:p>
          </table:table-cell>
          <table:table-cell office:value-type="float" office:value="32940" table:style-name="ce2">
            <text:p>32940</text:p>
          </table:table-cell>
          <table:table-cell office:value-type="float" office:value="9410" table:style-name="ce2">
            <text:p>9410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time" office:time-value="PT37H41M50S" table:style-name="ce4">
            <text:p>37:41:50</text:p>
          </table:table-cell>
          <table:table-cell office:value-type="float" office:value="693" table:style-name="ce7">
            <text:p>693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Granja','https://t4.answers.travian.net/index.php?aid=190#go2answer',13,32940,42350,32940,9410,1,11,'1,57071759259259',693)" table:formula="of:=CONCATENATE(&quot;INSERT INTO construcciones(id, tipo, subTipo, nombre_ed, enlace, nivel, madera, barro, hierro, cereal, consumo, pc, tiempo, produccion, created_at, updated_at) VALUES (&quot;;&quot;'&quot;;[.A14];&quot;','&quot;;[.B14];&quot;','&quot;;[.C14];&quot;','&quot;;[.D14];&quot;',&quot;;[.E14];&quot;,&quot;;[.F14];&quot;,&quot;;[.G14];&quot;,&quot;;[.H14];&quot;,&quot;;[.I14];&quot;,&quot;;[.J14];&quot;,&quot;;[.K14];&quot;,'&quot;;[.L14];&quot;',&quot;;[.M14];&quot;)&quot;)" table:style-name="ce17">
            <text:p>INSERT INTO construcciones(id, tipo, subTipo, nombre_ed, enlace, nivel, madera, barro, hierro, cereal, consumo, pc, tiempo, produccion, created_at, updated_at) VALUES ('Producción','Recursos','Granja','https://t4.answers.travian.net/index.php?aid=190#go2answer',13,32940,42350,32940,9410,1,11,'1,57071759259259',693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Granja</text:p>
          </table:table-cell>
          <table:table-cell office:value-type="string" table:style-name="ce1">
            <text:p>https://t4.answers.travian.net/index.php?aid=190#go2answer</text:p>
          </table:table-cell>
          <table:table-cell office:value-type="float" office:value="14" table:style-name="ce2">
            <text:p>14</text:p>
          </table:table-cell>
          <table:table-cell office:value-type="float" office:value="55005" table:style-name="ce2">
            <text:p>55005</text:p>
          </table:table-cell>
          <table:table-cell office:value-type="float" office:value="70720" table:style-name="ce2">
            <text:p>70720</text:p>
          </table:table-cell>
          <table:table-cell office:value-type="float" office:value="55005" table:style-name="ce2">
            <text:p>55005</text:p>
          </table:table-cell>
          <table:table-cell office:value-type="float" office:value="15715" table:style-name="ce2">
            <text:p>15715</text:p>
          </table:table-cell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time" office:time-value="PT60H22M20S" table:style-name="ce4">
            <text:p>60:22:20</text:p>
          </table:table-cell>
          <table:table-cell office:value-type="float" office:value="889" table:style-name="ce7">
            <text:p>889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Granja','https://t4.answers.travian.net/index.php?aid=190#go2answer',14,55005,70720,55005,15715,1,13,'2,51550925925926',889)" table:formula="of:=CONCATENATE(&quot;INSERT INTO construcciones(id, tipo, subTipo, nombre_ed, enlace, nivel, madera, barro, hierro, cereal, consumo, pc, tiempo, produccion, created_at, updated_at) VALUES (&quot;;&quot;'&quot;;[.A15];&quot;','&quot;;[.B15];&quot;','&quot;;[.C15];&quot;','&quot;;[.D15];&quot;',&quot;;[.E15];&quot;,&quot;;[.F15];&quot;,&quot;;[.G15];&quot;,&quot;;[.H15];&quot;,&quot;;[.I15];&quot;,&quot;;[.J15];&quot;,&quot;;[.K15];&quot;,'&quot;;[.L15];&quot;',&quot;;[.M15];&quot;)&quot;)" table:style-name="ce17">
            <text:p>INSERT INTO construcciones(id, tipo, subTipo, nombre_ed, enlace, nivel, madera, barro, hierro, cereal, consumo, pc, tiempo, produccion, created_at, updated_at) VALUES ('Producción','Recursos','Granja','https://t4.answers.travian.net/index.php?aid=190#go2answer',14,55005,70720,55005,15715,1,13,'2,51550925925926',889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Granja</text:p>
          </table:table-cell>
          <table:table-cell office:value-type="string" table:style-name="ce1">
            <text:p>https://t4.answers.travian.net/index.php?aid=190#go2answer</text:p>
          </table:table-cell>
          <table:table-cell office:value-type="float" office:value="15" table:style-name="ce2">
            <text:p>15</text:p>
          </table:table-cell>
          <table:table-cell office:value-type="float" office:value="91860" table:style-name="ce2">
            <text:p>91860</text:p>
          </table:table-cell>
          <table:table-cell office:value-type="float" office:value="118105" table:style-name="ce2">
            <text:p>118105</text:p>
          </table:table-cell>
          <table:table-cell office:value-type="float" office:value="91860" table:style-name="ce2">
            <text:p>91860</text:p>
          </table:table-cell>
          <table:table-cell office:value-type="float" office:value="26245" table:style-name="ce2">
            <text:p>26245</text:p>
          </table:table-cell>
          <table:table-cell office:value-type="float" office:value="1" table:style-name="ce2">
            <text:p>1</text:p>
          </table:table-cell>
          <table:table-cell office:value-type="float" office:value="15" table:style-name="ce2">
            <text:p>15</text:p>
          </table:table-cell>
          <table:table-cell office:value-type="time" office:time-value="PT96H39M10S" table:style-name="ce4">
            <text:p>96:39:10</text:p>
          </table:table-cell>
          <table:table-cell office:value-type="float" office:value="1120" table:style-name="ce7">
            <text:p>1120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Granja','https://t4.answers.travian.net/index.php?aid=190#go2answer',15,91860,118105,91860,26245,1,15,'4,02719907407407',1120)" table:formula="of:=CONCATENATE(&quot;INSERT INTO construcciones(id, tipo, subTipo, nombre_ed, enlace, nivel, madera, barro, hierro, cereal, consumo, pc, tiempo, produccion, created_at, updated_at) VALUES (&quot;;&quot;'&quot;;[.A16];&quot;','&quot;;[.B16];&quot;','&quot;;[.C16];&quot;','&quot;;[.D16];&quot;',&quot;;[.E16];&quot;,&quot;;[.F16];&quot;,&quot;;[.G16];&quot;,&quot;;[.H16];&quot;,&quot;;[.I16];&quot;,&quot;;[.J16];&quot;,&quot;;[.K16];&quot;,'&quot;;[.L16];&quot;',&quot;;[.M16];&quot;)&quot;)" table:style-name="ce17">
            <text:p>INSERT INTO construcciones(id, tipo, subTipo, nombre_ed, enlace, nivel, madera, barro, hierro, cereal, consumo, pc, tiempo, produccion, created_at, updated_at) VALUES ('Producción','Recursos','Granja','https://t4.answers.travian.net/index.php?aid=190#go2answer',15,91860,118105,91860,26245,1,15,'4,02719907407407',1120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Granja</text:p>
          </table:table-cell>
          <table:table-cell office:value-type="string" table:style-name="ce1">
            <text:p>https://t4.answers.travian.net/index.php?aid=190#go2answer</text:p>
          </table:table-cell>
          <table:table-cell office:value-type="float" office:value="16" table:style-name="ce2">
            <text:p>16</text:p>
          </table:table-cell>
          <table:table-cell office:value-type="float" office:value="153405" table:style-name="ce2">
            <text:p>153405</text:p>
          </table:table-cell>
          <table:table-cell office:value-type="float" office:value="197240" table:style-name="ce2">
            <text:p>197240</text:p>
          </table:table-cell>
          <table:table-cell office:value-type="float" office:value="153405" table:style-name="ce2">
            <text:p>153405</text:p>
          </table:table-cell>
          <table:table-cell office:value-type="float" office:value="43830" table:style-name="ce2">
            <text:p>43830</text:p>
          </table:table-cell>
          <table:table-cell office:value-type="float" office:value="2" table:style-name="ce2">
            <text:p>2</text:p>
          </table:table-cell>
          <table:table-cell office:value-type="float" office:value="18" table:style-name="ce2">
            <text:p>18</text:p>
          </table:table-cell>
          <table:table-cell office:value-type="time" office:time-value="PT154H41M50S" table:style-name="ce4">
            <text:p>154:41:50</text:p>
          </table:table-cell>
          <table:table-cell office:value-type="float" office:value="1400" table:style-name="ce7">
            <text:p>1400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Granja','https://t4.answers.travian.net/index.php?aid=190#go2answer',16,153405,197240,153405,43830,2,18,'6,44571759259259',1400)" table:formula="of:=CONCATENATE(&quot;INSERT INTO construcciones(id, tipo, subTipo, nombre_ed, enlace, nivel, madera, barro, hierro, cereal, consumo, pc, tiempo, produccion, created_at, updated_at) VALUES (&quot;;&quot;'&quot;;[.A17];&quot;','&quot;;[.B17];&quot;','&quot;;[.C17];&quot;','&quot;;[.D17];&quot;',&quot;;[.E17];&quot;,&quot;;[.F17];&quot;,&quot;;[.G17];&quot;,&quot;;[.H17];&quot;,&quot;;[.I17];&quot;,&quot;;[.J17];&quot;,&quot;;[.K17];&quot;,'&quot;;[.L17];&quot;',&quot;;[.M17];&quot;)&quot;)" table:style-name="ce17">
            <text:p>INSERT INTO construcciones(id, tipo, subTipo, nombre_ed, enlace, nivel, madera, barro, hierro, cereal, consumo, pc, tiempo, produccion, created_at, updated_at) VALUES ('Producción','Recursos','Granja','https://t4.answers.travian.net/index.php?aid=190#go2answer',16,153405,197240,153405,43830,2,18,'6,44571759259259',1400)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Granja</text:p>
          </table:table-cell>
          <table:table-cell office:value-type="string" table:style-name="ce1">
            <text:p>https://t4.answers.travian.net/index.php?aid=190#go2answer</text:p>
          </table:table-cell>
          <table:table-cell office:value-type="float" office:value="17" table:style-name="ce2">
            <text:p>17</text:p>
          </table:table-cell>
          <table:table-cell office:value-type="float" office:value="256190" table:style-name="ce2">
            <text:p>256190</text:p>
          </table:table-cell>
          <table:table-cell office:value-type="float" office:value="329385" table:style-name="ce2">
            <text:p>329385</text:p>
          </table:table-cell>
          <table:table-cell office:value-type="float" office:value="256190" table:style-name="ce2">
            <text:p>256190</text:p>
          </table:table-cell>
          <table:table-cell office:value-type="float" office:value="73195" table:style-name="ce2">
            <text:p>73195</text:p>
          </table:table-cell>
          <table:table-cell office:value-type="float" office:value="2" table:style-name="ce2">
            <text:p>2</text:p>
          </table:table-cell>
          <table:table-cell office:value-type="float" office:value="22" table:style-name="ce2">
            <text:p>22</text:p>
          </table:table-cell>
          <table:table-cell office:value-type="time" office:time-value="PT247H34M20S" table:style-name="ce4">
            <text:p>247:34:20</text:p>
          </table:table-cell>
          <table:table-cell office:value-type="float" office:value="1820" table:style-name="ce7">
            <text:p>1820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Granja','https://t4.answers.travian.net/index.php?aid=190#go2answer',17,256190,329385,256190,73195,2,22,'10,3155092592593',1820)" table:formula="of:=CONCATENATE(&quot;INSERT INTO construcciones(id, tipo, subTipo, nombre_ed, enlace, nivel, madera, barro, hierro, cereal, consumo, pc, tiempo, produccion, created_at, updated_at) VALUES (&quot;;&quot;'&quot;;[.A18];&quot;','&quot;;[.B18];&quot;','&quot;;[.C18];&quot;','&quot;;[.D18];&quot;',&quot;;[.E18];&quot;,&quot;;[.F18];&quot;,&quot;;[.G18];&quot;,&quot;;[.H18];&quot;,&quot;;[.I18];&quot;,&quot;;[.J18];&quot;,&quot;;[.K18];&quot;,'&quot;;[.L18];&quot;',&quot;;[.M18];&quot;)&quot;)" table:style-name="ce17">
            <text:p>INSERT INTO construcciones(id, tipo, subTipo, nombre_ed, enlace, nivel, madera, barro, hierro, cereal, consumo, pc, tiempo, produccion, created_at, updated_at) VALUES ('Producción','Recursos','Granja','https://t4.answers.travian.net/index.php?aid=190#go2answer',17,256190,329385,256190,73195,2,22,'10,3155092592593',1820)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Granja</text:p>
          </table:table-cell>
          <table:table-cell office:value-type="string" table:style-name="ce1">
            <text:p>https://t4.answers.travian.net/index.php?aid=190#go2answer</text:p>
          </table:table-cell>
          <table:table-cell office:value-type="float" office:value="18" table:style-name="ce2">
            <text:p>18</text:p>
          </table:table-cell>
          <table:table-cell office:value-type="float" office:value="427835" table:style-name="ce2">
            <text:p>427835</text:p>
          </table:table-cell>
          <table:table-cell office:value-type="float" office:value="550075" table:style-name="ce2">
            <text:p>550075</text:p>
          </table:table-cell>
          <table:table-cell office:value-type="float" office:value="427835" table:style-name="ce2">
            <text:p>427835</text:p>
          </table:table-cell>
          <table:table-cell office:value-type="float" office:value="122240" table:style-name="ce2">
            <text:p>122240</text:p>
          </table:table-cell>
          <table:table-cell office:value-type="float" office:value="2" table:style-name="ce2">
            <text:p>2</text:p>
          </table:table-cell>
          <table:table-cell office:value-type="float" office:value="27" table:style-name="ce2">
            <text:p>27</text:p>
          </table:table-cell>
          <table:table-cell office:value-type="time" office:time-value="PT396H10M10S" table:style-name="ce4">
            <text:p>396:10:10</text:p>
          </table:table-cell>
          <table:table-cell office:value-type="float" office:value="2240" table:style-name="ce7">
            <text:p>2240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Granja','https://t4.answers.travian.net/index.php?aid=190#go2answer',18,427835,550075,427835,122240,2,27,'16,5070601851852',2240)" table:formula="of:=CONCATENATE(&quot;INSERT INTO construcciones(id, tipo, subTipo, nombre_ed, enlace, nivel, madera, barro, hierro, cereal, consumo, pc, tiempo, produccion, created_at, updated_at) VALUES (&quot;;&quot;'&quot;;[.A19];&quot;','&quot;;[.B19];&quot;','&quot;;[.C19];&quot;','&quot;;[.D19];&quot;',&quot;;[.E19];&quot;,&quot;;[.F19];&quot;,&quot;;[.G19];&quot;,&quot;;[.H19];&quot;,&quot;;[.I19];&quot;,&quot;;[.J19];&quot;,&quot;;[.K19];&quot;,'&quot;;[.L19];&quot;',&quot;;[.M19];&quot;)&quot;)" table:style-name="ce17">
            <text:p>INSERT INTO construcciones(id, tipo, subTipo, nombre_ed, enlace, nivel, madera, barro, hierro, cereal, consumo, pc, tiempo, produccion, created_at, updated_at) VALUES ('Producción','Recursos','Granja','https://t4.answers.travian.net/index.php?aid=190#go2answer',18,427835,550075,427835,122240,2,27,'16,5070601851852',2240)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Granja</text:p>
          </table:table-cell>
          <table:table-cell office:value-type="string" table:style-name="ce1">
            <text:p>https://t4.answers.travian.net/index.php?aid=190#go2answer</text:p>
          </table:table-cell>
          <table:table-cell office:value-type="float" office:value="19" table:style-name="ce2">
            <text:p>19</text:p>
          </table:table-cell>
          <table:table-cell office:value-type="float" office:value="714485" table:style-name="ce2">
            <text:p>714485</text:p>
          </table:table-cell>
          <table:table-cell office:value-type="float" office:value="918625" table:style-name="ce2">
            <text:p>918625</text:p>
          </table:table-cell>
          <table:table-cell office:value-type="float" office:value="714485" table:style-name="ce2">
            <text:p>714485</text:p>
          </table:table-cell>
          <table:table-cell office:value-type="float" office:value="204140" table:style-name="ce2">
            <text:p>204140</text:p>
          </table:table-cell>
          <table:table-cell office:value-type="float" office:value="2" table:style-name="ce2">
            <text:p>2</text:p>
          </table:table-cell>
          <table:table-cell office:value-type="float" office:value="32" table:style-name="ce2">
            <text:p>32</text:p>
          </table:table-cell>
          <table:table-cell office:value-type="time" office:time-value="PT633H55M40S" table:style-name="ce4">
            <text:p>633:55:40</text:p>
          </table:table-cell>
          <table:table-cell office:value-type="float" office:value="2800" table:style-name="ce7">
            <text:p>2800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Granja','https://t4.answers.travian.net/index.php?aid=190#go2answer',19,714485,918625,714485,204140,2,32,'26,4136574074074',2800)" table:formula="of:=CONCATENATE(&quot;INSERT INTO construcciones(id, tipo, subTipo, nombre_ed, enlace, nivel, madera, barro, hierro, cereal, consumo, pc, tiempo, produccion, created_at, updated_at) VALUES (&quot;;&quot;'&quot;;[.A20];&quot;','&quot;;[.B20];&quot;','&quot;;[.C20];&quot;','&quot;;[.D20];&quot;',&quot;;[.E20];&quot;,&quot;;[.F20];&quot;,&quot;;[.G20];&quot;,&quot;;[.H20];&quot;,&quot;;[.I20];&quot;,&quot;;[.J20];&quot;,&quot;;[.K20];&quot;,'&quot;;[.L20];&quot;',&quot;;[.M20];&quot;)&quot;)" table:style-name="ce17">
            <text:p>INSERT INTO construcciones(id, tipo, subTipo, nombre_ed, enlace, nivel, madera, barro, hierro, cereal, consumo, pc, tiempo, produccion, created_at, updated_at) VALUES ('Producción','Recursos','Granja','https://t4.answers.travian.net/index.php?aid=190#go2answer',19,714485,918625,714485,204140,2,32,'26,4136574074074',2800)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Granja</text:p>
          </table:table-cell>
          <table:table-cell office:value-type="string" table:style-name="ce1">
            <text:p>https://t4.answers.travian.net/index.php?aid=190#go2answer</text:p>
          </table:table-cell>
          <table:table-cell office:value-type="float" office:value="20" table:style-name="ce2">
            <text:p>20</text:p>
          </table:table-cell>
          <table:table-cell office:value-type="float" office:value="1193195" table:style-name="ce2">
            <text:p>1193195</text:p>
          </table:table-cell>
          <table:table-cell office:value-type="float" office:value="1534105" table:style-name="ce2">
            <text:p>1534105</text:p>
          </table:table-cell>
          <table:table-cell office:value-type="float" office:value="1193195" table:style-name="ce2">
            <text:p>1193195</text:p>
          </table:table-cell>
          <table:table-cell office:value-type="float" office:value="340915" table:style-name="ce2">
            <text:p>340915</text:p>
          </table:table-cell>
          <table:table-cell office:value-type="float" office:value="2" table:style-name="ce2">
            <text:p>2</text:p>
          </table:table-cell>
          <table:table-cell office:value-type="float" office:value="38" table:style-name="ce2">
            <text:p>38</text:p>
          </table:table-cell>
          <table:table-cell office:value-type="time" office:time-value="PT1014H20M30S" table:style-name="ce4">
            <text:p>1014:20:30</text:p>
          </table:table-cell>
          <table:table-cell office:value-type="float" office:value="3430" table:style-name="ce7">
            <text:p>3430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Granja','https://t4.answers.travian.net/index.php?aid=190#go2answer',20,1193195,1534105,1193195,340915,2,38,'42,2642361111111',3430)" table:formula="of:=CONCATENATE(&quot;INSERT INTO construcciones(id, tipo, subTipo, nombre_ed, enlace, nivel, madera, barro, hierro, cereal, consumo, pc, tiempo, produccion, created_at, updated_at) VALUES (&quot;;&quot;'&quot;;[.A21];&quot;','&quot;;[.B21];&quot;','&quot;;[.C21];&quot;','&quot;;[.D21];&quot;',&quot;;[.E21];&quot;,&quot;;[.F21];&quot;,&quot;;[.G21];&quot;,&quot;;[.H21];&quot;,&quot;;[.I21];&quot;,&quot;;[.J21];&quot;,&quot;;[.K21];&quot;,'&quot;;[.L21];&quot;',&quot;;[.M21];&quot;)&quot;)" table:style-name="ce17">
            <text:p>INSERT INTO construcciones(id, tipo, subTipo, nombre_ed, enlace, nivel, madera, barro, hierro, cereal, consumo, pc, tiempo, produccion, created_at, updated_at) VALUES ('Producción','Recursos','Granja','https://t4.answers.travian.net/index.php?aid=190#go2answer',20,1193195,1534105,1193195,340915,2,38,'42,2642361111111',3430)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Granja</text:p>
          </table:table-cell>
          <table:table-cell office:value-type="string" table:style-name="ce1">
            <text:p>https://t4.answers.travian.net/index.php?aid=190#go2answer</text:p>
          </table:table-cell>
          <table:table-cell office:value-type="float" office:value="21" table:style-name="ce5">
            <text:p>21</text:p>
          </table:table-cell>
          <table:table-cell office:value-type="float" office:value="1992635" table:style-name="ce5">
            <text:p>1992635</text:p>
          </table:table-cell>
          <table:table-cell office:value-type="float" office:value="2561960" table:style-name="ce5">
            <text:p>2561960</text:p>
          </table:table-cell>
          <table:table-cell office:value-type="float" office:value="1992635" table:style-name="ce5">
            <text:p>1992635</text:p>
          </table:table-cell>
          <table:table-cell office:value-type="float" office:value="569325" table:style-name="ce5">
            <text:p>569325</text:p>
          </table:table-cell>
          <table:table-cell office:value-type="float" office:value="2" table:style-name="ce5">
            <text:p>2</text:p>
          </table:table-cell>
          <table:table-cell office:value-type="float" office:value="46" table:style-name="ce5">
            <text:p>46</text:p>
          </table:table-cell>
          <table:table-cell office:value-type="time" office:time-value="PT1623H0M10S" table:style-name="ce6">
            <text:p>1623:00:10</text:p>
          </table:table-cell>
          <table:table-cell office:value-type="float" office:value="4270" table:style-name="ce8">
            <text:p>4270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Granja','https://t4.answers.travian.net/index.php?aid=190#go2answer',21,1992635,2561960,1992635,569325,2,46,'67,6251157407407',4270)" table:formula="of:=CONCATENATE(&quot;INSERT INTO construcciones(id, tipo, subTipo, nombre_ed, enlace, nivel, madera, barro, hierro, cereal, consumo, pc, tiempo, produccion, created_at, updated_at) VALUES (&quot;;&quot;'&quot;;[.A22];&quot;','&quot;;[.B22];&quot;','&quot;;[.C22];&quot;','&quot;;[.D22];&quot;',&quot;;[.E22];&quot;,&quot;;[.F22];&quot;,&quot;;[.G22];&quot;,&quot;;[.H22];&quot;,&quot;;[.I22];&quot;,&quot;;[.J22];&quot;,&quot;;[.K22];&quot;,'&quot;;[.L22];&quot;',&quot;;[.M22];&quot;)&quot;)" table:style-name="ce17">
            <text:p>INSERT INTO construcciones(id, tipo, subTipo, nombre_ed, enlace, nivel, madera, barro, hierro, cereal, consumo, pc, tiempo, produccion, created_at, updated_at) VALUES ('Producción','Recursos','Granja','https://t4.answers.travian.net/index.php?aid=190#go2answer',21,1992635,2561960,1992635,569325,2,46,'67,6251157407407',4270)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Granja</text:p>
          </table:table-cell>
          <table:table-cell office:value-type="string" table:style-name="ce1">
            <text:p>https://t4.answers.travian.net/index.php?aid=190#go2answer</text:p>
          </table:table-cell>
          <table:table-cell office:value-type="float" office:value="22" table:style-name="ce9">
            <text:p>22</text:p>
          </table:table-cell>
          <table:table-cell office:value-type="float" office:value="3327700" table:style-name="ce9">
            <text:p>3327700</text:p>
          </table:table-cell>
          <table:table-cell office:value-type="float" office:value="4278470" table:style-name="ce9">
            <text:p>4278470</text:p>
          </table:table-cell>
          <table:table-cell office:value-type="float" office:value="3327700" table:style-name="ce9">
            <text:p>3327700</text:p>
          </table:table-cell>
          <table:table-cell office:value-type="float" office:value="950770" table:style-name="ce9">
            <text:p>950770</text:p>
          </table:table-cell>
          <table:table-cell office:value-type="float" office:value="2" table:style-name="ce9">
            <text:p>2</text:p>
          </table:table-cell>
          <table:table-cell office:value-type="float" office:value="55" table:style-name="ce9">
            <text:p>55</text:p>
          </table:table-cell>
          <table:table-cell office:value-type="time" office:time-value="PT2596H51M30S" table:style-name="ce10">
            <text:p>2596:51:30</text:p>
          </table:table-cell>
          <table:table-cell office:value-type="float" office:value="5250" table:style-name="ce11">
            <text:p>5250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Granja','https://t4.answers.travian.net/index.php?aid=190#go2answer',22,3327700,4278470,3327700,950770,2,55,'108,202430555556',5250)" table:formula="of:=CONCATENATE(&quot;INSERT INTO construcciones(id, tipo, subTipo, nombre_ed, enlace, nivel, madera, barro, hierro, cereal, consumo, pc, tiempo, produccion, created_at, updated_at) VALUES (&quot;;&quot;'&quot;;[.A23];&quot;','&quot;;[.B23];&quot;','&quot;;[.C23];&quot;','&quot;;[.D23];&quot;',&quot;;[.E23];&quot;,&quot;;[.F23];&quot;,&quot;;[.G23];&quot;,&quot;;[.H23];&quot;,&quot;;[.I23];&quot;,&quot;;[.J23];&quot;,&quot;;[.K23];&quot;,'&quot;;[.L23];&quot;',&quot;;[.M23];&quot;)&quot;)" table:style-name="ce17">
            <text:p>INSERT INTO construcciones(id, tipo, subTipo, nombre_ed, enlace, nivel, madera, barro, hierro, cereal, consumo, pc, tiempo, produccion, created_at, updated_at) VALUES ('Producción','Recursos','Granja','https://t4.answers.travian.net/index.php?aid=190#go2answer',22,3327700,4278470,3327700,950770,2,55,'108,202430555556',5250)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https://t4.answers.travian.net/index.php?aid=189#go2answer</text:p>
          </table:table-cell>
          <table:table-cell office:value-type="float" office:value="1" table:style-name="ce2">
            <text:p>1</text:p>
          </table:table-cell>
          <table:table-cell office:value-type="float" office:value="80" table:style-name="ce2">
            <text:p>80</text:p>
          </table:table-cell>
          <table:table-cell office:value-type="float" office:value="40" table:style-name="ce2">
            <text:p>40</text:p>
          </table:table-cell>
          <table:table-cell office:value-type="float" office:value="80" table:style-name="ce2">
            <text:p>80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time" office:time-value="PT0H3M40S" table:style-name="ce3">
            <text:p>0:03:40</text:p>
          </table:table-cell>
          <table:table-cell office:value-type="float" office:value="7" table:style-name="ce7">
            <text:p>7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Barrera','https://t4.answers.travian.net/index.php?aid=189#go2answer',1,80,40,80,50,2,1,'0,0025462962962963',7)" table:formula="of:=CONCATENATE(&quot;INSERT INTO construcciones(id, tipo, subTipo, nombre_ed, enlace, nivel, madera, barro, hierro, cereal, consumo, pc, tiempo, produccion, created_at, updated_at) VALUES (&quot;;&quot;'&quot;;[.A24];&quot;','&quot;;[.B24];&quot;','&quot;;[.C24];&quot;','&quot;;[.D24];&quot;',&quot;;[.E24];&quot;,&quot;;[.F24];&quot;,&quot;;[.G24];&quot;,&quot;;[.H24];&quot;,&quot;;[.I24];&quot;,&quot;;[.J24];&quot;,&quot;;[.K24];&quot;,'&quot;;[.L24];&quot;',&quot;;[.M24];&quot;)&quot;)" table:style-name="ce17">
            <text:p>INSERT INTO construcciones(id, tipo, subTipo, nombre_ed, enlace, nivel, madera, barro, hierro, cereal, consumo, pc, tiempo, produccion, created_at, updated_at) VALUES ('Producción','Recursos','Barrera','https://t4.answers.travian.net/index.php?aid=189#go2answer',1,80,40,80,50,2,1,'0,0025462962962963',7)</text:p>
          </table:table-cell>
          <table:table-cell table:style-name="ce7"/>
          <table:table-cell table:number-columns-repeated="16369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https://t4.answers.travian.net/index.php?aid=189#go2answer</text:p>
          </table:table-cell>
          <table:table-cell office:value-type="float" office:value="2" table:style-name="ce2">
            <text:p>2</text:p>
          </table:table-cell>
          <table:table-cell office:value-type="float" office:value="135" table:style-name="ce2">
            <text:p>135</text:p>
          </table:table-cell>
          <table:table-cell office:value-type="float" office:value="65" table:style-name="ce2">
            <text:p>65</text:p>
          </table:table-cell>
          <table:table-cell office:value-type="float" office:value="135" table:style-name="ce2">
            <text:p>135</text:p>
          </table:table-cell>
          <table:table-cell office:value-type="float" office:value="85" table:style-name="ce2">
            <text:p>8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time" office:time-value="PT0H9M10S" table:style-name="ce3">
            <text:p>0:09:10</text:p>
          </table:table-cell>
          <table:table-cell office:value-type="float" office:value="13" table:style-name="ce7">
            <text:p>13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Barrera','https://t4.answers.travian.net/index.php?aid=189#go2answer',2,135,65,135,85,1,1,'0,00636574074074074',13)" table:formula="of:=CONCATENATE(&quot;INSERT INTO construcciones(id, tipo, subTipo, nombre_ed, enlace, nivel, madera, barro, hierro, cereal, consumo, pc, tiempo, produccion, created_at, updated_at) VALUES (&quot;;&quot;'&quot;;[.A25];&quot;','&quot;;[.B25];&quot;','&quot;;[.C25];&quot;','&quot;;[.D25];&quot;',&quot;;[.E25];&quot;,&quot;;[.F25];&quot;,&quot;;[.G25];&quot;,&quot;;[.H25];&quot;,&quot;;[.I25];&quot;,&quot;;[.J25];&quot;,&quot;;[.K25];&quot;,'&quot;;[.L25];&quot;',&quot;;[.M25];&quot;)&quot;)" table:style-name="ce17">
            <text:p>INSERT INTO construcciones(id, tipo, subTipo, nombre_ed, enlace, nivel, madera, barro, hierro, cereal, consumo, pc, tiempo, produccion, created_at, updated_at) VALUES ('Producción','Recursos','Barrera','https://t4.answers.travian.net/index.php?aid=189#go2answer',2,135,65,135,85,1,1,'0,00636574074074074',13)</text:p>
          </table:table-cell>
          <table:table-cell table:style-name="ce7"/>
          <table:table-cell table:number-columns-repeated="16369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https://t4.answers.travian.net/index.php?aid=189#go2answer</text:p>
          </table:table-cell>
          <table:table-cell office:value-type="float" office:value="3" table:style-name="ce2">
            <text:p>3</text:p>
          </table:table-cell>
          <table:table-cell office:value-type="float" office:value="225" table:style-name="ce2">
            <text:p>225</text:p>
          </table:table-cell>
          <table:table-cell office:value-type="float" office:value="110" table:style-name="ce2">
            <text:p>110</text:p>
          </table:table-cell>
          <table:table-cell office:value-type="float" office:value="225" table:style-name="ce2">
            <text:p>225</text:p>
          </table:table-cell>
          <table:table-cell office:value-type="float" office:value="140" table:style-name="ce2">
            <text:p>14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time" office:time-value="PT0H18M0S" table:style-name="ce3">
            <text:p>0:18:00</text:p>
          </table:table-cell>
          <table:table-cell office:value-type="float" office:value="21" table:style-name="ce7">
            <text:p>21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Barrera','https://t4.answers.travian.net/index.php?aid=189#go2answer',3,225,110,225,140,1,2,'0,0125',21)" table:formula="of:=CONCATENATE(&quot;INSERT INTO construcciones(id, tipo, subTipo, nombre_ed, enlace, nivel, madera, barro, hierro, cereal, consumo, pc, tiempo, produccion, created_at, updated_at) VALUES (&quot;;&quot;'&quot;;[.A26];&quot;','&quot;;[.B26];&quot;','&quot;;[.C26];&quot;','&quot;;[.D26];&quot;',&quot;;[.E26];&quot;,&quot;;[.F26];&quot;,&quot;;[.G26];&quot;,&quot;;[.H26];&quot;,&quot;;[.I26];&quot;,&quot;;[.J26];&quot;,&quot;;[.K26];&quot;,'&quot;;[.L26];&quot;',&quot;;[.M26];&quot;)&quot;)" table:style-name="ce17">
            <text:p>INSERT INTO construcciones(id, tipo, subTipo, nombre_ed, enlace, nivel, madera, barro, hierro, cereal, consumo, pc, tiempo, produccion, created_at, updated_at) VALUES ('Producción','Recursos','Barrera','https://t4.answers.travian.net/index.php?aid=189#go2answer',3,225,110,225,140,1,2,'0,0125',21)</text:p>
          </table:table-cell>
          <table:table-cell table:style-name="ce7"/>
          <table:table-cell table:number-columns-repeated="16369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https://t4.answers.travian.net/index.php?aid=189#go2answer</text:p>
          </table:table-cell>
          <table:table-cell office:value-type="float" office:value="4" table:style-name="ce2">
            <text:p>4</text:p>
          </table:table-cell>
          <table:table-cell office:value-type="float" office:value="375" table:style-name="ce2">
            <text:p>375</text:p>
          </table:table-cell>
          <table:table-cell office:value-type="float" office:value="185" table:style-name="ce2">
            <text:p>185</text:p>
          </table:table-cell>
          <table:table-cell office:value-type="float" office:value="375" table:style-name="ce2">
            <text:p>375</text:p>
          </table:table-cell>
          <table:table-cell office:value-type="float" office:value="235" table:style-name="ce2">
            <text:p>23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time" office:time-value="PT0H32M10S" table:style-name="ce3">
            <text:p>0:32:10</text:p>
          </table:table-cell>
          <table:table-cell office:value-type="float" office:value="31" table:style-name="ce7">
            <text:p>31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Barrera','https://t4.answers.travian.net/index.php?aid=189#go2answer',4,375,185,375,235,1,2,'0,022337962962963',31)" table:formula="of:=CONCATENATE(&quot;INSERT INTO construcciones(id, tipo, subTipo, nombre_ed, enlace, nivel, madera, barro, hierro, cereal, consumo, pc, tiempo, produccion, created_at, updated_at) VALUES (&quot;;&quot;'&quot;;[.A27];&quot;','&quot;;[.B27];&quot;','&quot;;[.C27];&quot;','&quot;;[.D27];&quot;',&quot;;[.E27];&quot;,&quot;;[.F27];&quot;,&quot;;[.G27];&quot;,&quot;;[.H27];&quot;,&quot;;[.I27];&quot;,&quot;;[.J27];&quot;,&quot;;[.K27];&quot;,'&quot;;[.L27];&quot;',&quot;;[.M27];&quot;)&quot;)" table:style-name="ce17">
            <text:p>INSERT INTO construcciones(id, tipo, subTipo, nombre_ed, enlace, nivel, madera, barro, hierro, cereal, consumo, pc, tiempo, produccion, created_at, updated_at) VALUES ('Producción','Recursos','Barrera','https://t4.answers.travian.net/index.php?aid=189#go2answer',4,375,185,375,235,1,2,'0,022337962962963',31)</text:p>
          </table:table-cell>
          <table:table-cell table:style-name="ce7"/>
          <table:table-cell table:number-columns-repeated="16369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https://t4.answers.travian.net/index.php?aid=189#go2answer</text:p>
          </table:table-cell>
          <table:table-cell office:value-type="float" office:value="5" table:style-name="ce2">
            <text:p>5</text:p>
          </table:table-cell>
          <table:table-cell office:value-type="float" office:value="620" table:style-name="ce2">
            <text:p>620</text:p>
          </table:table-cell>
          <table:table-cell office:value-type="float" office:value="310" table:style-name="ce2">
            <text:p>310</text:p>
          </table:table-cell>
          <table:table-cell office:value-type="float" office:value="620" table:style-name="ce2">
            <text:p>620</text:p>
          </table:table-cell>
          <table:table-cell office:value-type="float" office:value="390" table:style-name="ce2">
            <text:p>39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time" office:time-value="PT0H54M50S" table:style-name="ce3">
            <text:p>0:54:50</text:p>
          </table:table-cell>
          <table:table-cell office:value-type="float" office:value="46" table:style-name="ce7">
            <text:p>46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Barrera','https://t4.answers.travian.net/index.php?aid=189#go2answer',5,620,310,620,390,1,2,'0,0380787037037037',46)" table:formula="of:=CONCATENATE(&quot;INSERT INTO construcciones(id, tipo, subTipo, nombre_ed, enlace, nivel, madera, barro, hierro, cereal, consumo, pc, tiempo, produccion, created_at, updated_at) VALUES (&quot;;&quot;'&quot;;[.A28];&quot;','&quot;;[.B28];&quot;','&quot;;[.C28];&quot;','&quot;;[.D28];&quot;',&quot;;[.E28];&quot;,&quot;;[.F28];&quot;,&quot;;[.G28];&quot;,&quot;;[.H28];&quot;,&quot;;[.I28];&quot;,&quot;;[.J28];&quot;,&quot;;[.K28];&quot;,'&quot;;[.L28];&quot;',&quot;;[.M28];&quot;)&quot;)" table:style-name="ce17">
            <text:p>INSERT INTO construcciones(id, tipo, subTipo, nombre_ed, enlace, nivel, madera, barro, hierro, cereal, consumo, pc, tiempo, produccion, created_at, updated_at) VALUES ('Producción','Recursos','Barrera','https://t4.answers.travian.net/index.php?aid=189#go2answer',5,620,310,620,390,1,2,'0,0380787037037037',46)</text:p>
          </table:table-cell>
          <table:table-cell table:style-name="ce7"/>
          <table:table-cell table:number-columns-repeated="16369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https://t4.answers.travian.net/index.php?aid=189#go2answer</text:p>
          </table:table-cell>
          <table:table-cell office:value-type="float" office:value="6" table:style-name="ce2">
            <text:p>6</text:p>
          </table:table-cell>
          <table:table-cell office:value-type="float" office:value="1040" table:style-name="ce2">
            <text:p>1040</text:p>
          </table:table-cell>
          <table:table-cell office:value-type="float" office:value="520" table:style-name="ce2">
            <text:p>520</text:p>
          </table:table-cell>
          <table:table-cell office:value-type="float" office:value="1040" table:style-name="ce2">
            <text:p>1040</text:p>
          </table:table-cell>
          <table:table-cell office:value-type="float" office:value="650" table:style-name="ce2">
            <text:p>650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time" office:time-value="PT1H31M10S" table:style-name="ce3">
            <text:p>1:31:10</text:p>
          </table:table-cell>
          <table:table-cell office:value-type="float" office:value="70" table:style-name="ce7">
            <text:p>70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Barrera','https://t4.answers.travian.net/index.php?aid=189#go2answer',6,1040,520,1040,650,2,3,'0,0633101851851852',70)" table:formula="of:=CONCATENATE(&quot;INSERT INTO construcciones(id, tipo, subTipo, nombre_ed, enlace, nivel, madera, barro, hierro, cereal, consumo, pc, tiempo, produccion, created_at, updated_at) VALUES (&quot;;&quot;'&quot;;[.A29];&quot;','&quot;;[.B29];&quot;','&quot;;[.C29];&quot;','&quot;;[.D29];&quot;',&quot;;[.E29];&quot;,&quot;;[.F29];&quot;,&quot;;[.G29];&quot;,&quot;;[.H29];&quot;,&quot;;[.I29];&quot;,&quot;;[.J29];&quot;,&quot;;[.K29];&quot;,'&quot;;[.L29];&quot;',&quot;;[.M29];&quot;)&quot;)" table:style-name="ce17">
            <text:p>INSERT INTO construcciones(id, tipo, subTipo, nombre_ed, enlace, nivel, madera, barro, hierro, cereal, consumo, pc, tiempo, produccion, created_at, updated_at) VALUES ('Producción','Recursos','Barrera','https://t4.answers.travian.net/index.php?aid=189#go2answer',6,1040,520,1040,650,2,3,'0,0633101851851852',70)</text:p>
          </table:table-cell>
          <table:table-cell table:style-name="ce7"/>
          <table:table-cell table:number-columns-repeated="16369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https://t4.answers.travian.net/index.php?aid=189#go2answer</text:p>
          </table:table-cell>
          <table:table-cell office:value-type="float" office:value="7" table:style-name="ce2">
            <text:p>7</text:p>
          </table:table-cell>
          <table:table-cell office:value-type="float" office:value="1735" table:style-name="ce2">
            <text:p>1735</text:p>
          </table:table-cell>
          <table:table-cell office:value-type="float" office:value="870" table:style-name="ce2">
            <text:p>870</text:p>
          </table:table-cell>
          <table:table-cell office:value-type="float" office:value="1735" table:style-name="ce2">
            <text:p>1735</text:p>
          </table:table-cell>
          <table:table-cell office:value-type="float" office:value="1085" table:style-name="ce2">
            <text:p>1085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time" office:time-value="PT2H29M10S" table:style-name="ce3">
            <text:p>2:29:10</text:p>
          </table:table-cell>
          <table:table-cell office:value-type="float" office:value="98" table:style-name="ce7">
            <text:p>98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Barrera','https://t4.answers.travian.net/index.php?aid=189#go2answer',7,1735,870,1735,1085,2,4,'0,103587962962963',98)" table:formula="of:=CONCATENATE(&quot;INSERT INTO construcciones(id, tipo, subTipo, nombre_ed, enlace, nivel, madera, barro, hierro, cereal, consumo, pc, tiempo, produccion, created_at, updated_at) VALUES (&quot;;&quot;'&quot;;[.A30];&quot;','&quot;;[.B30];&quot;','&quot;;[.C30];&quot;','&quot;;[.D30];&quot;',&quot;;[.E30];&quot;,&quot;;[.F30];&quot;,&quot;;[.G30];&quot;,&quot;;[.H30];&quot;,&quot;;[.I30];&quot;,&quot;;[.J30];&quot;,&quot;;[.K30];&quot;,'&quot;;[.L30];&quot;',&quot;;[.M30];&quot;)&quot;)" table:style-name="ce17">
            <text:p>INSERT INTO construcciones(id, tipo, subTipo, nombre_ed, enlace, nivel, madera, barro, hierro, cereal, consumo, pc, tiempo, produccion, created_at, updated_at) VALUES ('Producción','Recursos','Barrera','https://t4.answers.travian.net/index.php?aid=189#go2answer',7,1735,870,1735,1085,2,4,'0,103587962962963',98)</text:p>
          </table:table-cell>
          <table:table-cell table:style-name="ce7"/>
          <table:table-cell table:number-columns-repeated="16369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https://t4.answers.travian.net/index.php?aid=189#go2answer</text:p>
          </table:table-cell>
          <table:table-cell office:value-type="float" office:value="8" table:style-name="ce2">
            <text:p>8</text:p>
          </table:table-cell>
          <table:table-cell office:value-type="float" office:value="2900" table:style-name="ce2">
            <text:p>2900</text:p>
          </table:table-cell>
          <table:table-cell office:value-type="float" office:value="1450" table:style-name="ce2">
            <text:p>1450</text:p>
          </table:table-cell>
          <table:table-cell office:value-type="float" office:value="2900" table:style-name="ce2">
            <text:p>2900</text:p>
          </table:table-cell>
          <table:table-cell office:value-type="float" office:value="1810" table:style-name="ce2">
            <text:p>1810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time" office:time-value="PT4H2M0S" table:style-name="ce3">
            <text:p>4:02:00</text:p>
          </table:table-cell>
          <table:table-cell office:value-type="float" office:value="140" table:style-name="ce7">
            <text:p>140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Barrera','https://t4.answers.travian.net/index.php?aid=189#go2answer',8,2900,1450,2900,1810,2,4,'0,168055555555556',140)" table:formula="of:=CONCATENATE(&quot;INSERT INTO construcciones(id, tipo, subTipo, nombre_ed, enlace, nivel, madera, barro, hierro, cereal, consumo, pc, tiempo, produccion, created_at, updated_at) VALUES (&quot;;&quot;'&quot;;[.A31];&quot;','&quot;;[.B31];&quot;','&quot;;[.C31];&quot;','&quot;;[.D31];&quot;',&quot;;[.E31];&quot;,&quot;;[.F31];&quot;,&quot;;[.G31];&quot;,&quot;;[.H31];&quot;,&quot;;[.I31];&quot;,&quot;;[.J31];&quot;,&quot;;[.K31];&quot;,'&quot;;[.L31];&quot;',&quot;;[.M31];&quot;)&quot;)" table:style-name="ce17">
            <text:p>INSERT INTO construcciones(id, tipo, subTipo, nombre_ed, enlace, nivel, madera, barro, hierro, cereal, consumo, pc, tiempo, produccion, created_at, updated_at) VALUES ('Producción','Recursos','Barrera','https://t4.answers.travian.net/index.php?aid=189#go2answer',8,2900,1450,2900,1810,2,4,'0,168055555555556',140)</text:p>
          </table:table-cell>
          <table:table-cell table:style-name="ce7"/>
          <table:table-cell table:number-columns-repeated="16369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https://t4.answers.travian.net/index.php?aid=189#go2answer</text:p>
          </table:table-cell>
          <table:table-cell office:value-type="float" office:value="9" table:style-name="ce2">
            <text:p>9</text:p>
          </table:table-cell>
          <table:table-cell office:value-type="float" office:value="4840" table:style-name="ce2">
            <text:p>4840</text:p>
          </table:table-cell>
          <table:table-cell office:value-type="float" office:value="2420" table:style-name="ce2">
            <text:p>2420</text:p>
          </table:table-cell>
          <table:table-cell office:value-type="float" office:value="4840" table:style-name="ce2">
            <text:p>4840</text:p>
          </table:table-cell>
          <table:table-cell office:value-type="float" office:value="3025" table:style-name="ce2">
            <text:p>3025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time" office:time-value="PT6H30M30S" table:style-name="ce3">
            <text:p>6:30:30</text:p>
          </table:table-cell>
          <table:table-cell office:value-type="float" office:value="203" table:style-name="ce7">
            <text:p>203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Barrera','https://t4.answers.travian.net/index.php?aid=189#go2answer',9,4840,2420,4840,3025,2,5,'0,271180555555556',203)" table:formula="of:=CONCATENATE(&quot;INSERT INTO construcciones(id, tipo, subTipo, nombre_ed, enlace, nivel, madera, barro, hierro, cereal, consumo, pc, tiempo, produccion, created_at, updated_at) VALUES (&quot;;&quot;'&quot;;[.A32];&quot;','&quot;;[.B32];&quot;','&quot;;[.C32];&quot;','&quot;;[.D32];&quot;',&quot;;[.E32];&quot;,&quot;;[.F32];&quot;,&quot;;[.G32];&quot;,&quot;;[.H32];&quot;,&quot;;[.I32];&quot;,&quot;;[.J32];&quot;,&quot;;[.K32];&quot;,'&quot;;[.L32];&quot;',&quot;;[.M32];&quot;)&quot;)" table:style-name="ce17">
            <text:p>INSERT INTO construcciones(id, tipo, subTipo, nombre_ed, enlace, nivel, madera, barro, hierro, cereal, consumo, pc, tiempo, produccion, created_at, updated_at) VALUES ('Producción','Recursos','Barrera','https://t4.answers.travian.net/index.php?aid=189#go2answer',9,4840,2420,4840,3025,2,5,'0,271180555555556',203)</text:p>
          </table:table-cell>
          <table:table-cell table:style-name="ce7"/>
          <table:table-cell table:number-columns-repeated="16369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https://t4.answers.travian.net/index.php?aid=189#go2answer</text:p>
          </table:table-cell>
          <table:table-cell office:value-type="float" office:value="10" table:style-name="ce2">
            <text:p>10</text:p>
          </table:table-cell>
          <table:table-cell office:value-type="float" office:value="8080" table:style-name="ce2">
            <text:p>8080</text:p>
          </table:table-cell>
          <table:table-cell office:value-type="float" office:value="4040" table:style-name="ce2">
            <text:p>4040</text:p>
          </table:table-cell>
          <table:table-cell office:value-type="float" office:value="8080" table:style-name="ce2">
            <text:p>8080</text:p>
          </table:table-cell>
          <table:table-cell office:value-type="float" office:value="5050" table:style-name="ce2">
            <text:p>5050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time" office:time-value="PT10H28M10S" table:style-name="ce3">
            <text:p>10:28:10</text:p>
          </table:table-cell>
          <table:table-cell office:value-type="float" office:value="280" table:style-name="ce7">
            <text:p>280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Barrera','https://t4.answers.travian.net/index.php?aid=189#go2answer',10,8080,4040,8080,5050,2,6,'0,436226851851852',280)" table:formula="of:=CONCATENATE(&quot;INSERT INTO construcciones(id, tipo, subTipo, nombre_ed, enlace, nivel, madera, barro, hierro, cereal, consumo, pc, tiempo, produccion, created_at, updated_at) VALUES (&quot;;&quot;'&quot;;[.A33];&quot;','&quot;;[.B33];&quot;','&quot;;[.C33];&quot;','&quot;;[.D33];&quot;',&quot;;[.E33];&quot;,&quot;;[.F33];&quot;,&quot;;[.G33];&quot;,&quot;;[.H33];&quot;,&quot;;[.I33];&quot;,&quot;;[.J33];&quot;,&quot;;[.K33];&quot;,'&quot;;[.L33];&quot;',&quot;;[.M33];&quot;)&quot;)" table:style-name="ce17">
            <text:p>INSERT INTO construcciones(id, tipo, subTipo, nombre_ed, enlace, nivel, madera, barro, hierro, cereal, consumo, pc, tiempo, produccion, created_at, updated_at) VALUES ('Producción','Recursos','Barrera','https://t4.answers.travian.net/index.php?aid=189#go2answer',10,8080,4040,8080,5050,2,6,'0,436226851851852',280)</text:p>
          </table:table-cell>
          <table:table-cell table:style-name="ce7"/>
          <table:table-cell table:number-columns-repeated="16369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https://t4.answers.travian.net/index.php?aid=189#go2answer</text:p>
          </table:table-cell>
          <table:table-cell office:value-type="float" office:value="11" table:style-name="ce2">
            <text:p>11</text:p>
          </table:table-cell>
          <table:table-cell office:value-type="float" office:value="13500" table:style-name="ce2">
            <text:p>13500</text:p>
          </table:table-cell>
          <table:table-cell office:value-type="float" office:value="6750" table:style-name="ce2">
            <text:p>6750</text:p>
          </table:table-cell>
          <table:table-cell office:value-type="float" office:value="13500" table:style-name="ce2">
            <text:p>13500</text:p>
          </table:table-cell>
          <table:table-cell office:value-type="float" office:value="8435" table:style-name="ce2">
            <text:p>8435</text:p>
          </table:table-cell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office:value-type="time" office:time-value="PT16H48M30S" table:style-name="ce3">
            <text:p>16:48:30</text:p>
          </table:table-cell>
          <table:table-cell office:value-type="float" office:value="392" table:style-name="ce7">
            <text:p>392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Barrera','https://t4.answers.travian.net/index.php?aid=189#go2answer',11,13500,6750,13500,8435,2,7,'0,700347222222222',392)" table:formula="of:=CONCATENATE(&quot;INSERT INTO construcciones(id, tipo, subTipo, nombre_ed, enlace, nivel, madera, barro, hierro, cereal, consumo, pc, tiempo, produccion, created_at, updated_at) VALUES (&quot;;&quot;'&quot;;[.A34];&quot;','&quot;;[.B34];&quot;','&quot;;[.C34];&quot;','&quot;;[.D34];&quot;',&quot;;[.E34];&quot;,&quot;;[.F34];&quot;,&quot;;[.G34];&quot;,&quot;;[.H34];&quot;,&quot;;[.I34];&quot;,&quot;;[.J34];&quot;,&quot;;[.K34];&quot;,'&quot;;[.L34];&quot;',&quot;;[.M34];&quot;)&quot;)" table:style-name="ce17">
            <text:p>INSERT INTO construcciones(id, tipo, subTipo, nombre_ed, enlace, nivel, madera, barro, hierro, cereal, consumo, pc, tiempo, produccion, created_at, updated_at) VALUES ('Producción','Recursos','Barrera','https://t4.answers.travian.net/index.php?aid=189#go2answer',11,13500,6750,13500,8435,2,7,'0,700347222222222',392)</text:p>
          </table:table-cell>
          <table:table-cell table:style-name="ce7"/>
          <table:table-cell table:number-columns-repeated="16369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https://t4.answers.travian.net/index.php?aid=189#go2answer</text:p>
          </table:table-cell>
          <table:table-cell office:value-type="float" office:value="12" table:style-name="ce2">
            <text:p>12</text:p>
          </table:table-cell>
          <table:table-cell office:value-type="float" office:value="22540" table:style-name="ce2">
            <text:p>22540</text:p>
          </table:table-cell>
          <table:table-cell office:value-type="float" office:value="11270" table:style-name="ce2">
            <text:p>11270</text:p>
          </table:table-cell>
          <table:table-cell office:value-type="float" office:value="22540" table:style-name="ce2">
            <text:p>22540</text:p>
          </table:table-cell>
          <table:table-cell office:value-type="float" office:value="14090" table:style-name="ce2">
            <text:p>14090</text:p>
          </table:table-cell>
          <table:table-cell office:value-type="float" office:value="2" table:style-name="ce2">
            <text:p>2</text:p>
          </table:table-cell>
          <table:table-cell office:value-type="float" office:value="9" table:style-name="ce2">
            <text:p>9</text:p>
          </table:table-cell>
          <table:table-cell office:value-type="time" office:time-value="PT26H56M50S" table:style-name="ce4">
            <text:p>26:56:50</text:p>
          </table:table-cell>
          <table:table-cell office:value-type="float" office:value="525" table:style-name="ce7">
            <text:p>525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Barrera','https://t4.answers.travian.net/index.php?aid=189#go2answer',12,22540,11270,22540,14090,2,9,'1,12280092592593',525)" table:formula="of:=CONCATENATE(&quot;INSERT INTO construcciones(id, tipo, subTipo, nombre_ed, enlace, nivel, madera, barro, hierro, cereal, consumo, pc, tiempo, produccion, created_at, updated_at) VALUES (&quot;;&quot;'&quot;;[.A35];&quot;','&quot;;[.B35];&quot;','&quot;;[.C35];&quot;','&quot;;[.D35];&quot;',&quot;;[.E35];&quot;,&quot;;[.F35];&quot;,&quot;;[.G35];&quot;,&quot;;[.H35];&quot;,&quot;;[.I35];&quot;,&quot;;[.J35];&quot;,&quot;;[.K35];&quot;,'&quot;;[.L35];&quot;',&quot;;[.M35];&quot;)&quot;)" table:style-name="ce17">
            <text:p>INSERT INTO construcciones(id, tipo, subTipo, nombre_ed, enlace, nivel, madera, barro, hierro, cereal, consumo, pc, tiempo, produccion, created_at, updated_at) VALUES ('Producción','Recursos','Barrera','https://t4.answers.travian.net/index.php?aid=189#go2answer',12,22540,11270,22540,14090,2,9,'1,12280092592593',525)</text:p>
          </table:table-cell>
          <table:table-cell table:style-name="ce7"/>
          <table:table-cell table:number-columns-repeated="16369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https://t4.answers.travian.net/index.php?aid=189#go2answer</text:p>
          </table:table-cell>
          <table:table-cell office:value-type="float" office:value="13" table:style-name="ce2">
            <text:p>13</text:p>
          </table:table-cell>
          <table:table-cell office:value-type="float" office:value="37645" table:style-name="ce2">
            <text:p>37645</text:p>
          </table:table-cell>
          <table:table-cell office:value-type="float" office:value="18820" table:style-name="ce2">
            <text:p>18820</text:p>
          </table:table-cell>
          <table:table-cell office:value-type="float" office:value="37645" table:style-name="ce2">
            <text:p>37645</text:p>
          </table:table-cell>
          <table:table-cell office:value-type="float" office:value="23525" table:style-name="ce2">
            <text:p>23525</text:p>
          </table:table-cell>
          <table:table-cell office:value-type="float" office:value="2" table:style-name="ce2">
            <text:p>2</text:p>
          </table:table-cell>
          <table:table-cell office:value-type="float" office:value="11" table:style-name="ce2">
            <text:p>11</text:p>
          </table:table-cell>
          <table:table-cell office:value-type="time" office:time-value="PT43H10M20S" table:style-name="ce4">
            <text:p>43:10:20</text:p>
          </table:table-cell>
          <table:table-cell office:value-type="float" office:value="693" table:style-name="ce7">
            <text:p>693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Barrera','https://t4.answers.travian.net/index.php?aid=189#go2answer',13,37645,18820,37645,23525,2,11,'1,79884259259259',693)" table:formula="of:=CONCATENATE(&quot;INSERT INTO construcciones(id, tipo, subTipo, nombre_ed, enlace, nivel, madera, barro, hierro, cereal, consumo, pc, tiempo, produccion, created_at, updated_at) VALUES (&quot;;&quot;'&quot;;[.A36];&quot;','&quot;;[.B36];&quot;','&quot;;[.C36];&quot;','&quot;;[.D36];&quot;',&quot;;[.E36];&quot;,&quot;;[.F36];&quot;,&quot;;[.G36];&quot;,&quot;;[.H36];&quot;,&quot;;[.I36];&quot;,&quot;;[.J36];&quot;,&quot;;[.K36];&quot;,'&quot;;[.L36];&quot;',&quot;;[.M36];&quot;)&quot;)" table:style-name="ce17">
            <text:p>INSERT INTO construcciones(id, tipo, subTipo, nombre_ed, enlace, nivel, madera, barro, hierro, cereal, consumo, pc, tiempo, produccion, created_at, updated_at) VALUES ('Producción','Recursos','Barrera','https://t4.answers.travian.net/index.php?aid=189#go2answer',13,37645,18820,37645,23525,2,11,'1,79884259259259',693)</text:p>
          </table:table-cell>
          <table:table-cell table:style-name="ce7"/>
          <table:table-cell table:number-columns-repeated="16369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https://t4.answers.travian.net/index.php?aid=189#go2answer</text:p>
          </table:table-cell>
          <table:table-cell office:value-type="float" office:value="14" table:style-name="ce2">
            <text:p>14</text:p>
          </table:table-cell>
          <table:table-cell office:value-type="float" office:value="62865" table:style-name="ce2">
            <text:p>62865</text:p>
          </table:table-cell>
          <table:table-cell office:value-type="float" office:value="31430" table:style-name="ce2">
            <text:p>31430</text:p>
          </table:table-cell>
          <table:table-cell office:value-type="float" office:value="62865" table:style-name="ce2">
            <text:p>62865</text:p>
          </table:table-cell>
          <table:table-cell office:value-type="float" office:value="39290" table:style-name="ce2">
            <text:p>39290</text:p>
          </table:table-cell>
          <table:table-cell office:value-type="float" office:value="2" table:style-name="ce2">
            <text:p>2</text:p>
          </table:table-cell>
          <table:table-cell office:value-type="float" office:value="13" table:style-name="ce2">
            <text:p>13</text:p>
          </table:table-cell>
          <table:table-cell office:value-type="time" office:time-value="PT69H7M50S" table:style-name="ce4">
            <text:p>69:07:50</text:p>
          </table:table-cell>
          <table:table-cell office:value-type="float" office:value="889" table:style-name="ce7">
            <text:p>889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Barrera','https://t4.answers.travian.net/index.php?aid=189#go2answer',14,62865,31430,62865,39290,2,13,'2,88043981481482',889)" table:formula="of:=CONCATENATE(&quot;INSERT INTO construcciones(id, tipo, subTipo, nombre_ed, enlace, nivel, madera, barro, hierro, cereal, consumo, pc, tiempo, produccion, created_at, updated_at) VALUES (&quot;;&quot;'&quot;;[.A37];&quot;','&quot;;[.B37];&quot;','&quot;;[.C37];&quot;','&quot;;[.D37];&quot;',&quot;;[.E37];&quot;,&quot;;[.F37];&quot;,&quot;;[.G37];&quot;,&quot;;[.H37];&quot;,&quot;;[.I37];&quot;,&quot;;[.J37];&quot;,&quot;;[.K37];&quot;,'&quot;;[.L37];&quot;',&quot;;[.M37];&quot;)&quot;)" table:style-name="ce17">
            <text:p>INSERT INTO construcciones(id, tipo, subTipo, nombre_ed, enlace, nivel, madera, barro, hierro, cereal, consumo, pc, tiempo, produccion, created_at, updated_at) VALUES ('Producción','Recursos','Barrera','https://t4.answers.travian.net/index.php?aid=189#go2answer',14,62865,31430,62865,39290,2,13,'2,88043981481482',889)</text:p>
          </table:table-cell>
          <table:table-cell table:style-name="ce7"/>
          <table:table-cell table:number-columns-repeated="16369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https://t4.answers.travian.net/index.php?aid=189#go2answer</text:p>
          </table:table-cell>
          <table:table-cell office:value-type="float" office:value="15" table:style-name="ce2">
            <text:p>15</text:p>
          </table:table-cell>
          <table:table-cell office:value-type="float" office:value="104985" table:style-name="ce2">
            <text:p>104985</text:p>
          </table:table-cell>
          <table:table-cell office:value-type="float" office:value="52490" table:style-name="ce2">
            <text:p>52490</text:p>
          </table:table-cell>
          <table:table-cell office:value-type="float" office:value="104985" table:style-name="ce2">
            <text:p>104985</text:p>
          </table:table-cell>
          <table:table-cell office:value-type="float" office:value="65615" table:style-name="ce2">
            <text:p>65615</text:p>
          </table:table-cell>
          <table:table-cell office:value-type="float" office:value="2" table:style-name="ce2">
            <text:p>2</text:p>
          </table:table-cell>
          <table:table-cell office:value-type="float" office:value="15" table:style-name="ce2">
            <text:p>15</text:p>
          </table:table-cell>
          <table:table-cell office:value-type="time" office:time-value="PT110H39M50S" table:style-name="ce4">
            <text:p>110:39:50</text:p>
          </table:table-cell>
          <table:table-cell office:value-type="float" office:value="1120" table:style-name="ce7">
            <text:p>1120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Barrera','https://t4.answers.travian.net/index.php?aid=189#go2answer',15,104985,52490,104985,65615,2,15,'4,61099537037037',1120)" table:formula="of:=CONCATENATE(&quot;INSERT INTO construcciones(id, tipo, subTipo, nombre_ed, enlace, nivel, madera, barro, hierro, cereal, consumo, pc, tiempo, produccion, created_at, updated_at) VALUES (&quot;;&quot;'&quot;;[.A38];&quot;','&quot;;[.B38];&quot;','&quot;;[.C38];&quot;','&quot;;[.D38];&quot;',&quot;;[.E38];&quot;,&quot;;[.F38];&quot;,&quot;;[.G38];&quot;,&quot;;[.H38];&quot;,&quot;;[.I38];&quot;,&quot;;[.J38];&quot;,&quot;;[.K38];&quot;,'&quot;;[.L38];&quot;',&quot;;[.M38];&quot;)&quot;)" table:style-name="ce17">
            <text:p>INSERT INTO construcciones(id, tipo, subTipo, nombre_ed, enlace, nivel, madera, barro, hierro, cereal, consumo, pc, tiempo, produccion, created_at, updated_at) VALUES ('Producción','Recursos','Barrera','https://t4.answers.travian.net/index.php?aid=189#go2answer',15,104985,52490,104985,65615,2,15,'4,61099537037037',1120)</text:p>
          </table:table-cell>
          <table:table-cell table:style-name="ce7"/>
          <table:table-cell table:number-columns-repeated="16369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https://t4.answers.travian.net/index.php?aid=189#go2answer</text:p>
          </table:table-cell>
          <table:table-cell office:value-type="float" office:value="16" table:style-name="ce2">
            <text:p>16</text:p>
          </table:table-cell>
          <table:table-cell office:value-type="float" office:value="175320" table:style-name="ce2">
            <text:p>175320</text:p>
          </table:table-cell>
          <table:table-cell office:value-type="float" office:value="87660" table:style-name="ce2">
            <text:p>87660</text:p>
          </table:table-cell>
          <table:table-cell office:value-type="float" office:value="175320" table:style-name="ce2">
            <text:p>175320</text:p>
          </table:table-cell>
          <table:table-cell office:value-type="float" office:value="109575" table:style-name="ce2">
            <text:p>109575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2">
            <text:p>18</text:p>
          </table:table-cell>
          <table:table-cell office:value-type="time" office:time-value="PT177H7M0S" table:style-name="ce4">
            <text:p>177:07:00</text:p>
          </table:table-cell>
          <table:table-cell office:value-type="float" office:value="1400" table:style-name="ce7">
            <text:p>1400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Barrera','https://t4.answers.travian.net/index.php?aid=189#go2answer',16,175320,87660,175320,109575,3,18,'7,37986111111111',1400)" table:formula="of:=CONCATENATE(&quot;INSERT INTO construcciones(id, tipo, subTipo, nombre_ed, enlace, nivel, madera, barro, hierro, cereal, consumo, pc, tiempo, produccion, created_at, updated_at) VALUES (&quot;;&quot;'&quot;;[.A39];&quot;','&quot;;[.B39];&quot;','&quot;;[.C39];&quot;','&quot;;[.D39];&quot;',&quot;;[.E39];&quot;,&quot;;[.F39];&quot;,&quot;;[.G39];&quot;,&quot;;[.H39];&quot;,&quot;;[.I39];&quot;,&quot;;[.J39];&quot;,&quot;;[.K39];&quot;,'&quot;;[.L39];&quot;',&quot;;[.M39];&quot;)&quot;)" table:style-name="ce17">
            <text:p>INSERT INTO construcciones(id, tipo, subTipo, nombre_ed, enlace, nivel, madera, barro, hierro, cereal, consumo, pc, tiempo, produccion, created_at, updated_at) VALUES ('Producción','Recursos','Barrera','https://t4.answers.travian.net/index.php?aid=189#go2answer',16,175320,87660,175320,109575,3,18,'7,37986111111111',1400)</text:p>
          </table:table-cell>
          <table:table-cell table:style-name="ce7"/>
          <table:table-cell table:number-columns-repeated="16369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https://t4.answers.travian.net/index.php?aid=189#go2answer</text:p>
          </table:table-cell>
          <table:table-cell office:value-type="float" office:value="17" table:style-name="ce2">
            <text:p>17</text:p>
          </table:table-cell>
          <table:table-cell office:value-type="float" office:value="292790" table:style-name="ce2">
            <text:p>292790</text:p>
          </table:table-cell>
          <table:table-cell office:value-type="float" office:value="146395" table:style-name="ce2">
            <text:p>146395</text:p>
          </table:table-cell>
          <table:table-cell office:value-type="float" office:value="292790" table:style-name="ce2">
            <text:p>292790</text:p>
          </table:table-cell>
          <table:table-cell office:value-type="float" office:value="182995" table:style-name="ce2">
            <text:p>182995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2">
            <text:p>22</text:p>
          </table:table-cell>
          <table:table-cell office:value-type="time" office:time-value="PT283H26M30S" table:style-name="ce4">
            <text:p>283:26:30</text:p>
          </table:table-cell>
          <table:table-cell office:value-type="float" office:value="1820" table:style-name="ce7">
            <text:p>1820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Barrera','https://t4.answers.travian.net/index.php?aid=189#go2answer',17,292790,146395,292790,182995,3,22,'11,8100694444444',1820)" table:formula="of:=CONCATENATE(&quot;INSERT INTO construcciones(id, tipo, subTipo, nombre_ed, enlace, nivel, madera, barro, hierro, cereal, consumo, pc, tiempo, produccion, created_at, updated_at) VALUES (&quot;;&quot;'&quot;;[.A40];&quot;','&quot;;[.B40];&quot;','&quot;;[.C40];&quot;','&quot;;[.D40];&quot;',&quot;;[.E40];&quot;,&quot;;[.F40];&quot;,&quot;;[.G40];&quot;,&quot;;[.H40];&quot;,&quot;;[.I40];&quot;,&quot;;[.J40];&quot;,&quot;;[.K40];&quot;,'&quot;;[.L40];&quot;',&quot;;[.M40];&quot;)&quot;)" table:style-name="ce17">
            <text:p>INSERT INTO construcciones(id, tipo, subTipo, nombre_ed, enlace, nivel, madera, barro, hierro, cereal, consumo, pc, tiempo, produccion, created_at, updated_at) VALUES ('Producción','Recursos','Barrera','https://t4.answers.travian.net/index.php?aid=189#go2answer',17,292790,146395,292790,182995,3,22,'11,8100694444444',1820)</text:p>
          </table:table-cell>
          <table:table-cell table:style-name="ce7"/>
          <table:table-cell table:number-columns-repeated="16369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https://t4.answers.travian.net/index.php?aid=189#go2answer</text:p>
          </table:table-cell>
          <table:table-cell office:value-type="float" office:value="18" table:style-name="ce2">
            <text:p>18</text:p>
          </table:table-cell>
          <table:table-cell office:value-type="float" office:value="488955" table:style-name="ce2">
            <text:p>488955</text:p>
          </table:table-cell>
          <table:table-cell office:value-type="float" office:value="244480" table:style-name="ce2">
            <text:p>244480</text:p>
          </table:table-cell>
          <table:table-cell office:value-type="float" office:value="488955" table:style-name="ce2">
            <text:p>488955</text:p>
          </table:table-cell>
          <table:table-cell office:value-type="float" office:value="305600" table:style-name="ce2">
            <text:p>305600</text:p>
          </table:table-cell>
          <table:table-cell office:value-type="float" office:value="3" table:style-name="ce2">
            <text:p>3</text:p>
          </table:table-cell>
          <table:table-cell office:value-type="float" office:value="27" table:style-name="ce2">
            <text:p>27</text:p>
          </table:table-cell>
          <table:table-cell office:value-type="time" office:time-value="PT453H33M40S" table:style-name="ce4">
            <text:p>453:33:40</text:p>
          </table:table-cell>
          <table:table-cell office:value-type="float" office:value="2240" table:style-name="ce7">
            <text:p>2240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Barrera','https://t4.answers.travian.net/index.php?aid=189#go2answer',18,488955,244480,488955,305600,3,27,'18,8983796296296',2240)" table:formula="of:=CONCATENATE(&quot;INSERT INTO construcciones(id, tipo, subTipo, nombre_ed, enlace, nivel, madera, barro, hierro, cereal, consumo, pc, tiempo, produccion, created_at, updated_at) VALUES (&quot;;&quot;'&quot;;[.A41];&quot;','&quot;;[.B41];&quot;','&quot;;[.C41];&quot;','&quot;;[.D41];&quot;',&quot;;[.E41];&quot;,&quot;;[.F41];&quot;,&quot;;[.G41];&quot;,&quot;;[.H41];&quot;,&quot;;[.I41];&quot;,&quot;;[.J41];&quot;,&quot;;[.K41];&quot;,'&quot;;[.L41];&quot;',&quot;;[.M41];&quot;)&quot;)" table:style-name="ce17">
            <text:p>INSERT INTO construcciones(id, tipo, subTipo, nombre_ed, enlace, nivel, madera, barro, hierro, cereal, consumo, pc, tiempo, produccion, created_at, updated_at) VALUES ('Producción','Recursos','Barrera','https://t4.answers.travian.net/index.php?aid=189#go2answer',18,488955,244480,488955,305600,3,27,'18,8983796296296',2240)</text:p>
          </table:table-cell>
          <table:table-cell table:style-name="ce7"/>
          <table:table-cell table:number-columns-repeated="16369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https://t4.answers.travian.net/index.php?aid=189#go2answer</text:p>
          </table:table-cell>
          <table:table-cell office:value-type="float" office:value="19" table:style-name="ce2">
            <text:p>19</text:p>
          </table:table-cell>
          <table:table-cell office:value-type="float" office:value="816555" table:style-name="ce2">
            <text:p>816555</text:p>
          </table:table-cell>
          <table:table-cell office:value-type="float" office:value="408280" table:style-name="ce2">
            <text:p>408280</text:p>
          </table:table-cell>
          <table:table-cell office:value-type="float" office:value="816555" table:style-name="ce2">
            <text:p>816555</text:p>
          </table:table-cell>
          <table:table-cell office:value-type="float" office:value="510350" table:style-name="ce2">
            <text:p>510350</text:p>
          </table:table-cell>
          <table:table-cell office:value-type="float" office:value="3" table:style-name="ce2">
            <text:p>3</text:p>
          </table:table-cell>
          <table:table-cell office:value-type="float" office:value="32" table:style-name="ce2">
            <text:p>32</text:p>
          </table:table-cell>
          <table:table-cell office:value-type="time" office:time-value="PT725H45M10S" table:style-name="ce4">
            <text:p>725:45:10</text:p>
          </table:table-cell>
          <table:table-cell office:value-type="float" office:value="2800" table:style-name="ce7">
            <text:p>2800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Barrera','https://t4.answers.travian.net/index.php?aid=189#go2answer',19,816555,408280,816555,510350,3,32,'30,2396990740741',2800)" table:formula="of:=CONCATENATE(&quot;INSERT INTO construcciones(id, tipo, subTipo, nombre_ed, enlace, nivel, madera, barro, hierro, cereal, consumo, pc, tiempo, produccion, created_at, updated_at) VALUES (&quot;;&quot;'&quot;;[.A42];&quot;','&quot;;[.B42];&quot;','&quot;;[.C42];&quot;','&quot;;[.D42];&quot;',&quot;;[.E42];&quot;,&quot;;[.F42];&quot;,&quot;;[.G42];&quot;,&quot;;[.H42];&quot;,&quot;;[.I42];&quot;,&quot;;[.J42];&quot;,&quot;;[.K42];&quot;,'&quot;;[.L42];&quot;',&quot;;[.M42];&quot;)&quot;)" table:style-name="ce17">
            <text:p>INSERT INTO construcciones(id, tipo, subTipo, nombre_ed, enlace, nivel, madera, barro, hierro, cereal, consumo, pc, tiempo, produccion, created_at, updated_at) VALUES ('Producción','Recursos','Barrera','https://t4.answers.travian.net/index.php?aid=189#go2answer',19,816555,408280,816555,510350,3,32,'30,2396990740741',2800)</text:p>
          </table:table-cell>
          <table:table-cell table:style-name="ce7"/>
          <table:table-cell table:number-columns-repeated="16369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https://t4.answers.travian.net/index.php?aid=189#go2answer</text:p>
          </table:table-cell>
          <table:table-cell office:value-type="float" office:value="20" table:style-name="ce2">
            <text:p>20</text:p>
          </table:table-cell>
          <table:table-cell office:value-type="float" office:value="1363650" table:style-name="ce2">
            <text:p>1363650</text:p>
          </table:table-cell>
          <table:table-cell office:value-type="float" office:value="681825" table:style-name="ce2">
            <text:p>681825</text:p>
          </table:table-cell>
          <table:table-cell office:value-type="float" office:value="1363650" table:style-name="ce2">
            <text:p>1363650</text:p>
          </table:table-cell>
          <table:table-cell office:value-type="float" office:value="852280" table:style-name="ce2">
            <text:p>852280</text:p>
          </table:table-cell>
          <table:table-cell office:value-type="float" office:value="3" table:style-name="ce2">
            <text:p>3</text:p>
          </table:table-cell>
          <table:table-cell office:value-type="float" office:value="38" table:style-name="ce2">
            <text:p>38</text:p>
          </table:table-cell>
          <table:table-cell office:value-type="time" office:time-value="PT1161H15M40S" table:style-name="ce4">
            <text:p>1161:15:40</text:p>
          </table:table-cell>
          <table:table-cell office:value-type="float" office:value="3430" table:style-name="ce7">
            <text:p>3430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Barrera','https://t4.answers.travian.net/index.php?aid=189#go2answer',20,1363650,681825,1363650,852280,3,38,'48,3858796296296',3430)" table:formula="of:=CONCATENATE(&quot;INSERT INTO construcciones(id, tipo, subTipo, nombre_ed, enlace, nivel, madera, barro, hierro, cereal, consumo, pc, tiempo, produccion, created_at, updated_at) VALUES (&quot;;&quot;'&quot;;[.A43];&quot;','&quot;;[.B43];&quot;','&quot;;[.C43];&quot;','&quot;;[.D43];&quot;',&quot;;[.E43];&quot;,&quot;;[.F43];&quot;,&quot;;[.G43];&quot;,&quot;;[.H43];&quot;,&quot;;[.I43];&quot;,&quot;;[.J43];&quot;,&quot;;[.K43];&quot;,'&quot;;[.L43];&quot;',&quot;;[.M43];&quot;)&quot;)" table:style-name="ce17">
            <text:p>INSERT INTO construcciones(id, tipo, subTipo, nombre_ed, enlace, nivel, madera, barro, hierro, cereal, consumo, pc, tiempo, produccion, created_at, updated_at) VALUES ('Producción','Recursos','Barrera','https://t4.answers.travian.net/index.php?aid=189#go2answer',20,1363650,681825,1363650,852280,3,38,'48,3858796296296',3430)</text:p>
          </table:table-cell>
          <table:table-cell table:style-name="ce7"/>
          <table:table-cell table:number-columns-repeated="16369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https://t4.answers.travian.net/index.php?aid=189#go2answer</text:p>
          </table:table-cell>
          <table:table-cell office:value-type="float" office:value="21" table:style-name="ce2">
            <text:p>21</text:p>
          </table:table-cell>
          <table:table-cell office:value-type="float" office:value="2277295" table:style-name="ce2">
            <text:p>2277295</text:p>
          </table:table-cell>
          <table:table-cell office:value-type="float" office:value="1138650" table:style-name="ce2">
            <text:p>1138650</text:p>
          </table:table-cell>
          <table:table-cell office:value-type="float" office:value="2277295" table:style-name="ce2">
            <text:p>2277295</text:p>
          </table:table-cell>
          <table:table-cell office:value-type="float" office:value="1423310" table:style-name="ce2">
            <text:p>1423310</text:p>
          </table:table-cell>
          <table:table-cell office:value-type="float" office:value="3" table:style-name="ce2">
            <text:p>3</text:p>
          </table:table-cell>
          <table:table-cell office:value-type="float" office:value="46" table:style-name="ce2">
            <text:p>46</text:p>
          </table:table-cell>
          <table:table-cell office:value-type="time" office:time-value="PT1858H4M20S" table:style-name="ce4">
            <text:p>1858:04:20</text:p>
          </table:table-cell>
          <table:table-cell office:value-type="float" office:value="4270" table:style-name="ce7">
            <text:p>4270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Barrera','https://t4.answers.travian.net/index.php?aid=189#go2answer',21,2277295,1138650,2277295,1423310,3,46,'77,4196759259259',4270)" table:formula="of:=CONCATENATE(&quot;INSERT INTO construcciones(id, tipo, subTipo, nombre_ed, enlace, nivel, madera, barro, hierro, cereal, consumo, pc, tiempo, produccion, created_at, updated_at) VALUES (&quot;;&quot;'&quot;;[.A44];&quot;','&quot;;[.B44];&quot;','&quot;;[.C44];&quot;','&quot;;[.D44];&quot;',&quot;;[.E44];&quot;,&quot;;[.F44];&quot;,&quot;;[.G44];&quot;,&quot;;[.H44];&quot;,&quot;;[.I44];&quot;,&quot;;[.J44];&quot;,&quot;;[.K44];&quot;,'&quot;;[.L44];&quot;',&quot;;[.M44];&quot;)&quot;)" table:style-name="ce17">
            <text:p>INSERT INTO construcciones(id, tipo, subTipo, nombre_ed, enlace, nivel, madera, barro, hierro, cereal, consumo, pc, tiempo, produccion, created_at, updated_at) VALUES ('Producción','Recursos','Barrera','https://t4.answers.travian.net/index.php?aid=189#go2answer',21,2277295,1138650,2277295,1423310,3,46,'77,4196759259259',4270)</text:p>
          </table:table-cell>
          <table:table-cell table:style-name="ce7"/>
          <table:table-cell table:number-columns-repeated="16369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Barrera</text:p>
          </table:table-cell>
          <table:table-cell office:value-type="string" table:style-name="ce1">
            <text:p>https://t4.answers.travian.net/index.php?aid=189#go2answer</text:p>
          </table:table-cell>
          <table:table-cell office:value-type="float" office:value="22" table:style-name="ce12">
            <text:p>22</text:p>
          </table:table-cell>
          <table:table-cell office:value-type="float" office:value="3803085" table:style-name="ce12">
            <text:p>3803085</text:p>
          </table:table-cell>
          <table:table-cell office:value-type="float" office:value="1901540" table:style-name="ce12">
            <text:p>1901540</text:p>
          </table:table-cell>
          <table:table-cell office:value-type="float" office:value="3803085" table:style-name="ce12">
            <text:p>3803085</text:p>
          </table:table-cell>
          <table:table-cell office:value-type="float" office:value="2376925" table:style-name="ce12">
            <text:p>2376925</text:p>
          </table:table-cell>
          <table:table-cell office:value-type="float" office:value="3" table:style-name="ce12">
            <text:p>3</text:p>
          </table:table-cell>
          <table:table-cell office:value-type="float" office:value="55" table:style-name="ce12">
            <text:p>55</text:p>
          </table:table-cell>
          <table:table-cell office:value-type="time" office:time-value="PT2972H58M10S" table:style-name="ce13">
            <text:p>2972:58:10</text:p>
          </table:table-cell>
          <table:table-cell office:value-type="float" office:value="5250" table:style-name="ce14">
            <text:p>5250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Barrera','https://t4.answers.travian.net/index.php?aid=189#go2answer',22,3803085,1901540,3803085,2376925,3,55,'123,873726851852',5250)" table:formula="of:=CONCATENATE(&quot;INSERT INTO construcciones(id, tipo, subTipo, nombre_ed, enlace, nivel, madera, barro, hierro, cereal, consumo, pc, tiempo, produccion, created_at, updated_at) VALUES (&quot;;&quot;'&quot;;[.A45];&quot;','&quot;;[.B45];&quot;','&quot;;[.C45];&quot;','&quot;;[.D45];&quot;',&quot;;[.E45];&quot;,&quot;;[.F45];&quot;,&quot;;[.G45];&quot;,&quot;;[.H45];&quot;,&quot;;[.I45];&quot;,&quot;;[.J45];&quot;,&quot;;[.K45];&quot;,'&quot;;[.L45];&quot;',&quot;;[.M45];&quot;)&quot;)" table:style-name="ce17">
            <text:p>INSERT INTO construcciones(id, tipo, subTipo, nombre_ed, enlace, nivel, madera, barro, hierro, cereal, consumo, pc, tiempo, produccion, created_at, updated_at) VALUES ('Producción','Recursos','Barrera','https://t4.answers.travian.net/index.php?aid=189#go2answer',22,3803085,1901540,3803085,2376925,3,55,'123,873726851852',5250)</text:p>
          </table:table-cell>
          <table:table-cell table:style-name="ce14"/>
          <table:table-cell table:number-columns-repeated="16369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Mina de hierro</text:p>
          </table:table-cell>
          <table:table-cell office:value-type="string" table:style-name="ce1">
            <text:p>https://t4.answers.travian.net/index.php?aid=193#go2answer</text:p>
          </table:table-cell>
          <table:table-cell office:value-type="float" office:value="1" table:style-name="ce2">
            <text:p>1</text:p>
          </table:table-cell>
          <table:table-cell office:value-type="float" office:value="100" table:style-name="ce2">
            <text:p>100</text:p>
          </table:table-cell>
          <table:table-cell office:value-type="float" office:value="80" table:style-name="ce2">
            <text:p>80</text:p>
          </table:table-cell>
          <table:table-cell office:value-type="float" office:value="30" table:style-name="ce2">
            <text:p>30</text:p>
          </table:table-cell>
          <table:table-cell office:value-type="float" office:value="60" table:style-name="ce2">
            <text:p>60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time" office:time-value="PT0H7M30S" table:style-name="ce3">
            <text:p>0:07:30</text:p>
          </table:table-cell>
          <table:table-cell office:value-type="float" office:value="7" table:style-name="ce7">
            <text:p>7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Mina de hierro','https://t4.answers.travian.net/index.php?aid=193#go2answer',1,100,80,30,60,3,1,'0,00520833333333333',7)" table:formula="of:=CONCATENATE(&quot;INSERT INTO construcciones(id, tipo, subTipo, nombre_ed, enlace, nivel, madera, barro, hierro, cereal, consumo, pc, tiempo, produccion, created_at, updated_at) VALUES (&quot;;&quot;'&quot;;[.A46];&quot;','&quot;;[.B46];&quot;','&quot;;[.C46];&quot;','&quot;;[.D46];&quot;',&quot;;[.E46];&quot;,&quot;;[.F46];&quot;,&quot;;[.G46];&quot;,&quot;;[.H46];&quot;,&quot;;[.I46];&quot;,&quot;;[.J46];&quot;,&quot;;[.K46];&quot;,'&quot;;[.L46];&quot;',&quot;;[.M46];&quot;)&quot;)" table:style-name="ce17">
            <text:p>INSERT INTO construcciones(id, tipo, subTipo, nombre_ed, enlace, nivel, madera, barro, hierro, cereal, consumo, pc, tiempo, produccion, created_at, updated_at) VALUES ('Producción','Recursos','Mina de hierro','https://t4.answers.travian.net/index.php?aid=193#go2answer',1,100,80,30,60,3,1,'0,00520833333333333',7)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Mina de hierro</text:p>
          </table:table-cell>
          <table:table-cell office:value-type="string" table:style-name="ce1">
            <text:p>https://t4.answers.travian.net/index.php?aid=193#go2answer</text:p>
          </table:table-cell>
          <table:table-cell office:value-type="float" office:value="2" table:style-name="ce2">
            <text:p>2</text:p>
          </table:table-cell>
          <table:table-cell office:value-type="float" office:value="165" table:style-name="ce2">
            <text:p>165</text:p>
          </table:table-cell>
          <table:table-cell office:value-type="float" office:value="135" table:style-name="ce2">
            <text:p>135</text:p>
          </table:table-cell>
          <table:table-cell office:value-type="float" office:value="50" table:style-name="ce2">
            <text:p>50</text:p>
          </table:table-cell>
          <table:table-cell office:value-type="float" office:value="100" table:style-name="ce2">
            <text:p>10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time" office:time-value="PT0H15M20S" table:style-name="ce3">
            <text:p>0:15:20</text:p>
          </table:table-cell>
          <table:table-cell office:value-type="float" office:value="13" table:style-name="ce7">
            <text:p>13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Mina de hierro','https://t4.answers.travian.net/index.php?aid=193#go2answer',2,165,135,50,100,2,1,'0,0106481481481481',13)" table:formula="of:=CONCATENATE(&quot;INSERT INTO construcciones(id, tipo, subTipo, nombre_ed, enlace, nivel, madera, barro, hierro, cereal, consumo, pc, tiempo, produccion, created_at, updated_at) VALUES (&quot;;&quot;'&quot;;[.A47];&quot;','&quot;;[.B47];&quot;','&quot;;[.C47];&quot;','&quot;;[.D47];&quot;',&quot;;[.E47];&quot;,&quot;;[.F47];&quot;,&quot;;[.G47];&quot;,&quot;;[.H47];&quot;,&quot;;[.I47];&quot;,&quot;;[.J47];&quot;,&quot;;[.K47];&quot;,'&quot;;[.L47];&quot;',&quot;;[.M47];&quot;)&quot;)" table:style-name="ce17">
            <text:p>INSERT INTO construcciones(id, tipo, subTipo, nombre_ed, enlace, nivel, madera, barro, hierro, cereal, consumo, pc, tiempo, produccion, created_at, updated_at) VALUES ('Producción','Recursos','Mina de hierro','https://t4.answers.travian.net/index.php?aid=193#go2answer',2,165,135,50,100,2,1,'0,0106481481481481',13)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Mina de hierro</text:p>
          </table:table-cell>
          <table:table-cell office:value-type="string" table:style-name="ce1">
            <text:p>https://t4.answers.travian.net/index.php?aid=193#go2answer</text:p>
          </table:table-cell>
          <table:table-cell office:value-type="float" office:value="3" table:style-name="ce2">
            <text:p>3</text:p>
          </table:table-cell>
          <table:table-cell office:value-type="float" office:value="280" table:style-name="ce2">
            <text:p>280</text:p>
          </table:table-cell>
          <table:table-cell office:value-type="float" office:value="225" table:style-name="ce2">
            <text:p>225</text:p>
          </table:table-cell>
          <table:table-cell office:value-type="float" office:value="85" table:style-name="ce2">
            <text:p>85</text:p>
          </table:table-cell>
          <table:table-cell office:value-type="float" office:value="165" table:style-name="ce2">
            <text:p>16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time" office:time-value="PT0H27M50S" table:style-name="ce3">
            <text:p>0:27:50</text:p>
          </table:table-cell>
          <table:table-cell office:value-type="float" office:value="21" table:style-name="ce7">
            <text:p>21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Mina de hierro','https://t4.answers.travian.net/index.php?aid=193#go2answer',3,280,225,85,165,2,2,'0,0193287037037037',21)" table:formula="of:=CONCATENATE(&quot;INSERT INTO construcciones(id, tipo, subTipo, nombre_ed, enlace, nivel, madera, barro, hierro, cereal, consumo, pc, tiempo, produccion, created_at, updated_at) VALUES (&quot;;&quot;'&quot;;[.A48];&quot;','&quot;;[.B48];&quot;','&quot;;[.C48];&quot;','&quot;;[.D48];&quot;',&quot;;[.E48];&quot;,&quot;;[.F48];&quot;,&quot;;[.G48];&quot;,&quot;;[.H48];&quot;,&quot;;[.I48];&quot;,&quot;;[.J48];&quot;,&quot;;[.K48];&quot;,'&quot;;[.L48];&quot;',&quot;;[.M48];&quot;)&quot;)" table:style-name="ce17">
            <text:p>INSERT INTO construcciones(id, tipo, subTipo, nombre_ed, enlace, nivel, madera, barro, hierro, cereal, consumo, pc, tiempo, produccion, created_at, updated_at) VALUES ('Producción','Recursos','Mina de hierro','https://t4.answers.travian.net/index.php?aid=193#go2answer',3,280,225,85,165,2,2,'0,0193287037037037',21)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Mina de hierro</text:p>
          </table:table-cell>
          <table:table-cell office:value-type="string" table:style-name="ce1">
            <text:p>https://t4.answers.travian.net/index.php?aid=193#go2answer</text:p>
          </table:table-cell>
          <table:table-cell office:value-type="float" office:value="4" table:style-name="ce2">
            <text:p>4</text:p>
          </table:table-cell>
          <table:table-cell office:value-type="float" office:value="465" table:style-name="ce2">
            <text:p>465</text:p>
          </table:table-cell>
          <table:table-cell office:value-type="float" office:value="375" table:style-name="ce2">
            <text:p>375</text:p>
          </table:table-cell>
          <table:table-cell office:value-type="float" office:value="140" table:style-name="ce2">
            <text:p>140</text:p>
          </table:table-cell>
          <table:table-cell office:value-type="float" office:value="280" table:style-name="ce2">
            <text:p>28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time" office:time-value="PT0H48M0S" table:style-name="ce3">
            <text:p>0:48:00</text:p>
          </table:table-cell>
          <table:table-cell office:value-type="float" office:value="31" table:style-name="ce7">
            <text:p>31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Mina de hierro','https://t4.answers.travian.net/index.php?aid=193#go2answer',4,465,375,140,280,2,2,'0,0333333333333333',31)" table:formula="of:=CONCATENATE(&quot;INSERT INTO construcciones(id, tipo, subTipo, nombre_ed, enlace, nivel, madera, barro, hierro, cereal, consumo, pc, tiempo, produccion, created_at, updated_at) VALUES (&quot;;&quot;'&quot;;[.A49];&quot;','&quot;;[.B49];&quot;','&quot;;[.C49];&quot;','&quot;;[.D49];&quot;',&quot;;[.E49];&quot;,&quot;;[.F49];&quot;,&quot;;[.G49];&quot;,&quot;;[.H49];&quot;,&quot;;[.I49];&quot;,&quot;;[.J49];&quot;,&quot;;[.K49];&quot;,'&quot;;[.L49];&quot;',&quot;;[.M49];&quot;)&quot;)" table:style-name="ce17">
            <text:p>INSERT INTO construcciones(id, tipo, subTipo, nombre_ed, enlace, nivel, madera, barro, hierro, cereal, consumo, pc, tiempo, produccion, created_at, updated_at) VALUES ('Producción','Recursos','Mina de hierro','https://t4.answers.travian.net/index.php?aid=193#go2answer',4,465,375,140,280,2,2,'0,0333333333333333',31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Mina de hierro</text:p>
          </table:table-cell>
          <table:table-cell office:value-type="string" table:style-name="ce1">
            <text:p>https://t4.answers.travian.net/index.php?aid=193#go2answer</text:p>
          </table:table-cell>
          <table:table-cell office:value-type="float" office:value="5" table:style-name="ce2">
            <text:p>5</text:p>
          </table:table-cell>
          <table:table-cell office:value-type="float" office:value="780" table:style-name="ce2">
            <text:p>780</text:p>
          </table:table-cell>
          <table:table-cell office:value-type="float" office:value="620" table:style-name="ce2">
            <text:p>620</text:p>
          </table:table-cell>
          <table:table-cell office:value-type="float" office:value="235" table:style-name="ce2">
            <text:p>235</text:p>
          </table:table-cell>
          <table:table-cell office:value-type="float" office:value="465" table:style-name="ce2">
            <text:p>46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time" office:time-value="PT1H20M0S" table:style-name="ce3">
            <text:p>1:20:00</text:p>
          </table:table-cell>
          <table:table-cell office:value-type="float" office:value="46" table:style-name="ce7">
            <text:p>46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Mina de hierro','https://t4.answers.travian.net/index.php?aid=193#go2answer',5,780,620,235,465,2,2,'0,0555555555555556',46)" table:formula="of:=CONCATENATE(&quot;INSERT INTO construcciones(id, tipo, subTipo, nombre_ed, enlace, nivel, madera, barro, hierro, cereal, consumo, pc, tiempo, produccion, created_at, updated_at) VALUES (&quot;;&quot;'&quot;;[.A50];&quot;','&quot;;[.B50];&quot;','&quot;;[.C50];&quot;','&quot;;[.D50];&quot;',&quot;;[.E50];&quot;,&quot;;[.F50];&quot;,&quot;;[.G50];&quot;,&quot;;[.H50];&quot;,&quot;;[.I50];&quot;,&quot;;[.J50];&quot;,&quot;;[.K50];&quot;,'&quot;;[.L50];&quot;',&quot;;[.M50];&quot;)&quot;)" table:style-name="ce17">
            <text:p>INSERT INTO construcciones(id, tipo, subTipo, nombre_ed, enlace, nivel, madera, barro, hierro, cereal, consumo, pc, tiempo, produccion, created_at, updated_at) VALUES ('Producción','Recursos','Mina de hierro','https://t4.answers.travian.net/index.php?aid=193#go2answer',5,780,620,235,465,2,2,'0,0555555555555556',46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Mina de hierro</text:p>
          </table:table-cell>
          <table:table-cell office:value-type="string" table:style-name="ce1">
            <text:p>https://t4.answers.travian.net/index.php?aid=193#go2answer</text:p>
          </table:table-cell>
          <table:table-cell office:value-type="float" office:value="6" table:style-name="ce2">
            <text:p>6</text:p>
          </table:table-cell>
          <table:table-cell office:value-type="float" office:value="1300" table:style-name="ce2">
            <text:p>1300</text:p>
          </table:table-cell>
          <table:table-cell office:value-type="float" office:value="1040" table:style-name="ce2">
            <text:p>1040</text:p>
          </table:table-cell>
          <table:table-cell office:value-type="float" office:value="390" table:style-name="ce2">
            <text:p>390</text:p>
          </table:table-cell>
          <table:table-cell office:value-type="float" office:value="780" table:style-name="ce2">
            <text:p>780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time" office:time-value="PT2H11M20S" table:style-name="ce3">
            <text:p>2:11:20</text:p>
          </table:table-cell>
          <table:table-cell office:value-type="float" office:value="70" table:style-name="ce7">
            <text:p>70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Mina de hierro','https://t4.answers.travian.net/index.php?aid=193#go2answer',6,1300,1040,390,780,2,3,'0,0912037037037037',70)" table:formula="of:=CONCATENATE(&quot;INSERT INTO construcciones(id, tipo, subTipo, nombre_ed, enlace, nivel, madera, barro, hierro, cereal, consumo, pc, tiempo, produccion, created_at, updated_at) VALUES (&quot;;&quot;'&quot;;[.A51];&quot;','&quot;;[.B51];&quot;','&quot;;[.C51];&quot;','&quot;;[.D51];&quot;',&quot;;[.E51];&quot;,&quot;;[.F51];&quot;,&quot;;[.G51];&quot;,&quot;;[.H51];&quot;,&quot;;[.I51];&quot;,&quot;;[.J51];&quot;,&quot;;[.K51];&quot;,'&quot;;[.L51];&quot;',&quot;;[.M51];&quot;)&quot;)" table:style-name="ce17">
            <text:p>INSERT INTO construcciones(id, tipo, subTipo, nombre_ed, enlace, nivel, madera, barro, hierro, cereal, consumo, pc, tiempo, produccion, created_at, updated_at) VALUES ('Producción','Recursos','Mina de hierro','https://t4.answers.travian.net/index.php?aid=193#go2answer',6,1300,1040,390,780,2,3,'0,0912037037037037',70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Mina de hierro</text:p>
          </table:table-cell>
          <table:table-cell office:value-type="string" table:style-name="ce1">
            <text:p>https://t4.answers.travian.net/index.php?aid=193#go2answer</text:p>
          </table:table-cell>
          <table:table-cell office:value-type="float" office:value="7" table:style-name="ce2">
            <text:p>7</text:p>
          </table:table-cell>
          <table:table-cell office:value-type="float" office:value="2170" table:style-name="ce2">
            <text:p>2170</text:p>
          </table:table-cell>
          <table:table-cell office:value-type="float" office:value="1735" table:style-name="ce2">
            <text:p>1735</text:p>
          </table:table-cell>
          <table:table-cell office:value-type="float" office:value="650" table:style-name="ce2">
            <text:p>650</text:p>
          </table:table-cell>
          <table:table-cell office:value-type="float" office:value="1300" table:style-name="ce2">
            <text:p>1300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time" office:time-value="PT3H33M30S" table:style-name="ce3">
            <text:p>3:33:30</text:p>
          </table:table-cell>
          <table:table-cell office:value-type="float" office:value="98" table:style-name="ce7">
            <text:p>98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Mina de hierro','https://t4.answers.travian.net/index.php?aid=193#go2answer',7,2170,1735,650,1300,2,4,'0,148263888888889',98)" table:formula="of:=CONCATENATE(&quot;INSERT INTO construcciones(id, tipo, subTipo, nombre_ed, enlace, nivel, madera, barro, hierro, cereal, consumo, pc, tiempo, produccion, created_at, updated_at) VALUES (&quot;;&quot;'&quot;;[.A52];&quot;','&quot;;[.B52];&quot;','&quot;;[.C52];&quot;','&quot;;[.D52];&quot;',&quot;;[.E52];&quot;,&quot;;[.F52];&quot;,&quot;;[.G52];&quot;,&quot;;[.H52];&quot;,&quot;;[.I52];&quot;,&quot;;[.J52];&quot;,&quot;;[.K52];&quot;,'&quot;;[.L52];&quot;',&quot;;[.M52];&quot;)&quot;)" table:style-name="ce17">
            <text:p>INSERT INTO construcciones(id, tipo, subTipo, nombre_ed, enlace, nivel, madera, barro, hierro, cereal, consumo, pc, tiempo, produccion, created_at, updated_at) VALUES ('Producción','Recursos','Mina de hierro','https://t4.answers.travian.net/index.php?aid=193#go2answer',7,2170,1735,650,1300,2,4,'0,148263888888889',98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Mina de hierro</text:p>
          </table:table-cell>
          <table:table-cell office:value-type="string" table:style-name="ce1">
            <text:p>https://t4.answers.travian.net/index.php?aid=193#go2answer</text:p>
          </table:table-cell>
          <table:table-cell office:value-type="float" office:value="8" table:style-name="ce2">
            <text:p>8</text:p>
          </table:table-cell>
          <table:table-cell office:value-type="float" office:value="3625" table:style-name="ce2">
            <text:p>3625</text:p>
          </table:table-cell>
          <table:table-cell office:value-type="float" office:value="2900" table:style-name="ce2">
            <text:p>2900</text:p>
          </table:table-cell>
          <table:table-cell office:value-type="float" office:value="1085" table:style-name="ce2">
            <text:p>1085</text:p>
          </table:table-cell>
          <table:table-cell office:value-type="float" office:value="2175" table:style-name="ce2">
            <text:p>2175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time" office:time-value="PT5H44M50S" table:style-name="ce3">
            <text:p>5:44:50</text:p>
          </table:table-cell>
          <table:table-cell office:value-type="float" office:value="140" table:style-name="ce7">
            <text:p>140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Mina de hierro','https://t4.answers.travian.net/index.php?aid=193#go2answer',8,3625,2900,1085,2175,2,4,'0,239467592592593',140)" table:formula="of:=CONCATENATE(&quot;INSERT INTO construcciones(id, tipo, subTipo, nombre_ed, enlace, nivel, madera, barro, hierro, cereal, consumo, pc, tiempo, produccion, created_at, updated_at) VALUES (&quot;;&quot;'&quot;;[.A53];&quot;','&quot;;[.B53];&quot;','&quot;;[.C53];&quot;','&quot;;[.D53];&quot;',&quot;;[.E53];&quot;,&quot;;[.F53];&quot;,&quot;;[.G53];&quot;,&quot;;[.H53];&quot;,&quot;;[.I53];&quot;,&quot;;[.J53];&quot;,&quot;;[.K53];&quot;,'&quot;;[.L53];&quot;',&quot;;[.M53];&quot;)&quot;)" table:style-name="ce17">
            <text:p>INSERT INTO construcciones(id, tipo, subTipo, nombre_ed, enlace, nivel, madera, barro, hierro, cereal, consumo, pc, tiempo, produccion, created_at, updated_at) VALUES ('Producción','Recursos','Mina de hierro','https://t4.answers.travian.net/index.php?aid=193#go2answer',8,3625,2900,1085,2175,2,4,'0,239467592592593',140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Mina de hierro</text:p>
          </table:table-cell>
          <table:table-cell office:value-type="string" table:style-name="ce1">
            <text:p>https://t4.answers.travian.net/index.php?aid=193#go2answer</text:p>
          </table:table-cell>
          <table:table-cell office:value-type="float" office:value="9" table:style-name="ce2">
            <text:p>9</text:p>
          </table:table-cell>
          <table:table-cell office:value-type="float" office:value="6050" table:style-name="ce2">
            <text:p>6050</text:p>
          </table:table-cell>
          <table:table-cell office:value-type="float" office:value="4840" table:style-name="ce2">
            <text:p>4840</text:p>
          </table:table-cell>
          <table:table-cell office:value-type="float" office:value="1815" table:style-name="ce2">
            <text:p>1815</text:p>
          </table:table-cell>
          <table:table-cell office:value-type="float" office:value="3630" table:style-name="ce2">
            <text:p>3630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time" office:time-value="PT9H15M10S" table:style-name="ce3">
            <text:p>9:15:10</text:p>
          </table:table-cell>
          <table:table-cell office:value-type="float" office:value="203" table:style-name="ce7">
            <text:p>203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Mina de hierro','https://t4.answers.travian.net/index.php?aid=193#go2answer',9,6050,4840,1815,3630,2,5,'0,385532407407407',203)" table:formula="of:=CONCATENATE(&quot;INSERT INTO construcciones(id, tipo, subTipo, nombre_ed, enlace, nivel, madera, barro, hierro, cereal, consumo, pc, tiempo, produccion, created_at, updated_at) VALUES (&quot;;&quot;'&quot;;[.A54];&quot;','&quot;;[.B54];&quot;','&quot;;[.C54];&quot;','&quot;;[.D54];&quot;',&quot;;[.E54];&quot;,&quot;;[.F54];&quot;,&quot;;[.G54];&quot;,&quot;;[.H54];&quot;,&quot;;[.I54];&quot;,&quot;;[.J54];&quot;,&quot;;[.K54];&quot;,'&quot;;[.L54];&quot;',&quot;;[.M54];&quot;)&quot;)" table:style-name="ce17">
            <text:p>INSERT INTO construcciones(id, tipo, subTipo, nombre_ed, enlace, nivel, madera, barro, hierro, cereal, consumo, pc, tiempo, produccion, created_at, updated_at) VALUES ('Producción','Recursos','Mina de hierro','https://t4.answers.travian.net/index.php?aid=193#go2answer',9,6050,4840,1815,3630,2,5,'0,385532407407407',203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Mina de hierro</text:p>
          </table:table-cell>
          <table:table-cell office:value-type="string" table:style-name="ce1">
            <text:p>https://t4.answers.travian.net/index.php?aid=193#go2answer</text:p>
          </table:table-cell>
          <table:table-cell office:value-type="float" office:value="10" table:style-name="ce2">
            <text:p>10</text:p>
          </table:table-cell>
          <table:table-cell office:value-type="float" office:value="10105" table:style-name="ce2">
            <text:p>10105</text:p>
          </table:table-cell>
          <table:table-cell office:value-type="float" office:value="8080" table:style-name="ce2">
            <text:p>8080</text:p>
          </table:table-cell>
          <table:table-cell office:value-type="float" office:value="3030" table:style-name="ce2">
            <text:p>3030</text:p>
          </table:table-cell>
          <table:table-cell office:value-type="float" office:value="6060" table:style-name="ce2">
            <text:p>6060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time" office:time-value="PT14H51M40S" table:style-name="ce3">
            <text:p>14:51:40</text:p>
          </table:table-cell>
          <table:table-cell office:value-type="float" office:value="280" table:style-name="ce7">
            <text:p>280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Mina de hierro','https://t4.answers.travian.net/index.php?aid=193#go2answer',10,10105,8080,3030,6060,2,6,'0,619212962962963',280)" table:formula="of:=CONCATENATE(&quot;INSERT INTO construcciones(id, tipo, subTipo, nombre_ed, enlace, nivel, madera, barro, hierro, cereal, consumo, pc, tiempo, produccion, created_at, updated_at) VALUES (&quot;;&quot;'&quot;;[.A55];&quot;','&quot;;[.B55];&quot;','&quot;;[.C55];&quot;','&quot;;[.D55];&quot;',&quot;;[.E55];&quot;,&quot;;[.F55];&quot;,&quot;;[.G55];&quot;,&quot;;[.H55];&quot;,&quot;;[.I55];&quot;,&quot;;[.J55];&quot;,&quot;;[.K55];&quot;,'&quot;;[.L55];&quot;',&quot;;[.M55];&quot;)&quot;)" table:style-name="ce17">
            <text:p>INSERT INTO construcciones(id, tipo, subTipo, nombre_ed, enlace, nivel, madera, barro, hierro, cereal, consumo, pc, tiempo, produccion, created_at, updated_at) VALUES ('Producción','Recursos','Mina de hierro','https://t4.answers.travian.net/index.php?aid=193#go2answer',10,10105,8080,3030,6060,2,6,'0,619212962962963',280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Mina de hierro</text:p>
          </table:table-cell>
          <table:table-cell office:value-type="string" table:style-name="ce1">
            <text:p>https://t4.answers.travian.net/index.php?aid=193#go2answer</text:p>
          </table:table-cell>
          <table:table-cell office:value-type="float" office:value="11" table:style-name="ce2">
            <text:p>11</text:p>
          </table:table-cell>
          <table:table-cell office:value-type="float" office:value="16870" table:style-name="ce2">
            <text:p>16870</text:p>
          </table:table-cell>
          <table:table-cell office:value-type="float" office:value="13500" table:style-name="ce2">
            <text:p>13500</text:p>
          </table:table-cell>
          <table:table-cell office:value-type="float" office:value="5060" table:style-name="ce2">
            <text:p>5060</text:p>
          </table:table-cell>
          <table:table-cell office:value-type="float" office:value="10125" table:style-name="ce2">
            <text:p>10125</text:p>
          </table:table-cell>
          <table:table-cell office:value-type="float" office:value="3" table:style-name="ce2">
            <text:p>3</text:p>
          </table:table-cell>
          <table:table-cell office:value-type="float" office:value="7" table:style-name="ce2">
            <text:p>7</text:p>
          </table:table-cell>
          <table:table-cell office:value-type="time" office:time-value="PT23H50M0S" table:style-name="ce3">
            <text:p>23:50:00</text:p>
          </table:table-cell>
          <table:table-cell office:value-type="float" office:value="392" table:style-name="ce7">
            <text:p>392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Mina de hierro','https://t4.answers.travian.net/index.php?aid=193#go2answer',11,16870,13500,5060,10125,3,7,'0,993055555555555',392)" table:formula="of:=CONCATENATE(&quot;INSERT INTO construcciones(id, tipo, subTipo, nombre_ed, enlace, nivel, madera, barro, hierro, cereal, consumo, pc, tiempo, produccion, created_at, updated_at) VALUES (&quot;;&quot;'&quot;;[.A56];&quot;','&quot;;[.B56];&quot;','&quot;;[.C56];&quot;','&quot;;[.D56];&quot;',&quot;;[.E56];&quot;,&quot;;[.F56];&quot;,&quot;;[.G56];&quot;,&quot;;[.H56];&quot;,&quot;;[.I56];&quot;,&quot;;[.J56];&quot;,&quot;;[.K56];&quot;,'&quot;;[.L56];&quot;',&quot;;[.M56];&quot;)&quot;)" table:style-name="ce17">
            <text:p>INSERT INTO construcciones(id, tipo, subTipo, nombre_ed, enlace, nivel, madera, barro, hierro, cereal, consumo, pc, tiempo, produccion, created_at, updated_at) VALUES ('Producción','Recursos','Mina de hierro','https://t4.answers.travian.net/index.php?aid=193#go2answer',11,16870,13500,5060,10125,3,7,'0,993055555555555',392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Mina de hierro</text:p>
          </table:table-cell>
          <table:table-cell office:value-type="string" table:style-name="ce1">
            <text:p>https://t4.answers.travian.net/index.php?aid=193#go2answer</text:p>
          </table:table-cell>
          <table:table-cell office:value-type="float" office:value="12" table:style-name="ce2">
            <text:p>12</text:p>
          </table:table-cell>
          <table:table-cell office:value-type="float" office:value="28175" table:style-name="ce2">
            <text:p>28175</text:p>
          </table:table-cell>
          <table:table-cell office:value-type="float" office:value="22540" table:style-name="ce2">
            <text:p>22540</text:p>
          </table:table-cell>
          <table:table-cell office:value-type="float" office:value="8455" table:style-name="ce2">
            <text:p>8455</text:p>
          </table:table-cell>
          <table:table-cell office:value-type="float" office:value="16905" table:style-name="ce2">
            <text:p>16905</text:p>
          </table:table-cell>
          <table:table-cell office:value-type="float" office:value="3" table:style-name="ce2">
            <text:p>3</text:p>
          </table:table-cell>
          <table:table-cell office:value-type="float" office:value="9" table:style-name="ce2">
            <text:p>9</text:p>
          </table:table-cell>
          <table:table-cell office:value-type="time" office:time-value="PT38H11M10S" table:style-name="ce4">
            <text:p>38:11:10</text:p>
          </table:table-cell>
          <table:table-cell office:value-type="float" office:value="525" table:style-name="ce7">
            <text:p>525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Mina de hierro','https://t4.answers.travian.net/index.php?aid=193#go2answer',12,28175,22540,8455,16905,3,9,'1,59108796296296',525)" table:formula="of:=CONCATENATE(&quot;INSERT INTO construcciones(id, tipo, subTipo, nombre_ed, enlace, nivel, madera, barro, hierro, cereal, consumo, pc, tiempo, produccion, created_at, updated_at) VALUES (&quot;;&quot;'&quot;;[.A57];&quot;','&quot;;[.B57];&quot;','&quot;;[.C57];&quot;','&quot;;[.D57];&quot;',&quot;;[.E57];&quot;,&quot;;[.F57];&quot;,&quot;;[.G57];&quot;,&quot;;[.H57];&quot;,&quot;;[.I57];&quot;,&quot;;[.J57];&quot;,&quot;;[.K57];&quot;,'&quot;;[.L57];&quot;',&quot;;[.M57];&quot;)&quot;)" table:style-name="ce17">
            <text:p>INSERT INTO construcciones(id, tipo, subTipo, nombre_ed, enlace, nivel, madera, barro, hierro, cereal, consumo, pc, tiempo, produccion, created_at, updated_at) VALUES ('Producción','Recursos','Mina de hierro','https://t4.answers.travian.net/index.php?aid=193#go2answer',12,28175,22540,8455,16905,3,9,'1,59108796296296',525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Mina de hierro</text:p>
          </table:table-cell>
          <table:table-cell office:value-type="string" table:style-name="ce1">
            <text:p>https://t4.answers.travian.net/index.php?aid=193#go2answer</text:p>
          </table:table-cell>
          <table:table-cell office:value-type="float" office:value="13" table:style-name="ce2">
            <text:p>13</text:p>
          </table:table-cell>
          <table:table-cell office:value-type="float" office:value="47055" table:style-name="ce2">
            <text:p>47055</text:p>
          </table:table-cell>
          <table:table-cell office:value-type="float" office:value="37645" table:style-name="ce2">
            <text:p>37645</text:p>
          </table:table-cell>
          <table:table-cell office:value-type="float" office:value="14115" table:style-name="ce2">
            <text:p>14115</text:p>
          </table:table-cell>
          <table:table-cell office:value-type="float" office:value="28230" table:style-name="ce2">
            <text:p>28230</text:p>
          </table:table-cell>
          <table:table-cell office:value-type="float" office:value="3" table:style-name="ce2">
            <text:p>3</text:p>
          </table:table-cell>
          <table:table-cell office:value-type="float" office:value="11" table:style-name="ce2">
            <text:p>11</text:p>
          </table:table-cell>
          <table:table-cell office:value-type="time" office:time-value="PT61H9M20S" table:style-name="ce4">
            <text:p>61:09:20</text:p>
          </table:table-cell>
          <table:table-cell office:value-type="float" office:value="693" table:style-name="ce7">
            <text:p>693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Mina de hierro','https://t4.answers.travian.net/index.php?aid=193#go2answer',13,47055,37645,14115,28230,3,11,'2,54814814814815',693)" table:formula="of:=CONCATENATE(&quot;INSERT INTO construcciones(id, tipo, subTipo, nombre_ed, enlace, nivel, madera, barro, hierro, cereal, consumo, pc, tiempo, produccion, created_at, updated_at) VALUES (&quot;;&quot;'&quot;;[.A58];&quot;','&quot;;[.B58];&quot;','&quot;;[.C58];&quot;','&quot;;[.D58];&quot;',&quot;;[.E58];&quot;,&quot;;[.F58];&quot;,&quot;;[.G58];&quot;,&quot;;[.H58];&quot;,&quot;;[.I58];&quot;,&quot;;[.J58];&quot;,&quot;;[.K58];&quot;,'&quot;;[.L58];&quot;',&quot;;[.M58];&quot;)&quot;)" table:style-name="ce17">
            <text:p>INSERT INTO construcciones(id, tipo, subTipo, nombre_ed, enlace, nivel, madera, barro, hierro, cereal, consumo, pc, tiempo, produccion, created_at, updated_at) VALUES ('Producción','Recursos','Mina de hierro','https://t4.answers.travian.net/index.php?aid=193#go2answer',13,47055,37645,14115,28230,3,11,'2,54814814814815',693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Mina de hierro</text:p>
          </table:table-cell>
          <table:table-cell office:value-type="string" table:style-name="ce1">
            <text:p>https://t4.answers.travian.net/index.php?aid=193#go2answer</text:p>
          </table:table-cell>
          <table:table-cell office:value-type="float" office:value="14" table:style-name="ce2">
            <text:p>14</text:p>
          </table:table-cell>
          <table:table-cell office:value-type="float" office:value="78580" table:style-name="ce2">
            <text:p>78580</text:p>
          </table:table-cell>
          <table:table-cell office:value-type="float" office:value="62865" table:style-name="ce2">
            <text:p>62865</text:p>
          </table:table-cell>
          <table:table-cell office:value-type="float" office:value="23575" table:style-name="ce2">
            <text:p>23575</text:p>
          </table:table-cell>
          <table:table-cell office:value-type="float" office:value="47150" table:style-name="ce2">
            <text:p>47150</text:p>
          </table:table-cell>
          <table:table-cell office:value-type="float" office:value="3" table:style-name="ce2">
            <text:p>3</text:p>
          </table:table-cell>
          <table:table-cell office:value-type="float" office:value="13" table:style-name="ce2">
            <text:p>13</text:p>
          </table:table-cell>
          <table:table-cell office:value-type="time" office:time-value="PT97H54M10S" table:style-name="ce4">
            <text:p>97:54:10</text:p>
          </table:table-cell>
          <table:table-cell office:value-type="float" office:value="889" table:style-name="ce7">
            <text:p>889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Mina de hierro','https://t4.answers.travian.net/index.php?aid=193#go2answer',14,78580,62865,23575,47150,3,13,'4,07928240740741',889)" table:formula="of:=CONCATENATE(&quot;INSERT INTO construcciones(id, tipo, subTipo, nombre_ed, enlace, nivel, madera, barro, hierro, cereal, consumo, pc, tiempo, produccion, created_at, updated_at) VALUES (&quot;;&quot;'&quot;;[.A59];&quot;','&quot;;[.B59];&quot;','&quot;;[.C59];&quot;','&quot;;[.D59];&quot;',&quot;;[.E59];&quot;,&quot;;[.F59];&quot;,&quot;;[.G59];&quot;,&quot;;[.H59];&quot;,&quot;;[.I59];&quot;,&quot;;[.J59];&quot;,&quot;;[.K59];&quot;,'&quot;;[.L59];&quot;',&quot;;[.M59];&quot;)&quot;)" table:style-name="ce17">
            <text:p>INSERT INTO construcciones(id, tipo, subTipo, nombre_ed, enlace, nivel, madera, barro, hierro, cereal, consumo, pc, tiempo, produccion, created_at, updated_at) VALUES ('Producción','Recursos','Mina de hierro','https://t4.answers.travian.net/index.php?aid=193#go2answer',14,78580,62865,23575,47150,3,13,'4,07928240740741',889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Mina de hierro</text:p>
          </table:table-cell>
          <table:table-cell office:value-type="string" table:style-name="ce1">
            <text:p>https://t4.answers.travian.net/index.php?aid=193#go2answer</text:p>
          </table:table-cell>
          <table:table-cell office:value-type="float" office:value="15" table:style-name="ce2">
            <text:p>15</text:p>
          </table:table-cell>
          <table:table-cell office:value-type="float" office:value="131230" table:style-name="ce2">
            <text:p>131230</text:p>
          </table:table-cell>
          <table:table-cell office:value-type="float" office:value="104985" table:style-name="ce2">
            <text:p>104985</text:p>
          </table:table-cell>
          <table:table-cell office:value-type="float" office:value="39370" table:style-name="ce2">
            <text:p>39370</text:p>
          </table:table-cell>
          <table:table-cell office:value-type="float" office:value="78740" table:style-name="ce2">
            <text:p>78740</text:p>
          </table:table-cell>
          <table:table-cell office:value-type="float" office:value="3" table:style-name="ce2">
            <text:p>3</text:p>
          </table:table-cell>
          <table:table-cell office:value-type="float" office:value="15" table:style-name="ce2">
            <text:p>15</text:p>
          </table:table-cell>
          <table:table-cell office:value-type="time" office:time-value="PT156H42M0S" table:style-name="ce4">
            <text:p>156:42:00</text:p>
          </table:table-cell>
          <table:table-cell office:value-type="float" office:value="1120" table:style-name="ce7">
            <text:p>1120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Mina de hierro','https://t4.answers.travian.net/index.php?aid=193#go2answer',15,131230,104985,39370,78740,3,15,'6,52916666666667',1120)" table:formula="of:=CONCATENATE(&quot;INSERT INTO construcciones(id, tipo, subTipo, nombre_ed, enlace, nivel, madera, barro, hierro, cereal, consumo, pc, tiempo, produccion, created_at, updated_at) VALUES (&quot;;&quot;'&quot;;[.A60];&quot;','&quot;;[.B60];&quot;','&quot;;[.C60];&quot;','&quot;;[.D60];&quot;',&quot;;[.E60];&quot;,&quot;;[.F60];&quot;,&quot;;[.G60];&quot;,&quot;;[.H60];&quot;,&quot;;[.I60];&quot;,&quot;;[.J60];&quot;,&quot;;[.K60];&quot;,'&quot;;[.L60];&quot;',&quot;;[.M60];&quot;)&quot;)" table:style-name="ce17">
            <text:p>INSERT INTO construcciones(id, tipo, subTipo, nombre_ed, enlace, nivel, madera, barro, hierro, cereal, consumo, pc, tiempo, produccion, created_at, updated_at) VALUES ('Producción','Recursos','Mina de hierro','https://t4.answers.travian.net/index.php?aid=193#go2answer',15,131230,104985,39370,78740,3,15,'6,52916666666667',1120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Mina de hierro</text:p>
          </table:table-cell>
          <table:table-cell office:value-type="string" table:style-name="ce1">
            <text:p>https://t4.answers.travian.net/index.php?aid=193#go2answer</text:p>
          </table:table-cell>
          <table:table-cell office:value-type="float" office:value="16" table:style-name="ce2">
            <text:p>16</text:p>
          </table:table-cell>
          <table:table-cell office:value-type="float" office:value="219155" table:style-name="ce2">
            <text:p>219155</text:p>
          </table:table-cell>
          <table:table-cell office:value-type="float" office:value="175320" table:style-name="ce2">
            <text:p>175320</text:p>
          </table:table-cell>
          <table:table-cell office:value-type="float" office:value="65745" table:style-name="ce2">
            <text:p>65745</text:p>
          </table:table-cell>
          <table:table-cell office:value-type="float" office:value="131490" table:style-name="ce2">
            <text:p>131490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2">
            <text:p>18</text:p>
          </table:table-cell>
          <table:table-cell office:value-type="time" office:time-value="PT250H46M30S" table:style-name="ce4">
            <text:p>250:46:30</text:p>
          </table:table-cell>
          <table:table-cell office:value-type="float" office:value="1400" table:style-name="ce7">
            <text:p>1400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Mina de hierro','https://t4.answers.travian.net/index.php?aid=193#go2answer',16,219155,175320,65745,131490,3,18,'10,4489583333333',1400)" table:formula="of:=CONCATENATE(&quot;INSERT INTO construcciones(id, tipo, subTipo, nombre_ed, enlace, nivel, madera, barro, hierro, cereal, consumo, pc, tiempo, produccion, created_at, updated_at) VALUES (&quot;;&quot;'&quot;;[.A61];&quot;','&quot;;[.B61];&quot;','&quot;;[.C61];&quot;','&quot;;[.D61];&quot;',&quot;;[.E61];&quot;,&quot;;[.F61];&quot;,&quot;;[.G61];&quot;,&quot;;[.H61];&quot;,&quot;;[.I61];&quot;,&quot;;[.J61];&quot;,&quot;;[.K61];&quot;,'&quot;;[.L61];&quot;',&quot;;[.M61];&quot;)&quot;)" table:style-name="ce17">
            <text:p>INSERT INTO construcciones(id, tipo, subTipo, nombre_ed, enlace, nivel, madera, barro, hierro, cereal, consumo, pc, tiempo, produccion, created_at, updated_at) VALUES ('Producción','Recursos','Mina de hierro','https://t4.answers.travian.net/index.php?aid=193#go2answer',16,219155,175320,65745,131490,3,18,'10,4489583333333',1400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Mina de hierro</text:p>
          </table:table-cell>
          <table:table-cell office:value-type="string" table:style-name="ce1">
            <text:p>https://t4.answers.travian.net/index.php?aid=193#go2answer</text:p>
          </table:table-cell>
          <table:table-cell office:value-type="float" office:value="17" table:style-name="ce2">
            <text:p>17</text:p>
          </table:table-cell>
          <table:table-cell office:value-type="float" office:value="365985" table:style-name="ce2">
            <text:p>365985</text:p>
          </table:table-cell>
          <table:table-cell office:value-type="float" office:value="292790" table:style-name="ce2">
            <text:p>292790</text:p>
          </table:table-cell>
          <table:table-cell office:value-type="float" office:value="109795" table:style-name="ce2">
            <text:p>109795</text:p>
          </table:table-cell>
          <table:table-cell office:value-type="float" office:value="219590" table:style-name="ce2">
            <text:p>219590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2">
            <text:p>22</text:p>
          </table:table-cell>
          <table:table-cell office:value-type="time" office:time-value="PT401H17M40S" table:style-name="ce4">
            <text:p>401:17:40</text:p>
          </table:table-cell>
          <table:table-cell office:value-type="float" office:value="1820" table:style-name="ce7">
            <text:p>1820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Mina de hierro','https://t4.answers.travian.net/index.php?aid=193#go2answer',17,365985,292790,109795,219590,3,22,'16,7206018518518',1820)" table:formula="of:=CONCATENATE(&quot;INSERT INTO construcciones(id, tipo, subTipo, nombre_ed, enlace, nivel, madera, barro, hierro, cereal, consumo, pc, tiempo, produccion, created_at, updated_at) VALUES (&quot;;&quot;'&quot;;[.A62];&quot;','&quot;;[.B62];&quot;','&quot;;[.C62];&quot;','&quot;;[.D62];&quot;',&quot;;[.E62];&quot;,&quot;;[.F62];&quot;,&quot;;[.G62];&quot;,&quot;;[.H62];&quot;,&quot;;[.I62];&quot;,&quot;;[.J62];&quot;,&quot;;[.K62];&quot;,'&quot;;[.L62];&quot;',&quot;;[.M62];&quot;)&quot;)" table:style-name="ce17">
            <text:p>INSERT INTO construcciones(id, tipo, subTipo, nombre_ed, enlace, nivel, madera, barro, hierro, cereal, consumo, pc, tiempo, produccion, created_at, updated_at) VALUES ('Producción','Recursos','Mina de hierro','https://t4.answers.travian.net/index.php?aid=193#go2answer',17,365985,292790,109795,219590,3,22,'16,7206018518518',1820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Mina de hierro</text:p>
          </table:table-cell>
          <table:table-cell office:value-type="string" table:style-name="ce1">
            <text:p>https://t4.answers.travian.net/index.php?aid=193#go2answer</text:p>
          </table:table-cell>
          <table:table-cell office:value-type="float" office:value="18" table:style-name="ce2">
            <text:p>18</text:p>
          </table:table-cell>
          <table:table-cell office:value-type="float" office:value="611195" table:style-name="ce2">
            <text:p>611195</text:p>
          </table:table-cell>
          <table:table-cell office:value-type="float" office:value="488955" table:style-name="ce2">
            <text:p>488955</text:p>
          </table:table-cell>
          <table:table-cell office:value-type="float" office:value="183360" table:style-name="ce2">
            <text:p>183360</text:p>
          </table:table-cell>
          <table:table-cell office:value-type="float" office:value="366715" table:style-name="ce2">
            <text:p>366715</text:p>
          </table:table-cell>
          <table:table-cell office:value-type="float" office:value="3" table:style-name="ce2">
            <text:p>3</text:p>
          </table:table-cell>
          <table:table-cell office:value-type="float" office:value="27" table:style-name="ce2">
            <text:p>27</text:p>
          </table:table-cell>
          <table:table-cell office:value-type="time" office:time-value="PT642H7M40S" table:style-name="ce4">
            <text:p>642:07:40</text:p>
          </table:table-cell>
          <table:table-cell office:value-type="float" office:value="2240" table:style-name="ce7">
            <text:p>2240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Mina de hierro','https://t4.answers.travian.net/index.php?aid=193#go2answer',18,611195,488955,183360,366715,3,27,'26,7553240740741',2240)" table:formula="of:=CONCATENATE(&quot;INSERT INTO construcciones(id, tipo, subTipo, nombre_ed, enlace, nivel, madera, barro, hierro, cereal, consumo, pc, tiempo, produccion, created_at, updated_at) VALUES (&quot;;&quot;'&quot;;[.A63];&quot;','&quot;;[.B63];&quot;','&quot;;[.C63];&quot;','&quot;;[.D63];&quot;',&quot;;[.E63];&quot;,&quot;;[.F63];&quot;,&quot;;[.G63];&quot;,&quot;;[.H63];&quot;,&quot;;[.I63];&quot;,&quot;;[.J63];&quot;,&quot;;[.K63];&quot;,'&quot;;[.L63];&quot;',&quot;;[.M63];&quot;)&quot;)" table:style-name="ce17">
            <text:p>INSERT INTO construcciones(id, tipo, subTipo, nombre_ed, enlace, nivel, madera, barro, hierro, cereal, consumo, pc, tiempo, produccion, created_at, updated_at) VALUES ('Producción','Recursos','Mina de hierro','https://t4.answers.travian.net/index.php?aid=193#go2answer',18,611195,488955,183360,366715,3,27,'26,7553240740741',2240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Mina de hierro</text:p>
          </table:table-cell>
          <table:table-cell office:value-type="string" table:style-name="ce1">
            <text:p>https://t4.answers.travian.net/index.php?aid=193#go2answer</text:p>
          </table:table-cell>
          <table:table-cell office:value-type="float" office:value="19" table:style-name="ce2">
            <text:p>19</text:p>
          </table:table-cell>
          <table:table-cell office:value-type="float" office:value="1020695" table:style-name="ce2">
            <text:p>1020695</text:p>
          </table:table-cell>
          <table:table-cell office:value-type="float" office:value="816555" table:style-name="ce2">
            <text:p>816555</text:p>
          </table:table-cell>
          <table:table-cell office:value-type="float" office:value="306210" table:style-name="ce2">
            <text:p>306210</text:p>
          </table:table-cell>
          <table:table-cell office:value-type="float" office:value="612420" table:style-name="ce2">
            <text:p>612420</text:p>
          </table:table-cell>
          <table:table-cell office:value-type="float" office:value="3" table:style-name="ce2">
            <text:p>3</text:p>
          </table:table-cell>
          <table:table-cell office:value-type="float" office:value="32" table:style-name="ce2">
            <text:p>32</text:p>
          </table:table-cell>
          <table:table-cell office:value-type="time" office:time-value="PT1027H27M30S" table:style-name="ce4">
            <text:p>1027:27:30</text:p>
          </table:table-cell>
          <table:table-cell office:value-type="float" office:value="2800" table:style-name="ce7">
            <text:p>2800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Mina de hierro','https://t4.answers.travian.net/index.php?aid=193#go2answer',19,1020695,816555,306210,612420,3,32,'42,8107638888889',2800)" table:formula="of:=CONCATENATE(&quot;INSERT INTO construcciones(id, tipo, subTipo, nombre_ed, enlace, nivel, madera, barro, hierro, cereal, consumo, pc, tiempo, produccion, created_at, updated_at) VALUES (&quot;;&quot;'&quot;;[.A64];&quot;','&quot;;[.B64];&quot;','&quot;;[.C64];&quot;','&quot;;[.D64];&quot;',&quot;;[.E64];&quot;,&quot;;[.F64];&quot;,&quot;;[.G64];&quot;,&quot;;[.H64];&quot;,&quot;;[.I64];&quot;,&quot;;[.J64];&quot;,&quot;;[.K64];&quot;,'&quot;;[.L64];&quot;',&quot;;[.M64];&quot;)&quot;)" table:style-name="ce17">
            <text:p>INSERT INTO construcciones(id, tipo, subTipo, nombre_ed, enlace, nivel, madera, barro, hierro, cereal, consumo, pc, tiempo, produccion, created_at, updated_at) VALUES ('Producción','Recursos','Mina de hierro','https://t4.answers.travian.net/index.php?aid=193#go2answer',19,1020695,816555,306210,612420,3,32,'42,8107638888889',2800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Mina de hierro</text:p>
          </table:table-cell>
          <table:table-cell office:value-type="string" table:style-name="ce1">
            <text:p>https://t4.answers.travian.net/index.php?aid=193#go2answer</text:p>
          </table:table-cell>
          <table:table-cell office:value-type="float" office:value="20" table:style-name="ce2">
            <text:p>20</text:p>
          </table:table-cell>
          <table:table-cell office:value-type="float" office:value="1704565" table:style-name="ce2">
            <text:p>1704565</text:p>
          </table:table-cell>
          <table:table-cell office:value-type="float" office:value="1363650" table:style-name="ce2">
            <text:p>1363650</text:p>
          </table:table-cell>
          <table:table-cell office:value-type="float" office:value="511370" table:style-name="ce2">
            <text:p>511370</text:p>
          </table:table-cell>
          <table:table-cell office:value-type="float" office:value="1022740" table:style-name="ce2">
            <text:p>1022740</text:p>
          </table:table-cell>
          <table:table-cell office:value-type="float" office:value="3" table:style-name="ce2">
            <text:p>3</text:p>
          </table:table-cell>
          <table:table-cell office:value-type="float" office:value="38" table:style-name="ce2">
            <text:p>38</text:p>
          </table:table-cell>
          <table:table-cell office:value-type="time" office:time-value="PT1643H59M30S" table:style-name="ce4">
            <text:p>1643:59:30</text:p>
          </table:table-cell>
          <table:table-cell office:value-type="float" office:value="3430" table:style-name="ce7">
            <text:p>3430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Mina de hierro','https://t4.answers.travian.net/index.php?aid=193#go2answer',20,1704565,1363650,511370,1022740,3,38,'68,4996527777778',3430)" table:formula="of:=CONCATENATE(&quot;INSERT INTO construcciones(id, tipo, subTipo, nombre_ed, enlace, nivel, madera, barro, hierro, cereal, consumo, pc, tiempo, produccion, created_at, updated_at) VALUES (&quot;;&quot;'&quot;;[.A65];&quot;','&quot;;[.B65];&quot;','&quot;;[.C65];&quot;','&quot;;[.D65];&quot;',&quot;;[.E65];&quot;,&quot;;[.F65];&quot;,&quot;;[.G65];&quot;,&quot;;[.H65];&quot;,&quot;;[.I65];&quot;,&quot;;[.J65];&quot;,&quot;;[.K65];&quot;,'&quot;;[.L65];&quot;',&quot;;[.M65];&quot;)&quot;)" table:style-name="ce17">
            <text:p>INSERT INTO construcciones(id, tipo, subTipo, nombre_ed, enlace, nivel, madera, barro, hierro, cereal, consumo, pc, tiempo, produccion, created_at, updated_at) VALUES ('Producción','Recursos','Mina de hierro','https://t4.answers.travian.net/index.php?aid=193#go2answer',20,1704565,1363650,511370,1022740,3,38,'68,4996527777778',3430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Mina de hierro</text:p>
          </table:table-cell>
          <table:table-cell office:value-type="string" table:style-name="ce1">
            <text:p>https://t4.answers.travian.net/index.php?aid=193#go2answer</text:p>
          </table:table-cell>
          <table:table-cell office:value-type="float" office:value="21" table:style-name="ce2">
            <text:p>21</text:p>
          </table:table-cell>
          <table:table-cell office:value-type="float" office:value="2846620" table:style-name="ce2">
            <text:p>2846620</text:p>
          </table:table-cell>
          <table:table-cell office:value-type="float" office:value="2277295" table:style-name="ce2">
            <text:p>2277295</text:p>
          </table:table-cell>
          <table:table-cell office:value-type="float" office:value="853985" table:style-name="ce2">
            <text:p>853985</text:p>
          </table:table-cell>
          <table:table-cell office:value-type="float" office:value="1707970" table:style-name="ce2">
            <text:p>1707970</text:p>
          </table:table-cell>
          <table:table-cell office:value-type="float" office:value="4" table:style-name="ce2">
            <text:p>4</text:p>
          </table:table-cell>
          <table:table-cell office:value-type="float" office:value="46" table:style-name="ce2">
            <text:p>46</text:p>
          </table:table-cell>
          <table:table-cell office:value-type="time" office:time-value="PT2630H26M30S" table:style-name="ce4">
            <text:p>2630:26:30</text:p>
          </table:table-cell>
          <table:table-cell office:value-type="float" office:value="4270" table:style-name="ce7">
            <text:p>4270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Mina de hierro','https://t4.answers.travian.net/index.php?aid=193#go2answer',21,2846620,2277295,853985,1707970,4,46,'109,601736111111',4270)" table:formula="of:=CONCATENATE(&quot;INSERT INTO construcciones(id, tipo, subTipo, nombre_ed, enlace, nivel, madera, barro, hierro, cereal, consumo, pc, tiempo, produccion, created_at, updated_at) VALUES (&quot;;&quot;'&quot;;[.A66];&quot;','&quot;;[.B66];&quot;','&quot;;[.C66];&quot;','&quot;;[.D66];&quot;',&quot;;[.E66];&quot;,&quot;;[.F66];&quot;,&quot;;[.G66];&quot;,&quot;;[.H66];&quot;,&quot;;[.I66];&quot;,&quot;;[.J66];&quot;,&quot;;[.K66];&quot;,'&quot;;[.L66];&quot;',&quot;;[.M66];&quot;)&quot;)" table:style-name="ce17">
            <text:p>INSERT INTO construcciones(id, tipo, subTipo, nombre_ed, enlace, nivel, madera, barro, hierro, cereal, consumo, pc, tiempo, produccion, created_at, updated_at) VALUES ('Producción','Recursos','Mina de hierro','https://t4.answers.travian.net/index.php?aid=193#go2answer',21,2846620,2277295,853985,1707970,4,46,'109,601736111111',4270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Mina de hierro</text:p>
          </table:table-cell>
          <table:table-cell office:value-type="string" table:style-name="ce1">
            <text:p>https://t4.answers.travian.net/index.php?aid=193#go2answer</text:p>
          </table:table-cell>
          <table:table-cell office:value-type="float" office:value="22" table:style-name="ce12">
            <text:p>22</text:p>
          </table:table-cell>
          <table:table-cell office:value-type="float" office:value="4753855" table:style-name="ce12">
            <text:p>4753855</text:p>
          </table:table-cell>
          <table:table-cell office:value-type="float" office:value="3803085" table:style-name="ce12">
            <text:p>3803085</text:p>
          </table:table-cell>
          <table:table-cell office:value-type="float" office:value="1426155" table:style-name="ce12">
            <text:p>1426155</text:p>
          </table:table-cell>
          <table:table-cell office:value-type="float" office:value="2852315" table:style-name="ce12">
            <text:p>2852315</text:p>
          </table:table-cell>
          <table:table-cell office:value-type="float" office:value="4" table:style-name="ce12">
            <text:p>4</text:p>
          </table:table-cell>
          <table:table-cell office:value-type="float" office:value="55" table:style-name="ce12">
            <text:p>55</text:p>
          </table:table-cell>
          <table:table-cell office:value-type="time" office:time-value="PT4208H45M40S" table:style-name="ce13">
            <text:p>4208:45:40</text:p>
          </table:table-cell>
          <table:table-cell office:value-type="float" office:value="5250" table:style-name="ce14">
            <text:p>5250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Mina de hierro','https://t4.answers.travian.net/index.php?aid=193#go2answer',22,4753855,3803085,1426155,2852315,4,55,'175,365046296296',5250)" table:formula="of:=CONCATENATE(&quot;INSERT INTO construcciones(id, tipo, subTipo, nombre_ed, enlace, nivel, madera, barro, hierro, cereal, consumo, pc, tiempo, produccion, created_at, updated_at) VALUES (&quot;;&quot;'&quot;;[.A67];&quot;','&quot;;[.B67];&quot;','&quot;;[.C67];&quot;','&quot;;[.D67];&quot;',&quot;;[.E67];&quot;,&quot;;[.F67];&quot;,&quot;;[.G67];&quot;,&quot;;[.H67];&quot;,&quot;;[.I67];&quot;,&quot;;[.J67];&quot;,&quot;;[.K67];&quot;,'&quot;;[.L67];&quot;',&quot;;[.M67];&quot;)&quot;)" table:style-name="ce17">
            <text:p>INSERT INTO construcciones(id, tipo, subTipo, nombre_ed, enlace, nivel, madera, barro, hierro, cereal, consumo, pc, tiempo, produccion, created_at, updated_at) VALUES ('Producción','Recursos','Mina de hierro','https://t4.answers.travian.net/index.php?aid=193#go2answer',22,4753855,3803085,1426155,2852315,4,55,'175,365046296296',5250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Leñador</text:p>
          </table:table-cell>
          <table:table-cell office:value-type="string" table:style-name="ce1">
            <text:p>https://t4.answers.travian.net/index.php?aid=195#go2answer</text:p>
          </table:table-cell>
          <table:table-cell office:value-type="float" office:value="1" table:style-name="ce2">
            <text:p>1</text:p>
          </table:table-cell>
          <table:table-cell office:value-type="float" office:value="40" table:style-name="ce2">
            <text:p>40</text:p>
          </table:table-cell>
          <table:table-cell office:value-type="float" office:value="100" table:style-name="ce2">
            <text:p>100</text:p>
          </table:table-cell>
          <table:table-cell office:value-type="float" office:value="50" table:style-name="ce2">
            <text:p>50</text:p>
          </table:table-cell>
          <table:table-cell office:value-type="float" office:value="60" table:style-name="ce2">
            <text:p>6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time" office:time-value="PT0H4M20S" table:style-name="ce3">
            <text:p>0:04:20</text:p>
          </table:table-cell>
          <table:table-cell office:value-type="float" office:value="7" table:style-name="ce7">
            <text:p>7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Leñador','https://t4.answers.travian.net/index.php?aid=195#go2answer',1,40,100,50,60,2,1,'0,00300925925925926',7)" table:formula="of:=CONCATENATE(&quot;INSERT INTO construcciones(id, tipo, subTipo, nombre_ed, enlace, nivel, madera, barro, hierro, cereal, consumo, pc, tiempo, produccion, created_at, updated_at) VALUES (&quot;;&quot;'&quot;;[.A68];&quot;','&quot;;[.B68];&quot;','&quot;;[.C68];&quot;','&quot;;[.D68];&quot;',&quot;;[.E68];&quot;,&quot;;[.F68];&quot;,&quot;;[.G68];&quot;,&quot;;[.H68];&quot;,&quot;;[.I68];&quot;,&quot;;[.J68];&quot;,&quot;;[.K68];&quot;,'&quot;;[.L68];&quot;',&quot;;[.M68];&quot;)&quot;)" table:style-name="ce17">
            <text:p>INSERT INTO construcciones(id, tipo, subTipo, nombre_ed, enlace, nivel, madera, barro, hierro, cereal, consumo, pc, tiempo, produccion, created_at, updated_at) VALUES ('Producción','Recursos','Leñador','https://t4.answers.travian.net/index.php?aid=195#go2answer',1,40,100,50,60,2,1,'0,00300925925925926',7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Leñador</text:p>
          </table:table-cell>
          <table:table-cell office:value-type="string" table:style-name="ce1">
            <text:p>https://t4.answers.travian.net/index.php?aid=195#go2answer</text:p>
          </table:table-cell>
          <table:table-cell office:value-type="float" office:value="2" table:style-name="ce2">
            <text:p>2</text:p>
          </table:table-cell>
          <table:table-cell office:value-type="float" office:value="65" table:style-name="ce2">
            <text:p>65</text:p>
          </table:table-cell>
          <table:table-cell office:value-type="float" office:value="165" table:style-name="ce2">
            <text:p>165</text:p>
          </table:table-cell>
          <table:table-cell office:value-type="float" office:value="85" table:style-name="ce2">
            <text:p>85</text:p>
          </table:table-cell>
          <table:table-cell office:value-type="float" office:value="100" table:style-name="ce2">
            <text:p>10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time" office:time-value="PT0H10M20S" table:style-name="ce3">
            <text:p>0:10:20</text:p>
          </table:table-cell>
          <table:table-cell office:value-type="float" office:value="13" table:style-name="ce7">
            <text:p>13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Leñador','https://t4.answers.travian.net/index.php?aid=195#go2answer',2,65,165,85,100,1,1,'0,00717592592592593',13)" table:formula="of:=CONCATENATE(&quot;INSERT INTO construcciones(id, tipo, subTipo, nombre_ed, enlace, nivel, madera, barro, hierro, cereal, consumo, pc, tiempo, produccion, created_at, updated_at) VALUES (&quot;;&quot;'&quot;;[.A69];&quot;','&quot;;[.B69];&quot;','&quot;;[.C69];&quot;','&quot;;[.D69];&quot;',&quot;;[.E69];&quot;,&quot;;[.F69];&quot;,&quot;;[.G69];&quot;,&quot;;[.H69];&quot;,&quot;;[.I69];&quot;,&quot;;[.J69];&quot;,&quot;;[.K69];&quot;,'&quot;;[.L69];&quot;',&quot;;[.M69];&quot;)&quot;)" table:style-name="ce17">
            <text:p>INSERT INTO construcciones(id, tipo, subTipo, nombre_ed, enlace, nivel, madera, barro, hierro, cereal, consumo, pc, tiempo, produccion, created_at, updated_at) VALUES ('Producción','Recursos','Leñador','https://t4.answers.travian.net/index.php?aid=195#go2answer',2,65,165,85,100,1,1,'0,00717592592592593',13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Leñador</text:p>
          </table:table-cell>
          <table:table-cell office:value-type="string" table:style-name="ce1">
            <text:p>https://t4.answers.travian.net/index.php?aid=195#go2answer</text:p>
          </table:table-cell>
          <table:table-cell office:value-type="float" office:value="3" table:style-name="ce2">
            <text:p>3</text:p>
          </table:table-cell>
          <table:table-cell office:value-type="float" office:value="110" table:style-name="ce2">
            <text:p>110</text:p>
          </table:table-cell>
          <table:table-cell office:value-type="float" office:value="280" table:style-name="ce2">
            <text:p>280</text:p>
          </table:table-cell>
          <table:table-cell office:value-type="float" office:value="140" table:style-name="ce2">
            <text:p>140</text:p>
          </table:table-cell>
          <table:table-cell office:value-type="float" office:value="165" table:style-name="ce2">
            <text:p>16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time" office:time-value="PT0H19M50S" table:style-name="ce3">
            <text:p>0:19:50</text:p>
          </table:table-cell>
          <table:table-cell office:value-type="float" office:value="21" table:style-name="ce7">
            <text:p>21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Leñador','https://t4.answers.travian.net/index.php?aid=195#go2answer',3,110,280,140,165,1,2,'0,0137731481481481',21)" table:formula="of:=CONCATENATE(&quot;INSERT INTO construcciones(id, tipo, subTipo, nombre_ed, enlace, nivel, madera, barro, hierro, cereal, consumo, pc, tiempo, produccion, created_at, updated_at) VALUES (&quot;;&quot;'&quot;;[.A70];&quot;','&quot;;[.B70];&quot;','&quot;;[.C70];&quot;','&quot;;[.D70];&quot;',&quot;;[.E70];&quot;,&quot;;[.F70];&quot;,&quot;;[.G70];&quot;,&quot;;[.H70];&quot;,&quot;;[.I70];&quot;,&quot;;[.J70];&quot;,&quot;;[.K70];&quot;,'&quot;;[.L70];&quot;',&quot;;[.M70];&quot;)&quot;)" table:style-name="ce17">
            <text:p>INSERT INTO construcciones(id, tipo, subTipo, nombre_ed, enlace, nivel, madera, barro, hierro, cereal, consumo, pc, tiempo, produccion, created_at, updated_at) VALUES ('Producción','Recursos','Leñador','https://t4.answers.travian.net/index.php?aid=195#go2answer',3,110,280,140,165,1,2,'0,0137731481481481',21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Leñador</text:p>
          </table:table-cell>
          <table:table-cell office:value-type="string" table:style-name="ce1">
            <text:p>https://t4.answers.travian.net/index.php?aid=195#go2answer</text:p>
          </table:table-cell>
          <table:table-cell office:value-type="float" office:value="4" table:style-name="ce2">
            <text:p>4</text:p>
          </table:table-cell>
          <table:table-cell office:value-type="float" office:value="185" table:style-name="ce2">
            <text:p>185</text:p>
          </table:table-cell>
          <table:table-cell office:value-type="float" office:value="465" table:style-name="ce2">
            <text:p>465</text:p>
          </table:table-cell>
          <table:table-cell office:value-type="float" office:value="235" table:style-name="ce2">
            <text:p>235</text:p>
          </table:table-cell>
          <table:table-cell office:value-type="float" office:value="280" table:style-name="ce2">
            <text:p>28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time" office:time-value="PT0H35M0S" table:style-name="ce3">
            <text:p>0:35:00</text:p>
          </table:table-cell>
          <table:table-cell office:value-type="float" office:value="31" table:style-name="ce7">
            <text:p>31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Leñador','https://t4.answers.travian.net/index.php?aid=195#go2answer',4,185,465,235,280,1,2,'0,0243055555555556',31)" table:formula="of:=CONCATENATE(&quot;INSERT INTO construcciones(id, tipo, subTipo, nombre_ed, enlace, nivel, madera, barro, hierro, cereal, consumo, pc, tiempo, produccion, created_at, updated_at) VALUES (&quot;;&quot;'&quot;;[.A71];&quot;','&quot;;[.B71];&quot;','&quot;;[.C71];&quot;','&quot;;[.D71];&quot;',&quot;;[.E71];&quot;,&quot;;[.F71];&quot;,&quot;;[.G71];&quot;,&quot;;[.H71];&quot;,&quot;;[.I71];&quot;,&quot;;[.J71];&quot;,&quot;;[.K71];&quot;,'&quot;;[.L71];&quot;',&quot;;[.M71];&quot;)&quot;)" table:style-name="ce17">
            <text:p>INSERT INTO construcciones(id, tipo, subTipo, nombre_ed, enlace, nivel, madera, barro, hierro, cereal, consumo, pc, tiempo, produccion, created_at, updated_at) VALUES ('Producción','Recursos','Leñador','https://t4.answers.travian.net/index.php?aid=195#go2answer',4,185,465,235,280,1,2,'0,0243055555555556',31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Leñador</text:p>
          </table:table-cell>
          <table:table-cell office:value-type="string" table:style-name="ce1">
            <text:p>https://t4.answers.travian.net/index.php?aid=195#go2answer</text:p>
          </table:table-cell>
          <table:table-cell office:value-type="float" office:value="5" table:style-name="ce2">
            <text:p>5</text:p>
          </table:table-cell>
          <table:table-cell office:value-type="float" office:value="310" table:style-name="ce2">
            <text:p>310</text:p>
          </table:table-cell>
          <table:table-cell office:value-type="float" office:value="780" table:style-name="ce2">
            <text:p>780</text:p>
          </table:table-cell>
          <table:table-cell office:value-type="float" office:value="390" table:style-name="ce2">
            <text:p>390</text:p>
          </table:table-cell>
          <table:table-cell office:value-type="float" office:value="465" table:style-name="ce2">
            <text:p>465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time" office:time-value="PT0H59M20S" table:style-name="ce3">
            <text:p>0:59:20</text:p>
          </table:table-cell>
          <table:table-cell office:value-type="float" office:value="46" table:style-name="ce7">
            <text:p>46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Leñador','https://t4.answers.travian.net/index.php?aid=195#go2answer',5,310,780,390,465,1,2,'0,0412037037037037',46)" table:formula="of:=CONCATENATE(&quot;INSERT INTO construcciones(id, tipo, subTipo, nombre_ed, enlace, nivel, madera, barro, hierro, cereal, consumo, pc, tiempo, produccion, created_at, updated_at) VALUES (&quot;;&quot;'&quot;;[.A72];&quot;','&quot;;[.B72];&quot;','&quot;;[.C72];&quot;','&quot;;[.D72];&quot;',&quot;;[.E72];&quot;,&quot;;[.F72];&quot;,&quot;;[.G72];&quot;,&quot;;[.H72];&quot;,&quot;;[.I72];&quot;,&quot;;[.J72];&quot;,&quot;;[.K72];&quot;,'&quot;;[.L72];&quot;',&quot;;[.M72];&quot;)&quot;)" table:style-name="ce17">
            <text:p>INSERT INTO construcciones(id, tipo, subTipo, nombre_ed, enlace, nivel, madera, barro, hierro, cereal, consumo, pc, tiempo, produccion, created_at, updated_at) VALUES ('Producción','Recursos','Leñador','https://t4.answers.travian.net/index.php?aid=195#go2answer',5,310,780,390,465,1,2,'0,0412037037037037',46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Leñador</text:p>
          </table:table-cell>
          <table:table-cell office:value-type="string" table:style-name="ce1">
            <text:p>https://t4.answers.travian.net/index.php?aid=195#go2answer</text:p>
          </table:table-cell>
          <table:table-cell office:value-type="float" office:value="6" table:style-name="ce2">
            <text:p>6</text:p>
          </table:table-cell>
          <table:table-cell office:value-type="float" office:value="520" table:style-name="ce2">
            <text:p>520</text:p>
          </table:table-cell>
          <table:table-cell office:value-type="float" office:value="1300" table:style-name="ce2">
            <text:p>1300</text:p>
          </table:table-cell>
          <table:table-cell office:value-type="float" office:value="650" table:style-name="ce2">
            <text:p>650</text:p>
          </table:table-cell>
          <table:table-cell office:value-type="float" office:value="780" table:style-name="ce2">
            <text:p>780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time" office:time-value="PT1H38M10S" table:style-name="ce3">
            <text:p>1:38:10</text:p>
          </table:table-cell>
          <table:table-cell office:value-type="float" office:value="70" table:style-name="ce7">
            <text:p>70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Leñador','https://t4.answers.travian.net/index.php?aid=195#go2answer',6,520,1300,650,780,2,3,'0,0681712962962963',70)" table:formula="of:=CONCATENATE(&quot;INSERT INTO construcciones(id, tipo, subTipo, nombre_ed, enlace, nivel, madera, barro, hierro, cereal, consumo, pc, tiempo, produccion, created_at, updated_at) VALUES (&quot;;&quot;'&quot;;[.A73];&quot;','&quot;;[.B73];&quot;','&quot;;[.C73];&quot;','&quot;;[.D73];&quot;',&quot;;[.E73];&quot;,&quot;;[.F73];&quot;,&quot;;[.G73];&quot;,&quot;;[.H73];&quot;,&quot;;[.I73];&quot;,&quot;;[.J73];&quot;,&quot;;[.K73];&quot;,'&quot;;[.L73];&quot;',&quot;;[.M73];&quot;)&quot;)" table:style-name="ce17">
            <text:p>INSERT INTO construcciones(id, tipo, subTipo, nombre_ed, enlace, nivel, madera, barro, hierro, cereal, consumo, pc, tiempo, produccion, created_at, updated_at) VALUES ('Producción','Recursos','Leñador','https://t4.answers.travian.net/index.php?aid=195#go2answer',6,520,1300,650,780,2,3,'0,0681712962962963',70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Leñador</text:p>
          </table:table-cell>
          <table:table-cell office:value-type="string" table:style-name="ce1">
            <text:p>https://t4.answers.travian.net/index.php?aid=195#go2answer</text:p>
          </table:table-cell>
          <table:table-cell office:value-type="float" office:value="7" table:style-name="ce2">
            <text:p>7</text:p>
          </table:table-cell>
          <table:table-cell office:value-type="float" office:value="870" table:style-name="ce2">
            <text:p>870</text:p>
          </table:table-cell>
          <table:table-cell office:value-type="float" office:value="2170" table:style-name="ce2">
            <text:p>2170</text:p>
          </table:table-cell>
          <table:table-cell office:value-type="float" office:value="1085" table:style-name="ce2">
            <text:p>1085</text:p>
          </table:table-cell>
          <table:table-cell office:value-type="float" office:value="1300" table:style-name="ce2">
            <text:p>1300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time" office:time-value="PT2H40M20S" table:style-name="ce3">
            <text:p>2:40:20</text:p>
          </table:table-cell>
          <table:table-cell office:value-type="float" office:value="98" table:style-name="ce7">
            <text:p>98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Leñador','https://t4.answers.travian.net/index.php?aid=195#go2answer',7,870,2170,1085,1300,2,4,'0,111342592592593',98)" table:formula="of:=CONCATENATE(&quot;INSERT INTO construcciones(id, tipo, subTipo, nombre_ed, enlace, nivel, madera, barro, hierro, cereal, consumo, pc, tiempo, produccion, created_at, updated_at) VALUES (&quot;;&quot;'&quot;;[.A74];&quot;','&quot;;[.B74];&quot;','&quot;;[.C74];&quot;','&quot;;[.D74];&quot;',&quot;;[.E74];&quot;,&quot;;[.F74];&quot;,&quot;;[.G74];&quot;,&quot;;[.H74];&quot;,&quot;;[.I74];&quot;,&quot;;[.J74];&quot;,&quot;;[.K74];&quot;,'&quot;;[.L74];&quot;',&quot;;[.M74];&quot;)&quot;)" table:style-name="ce17">
            <text:p>INSERT INTO construcciones(id, tipo, subTipo, nombre_ed, enlace, nivel, madera, barro, hierro, cereal, consumo, pc, tiempo, produccion, created_at, updated_at) VALUES ('Producción','Recursos','Leñador','https://t4.answers.travian.net/index.php?aid=195#go2answer',7,870,2170,1085,1300,2,4,'0,111342592592593',98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Leñador</text:p>
          </table:table-cell>
          <table:table-cell office:value-type="string" table:style-name="ce1">
            <text:p>https://t4.answers.travian.net/index.php?aid=195#go2answer</text:p>
          </table:table-cell>
          <table:table-cell office:value-type="float" office:value="8" table:style-name="ce2">
            <text:p>8</text:p>
          </table:table-cell>
          <table:table-cell office:value-type="float" office:value="1450" table:style-name="ce2">
            <text:p>1450</text:p>
          </table:table-cell>
          <table:table-cell office:value-type="float" office:value="3625" table:style-name="ce2">
            <text:p>3625</text:p>
          </table:table-cell>
          <table:table-cell office:value-type="float" office:value="1810" table:style-name="ce2">
            <text:p>1810</text:p>
          </table:table-cell>
          <table:table-cell office:value-type="float" office:value="2175" table:style-name="ce2">
            <text:p>2175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time" office:time-value="PT4H19M50S" table:style-name="ce3">
            <text:p>4:19:50</text:p>
          </table:table-cell>
          <table:table-cell office:value-type="float" office:value="140" table:style-name="ce7">
            <text:p>140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Leñador','https://t4.answers.travian.net/index.php?aid=195#go2answer',8,1450,3625,1810,2175,2,4,'0,180439814814815',140)" table:formula="of:=CONCATENATE(&quot;INSERT INTO construcciones(id, tipo, subTipo, nombre_ed, enlace, nivel, madera, barro, hierro, cereal, consumo, pc, tiempo, produccion, created_at, updated_at) VALUES (&quot;;&quot;'&quot;;[.A75];&quot;','&quot;;[.B75];&quot;','&quot;;[.C75];&quot;','&quot;;[.D75];&quot;',&quot;;[.E75];&quot;,&quot;;[.F75];&quot;,&quot;;[.G75];&quot;,&quot;;[.H75];&quot;,&quot;;[.I75];&quot;,&quot;;[.J75];&quot;,&quot;;[.K75];&quot;,'&quot;;[.L75];&quot;',&quot;;[.M75];&quot;)&quot;)" table:style-name="ce17">
            <text:p>INSERT INTO construcciones(id, tipo, subTipo, nombre_ed, enlace, nivel, madera, barro, hierro, cereal, consumo, pc, tiempo, produccion, created_at, updated_at) VALUES ('Producción','Recursos','Leñador','https://t4.answers.travian.net/index.php?aid=195#go2answer',8,1450,3625,1810,2175,2,4,'0,180439814814815',140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Leñador</text:p>
          </table:table-cell>
          <table:table-cell office:value-type="string" table:style-name="ce1">
            <text:p>https://t4.answers.travian.net/index.php?aid=195#go2answer</text:p>
          </table:table-cell>
          <table:table-cell office:value-type="float" office:value="9" table:style-name="ce2">
            <text:p>9</text:p>
          </table:table-cell>
          <table:table-cell office:value-type="float" office:value="2420" table:style-name="ce2">
            <text:p>2420</text:p>
          </table:table-cell>
          <table:table-cell office:value-type="float" office:value="6050" table:style-name="ce2">
            <text:p>6050</text:p>
          </table:table-cell>
          <table:table-cell office:value-type="float" office:value="3025" table:style-name="ce2">
            <text:p>3025</text:p>
          </table:table-cell>
          <table:table-cell office:value-type="float" office:value="3630" table:style-name="ce2">
            <text:p>3630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time" office:time-value="PT6H59M10S" table:style-name="ce3">
            <text:p>6:59:10</text:p>
          </table:table-cell>
          <table:table-cell office:value-type="float" office:value="203" table:style-name="ce7">
            <text:p>203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Leñador','https://t4.answers.travian.net/index.php?aid=195#go2answer',9,2420,6050,3025,3630,2,5,'0,291087962962963',203)" table:formula="of:=CONCATENATE(&quot;INSERT INTO construcciones(id, tipo, subTipo, nombre_ed, enlace, nivel, madera, barro, hierro, cereal, consumo, pc, tiempo, produccion, created_at, updated_at) VALUES (&quot;;&quot;'&quot;;[.A76];&quot;','&quot;;[.B76];&quot;','&quot;;[.C76];&quot;','&quot;;[.D76];&quot;',&quot;;[.E76];&quot;,&quot;;[.F76];&quot;,&quot;;[.G76];&quot;,&quot;;[.H76];&quot;,&quot;;[.I76];&quot;,&quot;;[.J76];&quot;,&quot;;[.K76];&quot;,'&quot;;[.L76];&quot;',&quot;;[.M76];&quot;)&quot;)" table:style-name="ce17">
            <text:p>INSERT INTO construcciones(id, tipo, subTipo, nombre_ed, enlace, nivel, madera, barro, hierro, cereal, consumo, pc, tiempo, produccion, created_at, updated_at) VALUES ('Producción','Recursos','Leñador','https://t4.answers.travian.net/index.php?aid=195#go2answer',9,2420,6050,3025,3630,2,5,'0,291087962962963',203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Leñador</text:p>
          </table:table-cell>
          <table:table-cell office:value-type="string" table:style-name="ce1">
            <text:p>https://t4.answers.travian.net/index.php?aid=195#go2answer</text:p>
          </table:table-cell>
          <table:table-cell office:value-type="float" office:value="10" table:style-name="ce2">
            <text:p>10</text:p>
          </table:table-cell>
          <table:table-cell office:value-type="float" office:value="4040" table:style-name="ce2">
            <text:p>4040</text:p>
          </table:table-cell>
          <table:table-cell office:value-type="float" office:value="10105" table:style-name="ce2">
            <text:p>10105</text:p>
          </table:table-cell>
          <table:table-cell office:value-type="float" office:value="5050" table:style-name="ce2">
            <text:p>5050</text:p>
          </table:table-cell>
          <table:table-cell office:value-type="float" office:value="6060" table:style-name="ce2">
            <text:p>6060</text:p>
          </table:table-cell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time" office:time-value="PT11H14M0S" table:style-name="ce3">
            <text:p>11:14:00</text:p>
          </table:table-cell>
          <table:table-cell office:value-type="float" office:value="280" table:style-name="ce7">
            <text:p>280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Leñador','https://t4.answers.travian.net/index.php?aid=195#go2answer',10,4040,10105,5050,6060,2,6,'0,468055555555556',280)" table:formula="of:=CONCATENATE(&quot;INSERT INTO construcciones(id, tipo, subTipo, nombre_ed, enlace, nivel, madera, barro, hierro, cereal, consumo, pc, tiempo, produccion, created_at, updated_at) VALUES (&quot;;&quot;'&quot;;[.A77];&quot;','&quot;;[.B77];&quot;','&quot;;[.C77];&quot;','&quot;;[.D77];&quot;',&quot;;[.E77];&quot;,&quot;;[.F77];&quot;,&quot;;[.G77];&quot;,&quot;;[.H77];&quot;,&quot;;[.I77];&quot;,&quot;;[.J77];&quot;,&quot;;[.K77];&quot;,'&quot;;[.L77];&quot;',&quot;;[.M77];&quot;)&quot;)" table:style-name="ce17">
            <text:p>INSERT INTO construcciones(id, tipo, subTipo, nombre_ed, enlace, nivel, madera, barro, hierro, cereal, consumo, pc, tiempo, produccion, created_at, updated_at) VALUES ('Producción','Recursos','Leñador','https://t4.answers.travian.net/index.php?aid=195#go2answer',10,4040,10105,5050,6060,2,6,'0,468055555555556',280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Leñador</text:p>
          </table:table-cell>
          <table:table-cell office:value-type="string" table:style-name="ce1">
            <text:p>https://t4.answers.travian.net/index.php?aid=195#go2answer</text:p>
          </table:table-cell>
          <table:table-cell office:value-type="float" office:value="11" table:style-name="ce2">
            <text:p>11</text:p>
          </table:table-cell>
          <table:table-cell office:value-type="float" office:value="6750" table:style-name="ce2">
            <text:p>6750</text:p>
          </table:table-cell>
          <table:table-cell office:value-type="float" office:value="16870" table:style-name="ce2">
            <text:p>16870</text:p>
          </table:table-cell>
          <table:table-cell office:value-type="float" office:value="8435" table:style-name="ce2">
            <text:p>8435</text:p>
          </table:table-cell>
          <table:table-cell office:value-type="float" office:value="10125" table:style-name="ce2">
            <text:p>10125</text:p>
          </table:table-cell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office:value-type="time" office:time-value="PT18H1M40S" table:style-name="ce3">
            <text:p>18:01:40</text:p>
          </table:table-cell>
          <table:table-cell office:value-type="float" office:value="392" table:style-name="ce7">
            <text:p>392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Leñador','https://t4.answers.travian.net/index.php?aid=195#go2answer',11,6750,16870,8435,10125,2,7,'0,751157407407407',392)" table:formula="of:=CONCATENATE(&quot;INSERT INTO construcciones(id, tipo, subTipo, nombre_ed, enlace, nivel, madera, barro, hierro, cereal, consumo, pc, tiempo, produccion, created_at, updated_at) VALUES (&quot;;&quot;'&quot;;[.A78];&quot;','&quot;;[.B78];&quot;','&quot;;[.C78];&quot;','&quot;;[.D78];&quot;',&quot;;[.E78];&quot;,&quot;;[.F78];&quot;,&quot;;[.G78];&quot;,&quot;;[.H78];&quot;,&quot;;[.I78];&quot;,&quot;;[.J78];&quot;,&quot;;[.K78];&quot;,'&quot;;[.L78];&quot;',&quot;;[.M78];&quot;)&quot;)" table:style-name="ce17">
            <text:p>INSERT INTO construcciones(id, tipo, subTipo, nombre_ed, enlace, nivel, madera, barro, hierro, cereal, consumo, pc, tiempo, produccion, created_at, updated_at) VALUES ('Producción','Recursos','Leñador','https://t4.answers.travian.net/index.php?aid=195#go2answer',11,6750,16870,8435,10125,2,7,'0,751157407407407',392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Leñador</text:p>
          </table:table-cell>
          <table:table-cell office:value-type="string" table:style-name="ce1">
            <text:p>https://t4.answers.travian.net/index.php?aid=195#go2answer</text:p>
          </table:table-cell>
          <table:table-cell office:value-type="float" office:value="12" table:style-name="ce2">
            <text:p>12</text:p>
          </table:table-cell>
          <table:table-cell office:value-type="float" office:value="11270" table:style-name="ce2">
            <text:p>11270</text:p>
          </table:table-cell>
          <table:table-cell office:value-type="float" office:value="28175" table:style-name="ce2">
            <text:p>28175</text:p>
          </table:table-cell>
          <table:table-cell office:value-type="float" office:value="14090" table:style-name="ce2">
            <text:p>14090</text:p>
          </table:table-cell>
          <table:table-cell office:value-type="float" office:value="16905" table:style-name="ce2">
            <text:p>16905</text:p>
          </table:table-cell>
          <table:table-cell office:value-type="float" office:value="2" table:style-name="ce2">
            <text:p>2</text:p>
          </table:table-cell>
          <table:table-cell office:value-type="float" office:value="9" table:style-name="ce2">
            <text:p>9</text:p>
          </table:table-cell>
          <table:table-cell office:value-type="time" office:time-value="PT28H54M10S" table:style-name="ce4">
            <text:p>28:54:10</text:p>
          </table:table-cell>
          <table:table-cell office:value-type="float" office:value="525" table:style-name="ce7">
            <text:p>525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Leñador','https://t4.answers.travian.net/index.php?aid=195#go2answer',12,11270,28175,14090,16905,2,9,'1,20428240740741',525)" table:formula="of:=CONCATENATE(&quot;INSERT INTO construcciones(id, tipo, subTipo, nombre_ed, enlace, nivel, madera, barro, hierro, cereal, consumo, pc, tiempo, produccion, created_at, updated_at) VALUES (&quot;;&quot;'&quot;;[.A79];&quot;','&quot;;[.B79];&quot;','&quot;;[.C79];&quot;','&quot;;[.D79];&quot;',&quot;;[.E79];&quot;,&quot;;[.F79];&quot;,&quot;;[.G79];&quot;,&quot;;[.H79];&quot;,&quot;;[.I79];&quot;,&quot;;[.J79];&quot;,&quot;;[.K79];&quot;,'&quot;;[.L79];&quot;',&quot;;[.M79];&quot;)&quot;)" table:style-name="ce17">
            <text:p>INSERT INTO construcciones(id, tipo, subTipo, nombre_ed, enlace, nivel, madera, barro, hierro, cereal, consumo, pc, tiempo, produccion, created_at, updated_at) VALUES ('Producción','Recursos','Leñador','https://t4.answers.travian.net/index.php?aid=195#go2answer',12,11270,28175,14090,16905,2,9,'1,20428240740741',525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Leñador</text:p>
          </table:table-cell>
          <table:table-cell office:value-type="string" table:style-name="ce1">
            <text:p>https://t4.answers.travian.net/index.php?aid=195#go2answer</text:p>
          </table:table-cell>
          <table:table-cell office:value-type="float" office:value="13" table:style-name="ce2">
            <text:p>13</text:p>
          </table:table-cell>
          <table:table-cell office:value-type="float" office:value="18820" table:style-name="ce2">
            <text:p>18820</text:p>
          </table:table-cell>
          <table:table-cell office:value-type="float" office:value="47055" table:style-name="ce2">
            <text:p>47055</text:p>
          </table:table-cell>
          <table:table-cell office:value-type="float" office:value="23525" table:style-name="ce2">
            <text:p>23525</text:p>
          </table:table-cell>
          <table:table-cell office:value-type="float" office:value="28230" table:style-name="ce2">
            <text:p>28230</text:p>
          </table:table-cell>
          <table:table-cell office:value-type="float" office:value="2" table:style-name="ce2">
            <text:p>2</text:p>
          </table:table-cell>
          <table:table-cell office:value-type="float" office:value="11" table:style-name="ce2">
            <text:p>11</text:p>
          </table:table-cell>
          <table:table-cell office:value-type="time" office:time-value="PT46H18M0S" table:style-name="ce4">
            <text:p>46:18:00</text:p>
          </table:table-cell>
          <table:table-cell office:value-type="float" office:value="693" table:style-name="ce7">
            <text:p>693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Leñador','https://t4.answers.travian.net/index.php?aid=195#go2answer',13,18820,47055,23525,28230,2,11,'1,92916666666667',693)" table:formula="of:=CONCATENATE(&quot;INSERT INTO construcciones(id, tipo, subTipo, nombre_ed, enlace, nivel, madera, barro, hierro, cereal, consumo, pc, tiempo, produccion, created_at, updated_at) VALUES (&quot;;&quot;'&quot;;[.A80];&quot;','&quot;;[.B80];&quot;','&quot;;[.C80];&quot;','&quot;;[.D80];&quot;',&quot;;[.E80];&quot;,&quot;;[.F80];&quot;,&quot;;[.G80];&quot;,&quot;;[.H80];&quot;,&quot;;[.I80];&quot;,&quot;;[.J80];&quot;,&quot;;[.K80];&quot;,'&quot;;[.L80];&quot;',&quot;;[.M80];&quot;)&quot;)" table:style-name="ce17">
            <text:p>INSERT INTO construcciones(id, tipo, subTipo, nombre_ed, enlace, nivel, madera, barro, hierro, cereal, consumo, pc, tiempo, produccion, created_at, updated_at) VALUES ('Producción','Recursos','Leñador','https://t4.answers.travian.net/index.php?aid=195#go2answer',13,18820,47055,23525,28230,2,11,'1,92916666666667',693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Leñador</text:p>
          </table:table-cell>
          <table:table-cell office:value-type="string" table:style-name="ce1">
            <text:p>https://t4.answers.travian.net/index.php?aid=195#go2answer</text:p>
          </table:table-cell>
          <table:table-cell office:value-type="float" office:value="14" table:style-name="ce2">
            <text:p>14</text:p>
          </table:table-cell>
          <table:table-cell office:value-type="float" office:value="31430" table:style-name="ce2">
            <text:p>31430</text:p>
          </table:table-cell>
          <table:table-cell office:value-type="float" office:value="78580" table:style-name="ce2">
            <text:p>78580</text:p>
          </table:table-cell>
          <table:table-cell office:value-type="float" office:value="39290" table:style-name="ce2">
            <text:p>39290</text:p>
          </table:table-cell>
          <table:table-cell office:value-type="float" office:value="47150" table:style-name="ce2">
            <text:p>47150</text:p>
          </table:table-cell>
          <table:table-cell office:value-type="float" office:value="2" table:style-name="ce2">
            <text:p>2</text:p>
          </table:table-cell>
          <table:table-cell office:value-type="float" office:value="13" table:style-name="ce2">
            <text:p>13</text:p>
          </table:table-cell>
          <table:table-cell office:value-type="time" office:time-value="PT74H8M0S" table:style-name="ce4">
            <text:p>74:08:00</text:p>
          </table:table-cell>
          <table:table-cell office:value-type="float" office:value="889" table:style-name="ce7">
            <text:p>889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Leñador','https://t4.answers.travian.net/index.php?aid=195#go2answer',14,31430,78580,39290,47150,2,13,'3,08888888888889',889)" table:formula="of:=CONCATENATE(&quot;INSERT INTO construcciones(id, tipo, subTipo, nombre_ed, enlace, nivel, madera, barro, hierro, cereal, consumo, pc, tiempo, produccion, created_at, updated_at) VALUES (&quot;;&quot;'&quot;;[.A81];&quot;','&quot;;[.B81];&quot;','&quot;;[.C81];&quot;','&quot;;[.D81];&quot;',&quot;;[.E81];&quot;,&quot;;[.F81];&quot;,&quot;;[.G81];&quot;,&quot;;[.H81];&quot;,&quot;;[.I81];&quot;,&quot;;[.J81];&quot;,&quot;;[.K81];&quot;,'&quot;;[.L81];&quot;',&quot;;[.M81];&quot;)&quot;)" table:style-name="ce17">
            <text:p>INSERT INTO construcciones(id, tipo, subTipo, nombre_ed, enlace, nivel, madera, barro, hierro, cereal, consumo, pc, tiempo, produccion, created_at, updated_at) VALUES ('Producción','Recursos','Leñador','https://t4.answers.travian.net/index.php?aid=195#go2answer',14,31430,78580,39290,47150,2,13,'3,08888888888889',889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Leñador</text:p>
          </table:table-cell>
          <table:table-cell office:value-type="string" table:style-name="ce1">
            <text:p>https://t4.answers.travian.net/index.php?aid=195#go2answer</text:p>
          </table:table-cell>
          <table:table-cell office:value-type="float" office:value="15" table:style-name="ce2">
            <text:p>15</text:p>
          </table:table-cell>
          <table:table-cell office:value-type="float" office:value="52490" table:style-name="ce2">
            <text:p>52490</text:p>
          </table:table-cell>
          <table:table-cell office:value-type="float" office:value="131230" table:style-name="ce2">
            <text:p>131230</text:p>
          </table:table-cell>
          <table:table-cell office:value-type="float" office:value="65615" table:style-name="ce2">
            <text:p>65615</text:p>
          </table:table-cell>
          <table:table-cell office:value-type="float" office:value="78740" table:style-name="ce2">
            <text:p>78740</text:p>
          </table:table-cell>
          <table:table-cell office:value-type="float" office:value="2" table:style-name="ce2">
            <text:p>2</text:p>
          </table:table-cell>
          <table:table-cell office:value-type="float" office:value="15" table:style-name="ce2">
            <text:p>15</text:p>
          </table:table-cell>
          <table:table-cell office:value-type="time" office:time-value="PT118H40M10S" table:style-name="ce4">
            <text:p>118:40:10</text:p>
          </table:table-cell>
          <table:table-cell office:value-type="float" office:value="1120" table:style-name="ce7">
            <text:p>1120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Leñador','https://t4.answers.travian.net/index.php?aid=195#go2answer',15,52490,131230,65615,78740,2,15,'4,94456018518519',1120)" table:formula="of:=CONCATENATE(&quot;INSERT INTO construcciones(id, tipo, subTipo, nombre_ed, enlace, nivel, madera, barro, hierro, cereal, consumo, pc, tiempo, produccion, created_at, updated_at) VALUES (&quot;;&quot;'&quot;;[.A82];&quot;','&quot;;[.B82];&quot;','&quot;;[.C82];&quot;','&quot;;[.D82];&quot;',&quot;;[.E82];&quot;,&quot;;[.F82];&quot;,&quot;;[.G82];&quot;,&quot;;[.H82];&quot;,&quot;;[.I82];&quot;,&quot;;[.J82];&quot;,&quot;;[.K82];&quot;,'&quot;;[.L82];&quot;',&quot;;[.M82];&quot;)&quot;)" table:style-name="ce17">
            <text:p>INSERT INTO construcciones(id, tipo, subTipo, nombre_ed, enlace, nivel, madera, barro, hierro, cereal, consumo, pc, tiempo, produccion, created_at, updated_at) VALUES ('Producción','Recursos','Leñador','https://t4.answers.travian.net/index.php?aid=195#go2answer',15,52490,131230,65615,78740,2,15,'4,94456018518519',1120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Leñador</text:p>
          </table:table-cell>
          <table:table-cell office:value-type="string" table:style-name="ce1">
            <text:p>https://t4.answers.travian.net/index.php?aid=195#go2answer</text:p>
          </table:table-cell>
          <table:table-cell office:value-type="float" office:value="16" table:style-name="ce2">
            <text:p>16</text:p>
          </table:table-cell>
          <table:table-cell office:value-type="float" office:value="87660" table:style-name="ce2">
            <text:p>87660</text:p>
          </table:table-cell>
          <table:table-cell office:value-type="float" office:value="219155" table:style-name="ce2">
            <text:p>219155</text:p>
          </table:table-cell>
          <table:table-cell office:value-type="float" office:value="109575" table:style-name="ce2">
            <text:p>109575</text:p>
          </table:table-cell>
          <table:table-cell office:value-type="float" office:value="131490" table:style-name="ce2">
            <text:p>131490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2">
            <text:p>18</text:p>
          </table:table-cell>
          <table:table-cell office:value-type="time" office:time-value="PT189H55M30S" table:style-name="ce4">
            <text:p>189:55:30</text:p>
          </table:table-cell>
          <table:table-cell office:value-type="float" office:value="1400" table:style-name="ce7">
            <text:p>1400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Leñador','https://t4.answers.travian.net/index.php?aid=195#go2answer',16,87660,219155,109575,131490,3,18,'7,91354166666667',1400)" table:formula="of:=CONCATENATE(&quot;INSERT INTO construcciones(id, tipo, subTipo, nombre_ed, enlace, nivel, madera, barro, hierro, cereal, consumo, pc, tiempo, produccion, created_at, updated_at) VALUES (&quot;;&quot;'&quot;;[.A83];&quot;','&quot;;[.B83];&quot;','&quot;;[.C83];&quot;','&quot;;[.D83];&quot;',&quot;;[.E83];&quot;,&quot;;[.F83];&quot;,&quot;;[.G83];&quot;,&quot;;[.H83];&quot;,&quot;;[.I83];&quot;,&quot;;[.J83];&quot;,&quot;;[.K83];&quot;,'&quot;;[.L83];&quot;',&quot;;[.M83];&quot;)&quot;)" table:style-name="ce17">
            <text:p>INSERT INTO construcciones(id, tipo, subTipo, nombre_ed, enlace, nivel, madera, barro, hierro, cereal, consumo, pc, tiempo, produccion, created_at, updated_at) VALUES ('Producción','Recursos','Leñador','https://t4.answers.travian.net/index.php?aid=195#go2answer',16,87660,219155,109575,131490,3,18,'7,91354166666667',1400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Leñador</text:p>
          </table:table-cell>
          <table:table-cell office:value-type="string" table:style-name="ce1">
            <text:p>https://t4.answers.travian.net/index.php?aid=195#go2answer</text:p>
          </table:table-cell>
          <table:table-cell office:value-type="float" office:value="17" table:style-name="ce2">
            <text:p>17</text:p>
          </table:table-cell>
          <table:table-cell office:value-type="float" office:value="146395" table:style-name="ce2">
            <text:p>146395</text:p>
          </table:table-cell>
          <table:table-cell office:value-type="float" office:value="365985" table:style-name="ce2">
            <text:p>365985</text:p>
          </table:table-cell>
          <table:table-cell office:value-type="float" office:value="182995" table:style-name="ce2">
            <text:p>182995</text:p>
          </table:table-cell>
          <table:table-cell office:value-type="float" office:value="219590" table:style-name="ce2">
            <text:p>219590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2">
            <text:p>22</text:p>
          </table:table-cell>
          <table:table-cell office:value-type="time" office:time-value="PT303H56M10S" table:style-name="ce4">
            <text:p>303:56:10</text:p>
          </table:table-cell>
          <table:table-cell office:value-type="float" office:value="1820" table:style-name="ce7">
            <text:p>1820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Leñador','https://t4.answers.travian.net/index.php?aid=195#go2answer',17,146395,365985,182995,219590,3,22,'12,6640046296296',1820)" table:formula="of:=CONCATENATE(&quot;INSERT INTO construcciones(id, tipo, subTipo, nombre_ed, enlace, nivel, madera, barro, hierro, cereal, consumo, pc, tiempo, produccion, created_at, updated_at) VALUES (&quot;;&quot;'&quot;;[.A84];&quot;','&quot;;[.B84];&quot;','&quot;;[.C84];&quot;','&quot;;[.D84];&quot;',&quot;;[.E84];&quot;,&quot;;[.F84];&quot;,&quot;;[.G84];&quot;,&quot;;[.H84];&quot;,&quot;;[.I84];&quot;,&quot;;[.J84];&quot;,&quot;;[.K84];&quot;,'&quot;;[.L84];&quot;',&quot;;[.M84];&quot;)&quot;)" table:style-name="ce17">
            <text:p>INSERT INTO construcciones(id, tipo, subTipo, nombre_ed, enlace, nivel, madera, barro, hierro, cereal, consumo, pc, tiempo, produccion, created_at, updated_at) VALUES ('Producción','Recursos','Leñador','https://t4.answers.travian.net/index.php?aid=195#go2answer',17,146395,365985,182995,219590,3,22,'12,6640046296296',1820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Leñador</text:p>
          </table:table-cell>
          <table:table-cell office:value-type="string" table:style-name="ce1">
            <text:p>https://t4.answers.travian.net/index.php?aid=195#go2answer</text:p>
          </table:table-cell>
          <table:table-cell office:value-type="float" office:value="18" table:style-name="ce2">
            <text:p>18</text:p>
          </table:table-cell>
          <table:table-cell office:value-type="float" office:value="244480" table:style-name="ce2">
            <text:p>244480</text:p>
          </table:table-cell>
          <table:table-cell office:value-type="float" office:value="611195" table:style-name="ce2">
            <text:p>611195</text:p>
          </table:table-cell>
          <table:table-cell office:value-type="float" office:value="305600" table:style-name="ce2">
            <text:p>305600</text:p>
          </table:table-cell>
          <table:table-cell office:value-type="float" office:value="366715" table:style-name="ce2">
            <text:p>366715</text:p>
          </table:table-cell>
          <table:table-cell office:value-type="float" office:value="3" table:style-name="ce2">
            <text:p>3</text:p>
          </table:table-cell>
          <table:table-cell office:value-type="float" office:value="27" table:style-name="ce2">
            <text:p>27</text:p>
          </table:table-cell>
          <table:table-cell office:value-type="time" office:time-value="PT486H21M20S" table:style-name="ce4">
            <text:p>486:21:20</text:p>
          </table:table-cell>
          <table:table-cell office:value-type="float" office:value="2240" table:style-name="ce7">
            <text:p>2240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Leñador','https://t4.answers.travian.net/index.php?aid=195#go2answer',18,244480,611195,305600,366715,3,27,'20,2648148148148',2240)" table:formula="of:=CONCATENATE(&quot;INSERT INTO construcciones(id, tipo, subTipo, nombre_ed, enlace, nivel, madera, barro, hierro, cereal, consumo, pc, tiempo, produccion, created_at, updated_at) VALUES (&quot;;&quot;'&quot;;[.A85];&quot;','&quot;;[.B85];&quot;','&quot;;[.C85];&quot;','&quot;;[.D85];&quot;',&quot;;[.E85];&quot;,&quot;;[.F85];&quot;,&quot;;[.G85];&quot;,&quot;;[.H85];&quot;,&quot;;[.I85];&quot;,&quot;;[.J85];&quot;,&quot;;[.K85];&quot;,'&quot;;[.L85];&quot;',&quot;;[.M85];&quot;)&quot;)" table:style-name="ce17">
            <text:p>INSERT INTO construcciones(id, tipo, subTipo, nombre_ed, enlace, nivel, madera, barro, hierro, cereal, consumo, pc, tiempo, produccion, created_at, updated_at) VALUES ('Producción','Recursos','Leñador','https://t4.answers.travian.net/index.php?aid=195#go2answer',18,244480,611195,305600,366715,3,27,'20,2648148148148',2240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Leñador</text:p>
          </table:table-cell>
          <table:table-cell office:value-type="string" table:style-name="ce1">
            <text:p>https://t4.answers.travian.net/index.php?aid=195#go2answer</text:p>
          </table:table-cell>
          <table:table-cell office:value-type="float" office:value="19" table:style-name="ce2">
            <text:p>19</text:p>
          </table:table-cell>
          <table:table-cell office:value-type="float" office:value="408280" table:style-name="ce2">
            <text:p>408280</text:p>
          </table:table-cell>
          <table:table-cell office:value-type="float" office:value="1020695" table:style-name="ce2">
            <text:p>1020695</text:p>
          </table:table-cell>
          <table:table-cell office:value-type="float" office:value="510350" table:style-name="ce2">
            <text:p>510350</text:p>
          </table:table-cell>
          <table:table-cell office:value-type="float" office:value="612420" table:style-name="ce2">
            <text:p>612420</text:p>
          </table:table-cell>
          <table:table-cell office:value-type="float" office:value="3" table:style-name="ce2">
            <text:p>3</text:p>
          </table:table-cell>
          <table:table-cell office:value-type="float" office:value="32" table:style-name="ce2">
            <text:p>32</text:p>
          </table:table-cell>
          <table:table-cell office:value-type="time" office:time-value="PT778H13M20S" table:style-name="ce4">
            <text:p>778:13:20</text:p>
          </table:table-cell>
          <table:table-cell office:value-type="float" office:value="2800" table:style-name="ce7">
            <text:p>2800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Leñador','https://t4.answers.travian.net/index.php?aid=195#go2answer',19,408280,1020695,510350,612420,3,32,'32,4259259259259',2800)" table:formula="of:=CONCATENATE(&quot;INSERT INTO construcciones(id, tipo, subTipo, nombre_ed, enlace, nivel, madera, barro, hierro, cereal, consumo, pc, tiempo, produccion, created_at, updated_at) VALUES (&quot;;&quot;'&quot;;[.A86];&quot;','&quot;;[.B86];&quot;','&quot;;[.C86];&quot;','&quot;;[.D86];&quot;',&quot;;[.E86];&quot;,&quot;;[.F86];&quot;,&quot;;[.G86];&quot;,&quot;;[.H86];&quot;,&quot;;[.I86];&quot;,&quot;;[.J86];&quot;,&quot;;[.K86];&quot;,'&quot;;[.L86];&quot;',&quot;;[.M86];&quot;)&quot;)" table:style-name="ce17">
            <text:p>INSERT INTO construcciones(id, tipo, subTipo, nombre_ed, enlace, nivel, madera, barro, hierro, cereal, consumo, pc, tiempo, produccion, created_at, updated_at) VALUES ('Producción','Recursos','Leñador','https://t4.answers.travian.net/index.php?aid=195#go2answer',19,408280,1020695,510350,612420,3,32,'32,4259259259259',2800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Leñador</text:p>
          </table:table-cell>
          <table:table-cell office:value-type="string" table:style-name="ce1">
            <text:p>https://t4.answers.travian.net/index.php?aid=195#go2answer</text:p>
          </table:table-cell>
          <table:table-cell office:value-type="float" office:value="20" table:style-name="ce2">
            <text:p>20</text:p>
          </table:table-cell>
          <table:table-cell office:value-type="float" office:value="681825" table:style-name="ce2">
            <text:p>681825</text:p>
          </table:table-cell>
          <table:table-cell office:value-type="float" office:value="1704565" table:style-name="ce2">
            <text:p>1704565</text:p>
          </table:table-cell>
          <table:table-cell office:value-type="float" office:value="852280" table:style-name="ce2">
            <text:p>852280</text:p>
          </table:table-cell>
          <table:table-cell office:value-type="float" office:value="1022740" table:style-name="ce2">
            <text:p>1022740</text:p>
          </table:table-cell>
          <table:table-cell office:value-type="float" office:value="3" table:style-name="ce2">
            <text:p>3</text:p>
          </table:table-cell>
          <table:table-cell office:value-type="float" office:value="38" table:style-name="ce2">
            <text:p>38</text:p>
          </table:table-cell>
          <table:table-cell office:value-type="time" office:time-value="PT1245H12M50S" table:style-name="ce4">
            <text:p>1245:12:50</text:p>
          </table:table-cell>
          <table:table-cell office:value-type="float" office:value="3430" table:style-name="ce7">
            <text:p>3430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Leñador','https://t4.answers.travian.net/index.php?aid=195#go2answer',20,681825,1704565,852280,1022740,3,38,'51,883912037037',3430)" table:formula="of:=CONCATENATE(&quot;INSERT INTO construcciones(id, tipo, subTipo, nombre_ed, enlace, nivel, madera, barro, hierro, cereal, consumo, pc, tiempo, produccion, created_at, updated_at) VALUES (&quot;;&quot;'&quot;;[.A87];&quot;','&quot;;[.B87];&quot;','&quot;;[.C87];&quot;','&quot;;[.D87];&quot;',&quot;;[.E87];&quot;,&quot;;[.F87];&quot;,&quot;;[.G87];&quot;,&quot;;[.H87];&quot;,&quot;;[.I87];&quot;,&quot;;[.J87];&quot;,&quot;;[.K87];&quot;,'&quot;;[.L87];&quot;',&quot;;[.M87];&quot;)&quot;)" table:style-name="ce17">
            <text:p>INSERT INTO construcciones(id, tipo, subTipo, nombre_ed, enlace, nivel, madera, barro, hierro, cereal, consumo, pc, tiempo, produccion, created_at, updated_at) VALUES ('Producción','Recursos','Leñador','https://t4.answers.travian.net/index.php?aid=195#go2answer',20,681825,1704565,852280,1022740,3,38,'51,883912037037',3430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Leñador</text:p>
          </table:table-cell>
          <table:table-cell office:value-type="string" table:style-name="ce1">
            <text:p>https://t4.answers.travian.net/index.php?aid=195#go2answer</text:p>
          </table:table-cell>
          <table:table-cell office:value-type="float" office:value="21" table:style-name="ce2">
            <text:p>21</text:p>
          </table:table-cell>
          <table:table-cell office:value-type="float" office:value="1138650" table:style-name="ce2">
            <text:p>1138650</text:p>
          </table:table-cell>
          <table:table-cell office:value-type="float" office:value="2846620" table:style-name="ce2">
            <text:p>2846620</text:p>
          </table:table-cell>
          <table:table-cell office:value-type="float" office:value="1423310" table:style-name="ce2">
            <text:p>1423310</text:p>
          </table:table-cell>
          <table:table-cell office:value-type="float" office:value="1707970" table:style-name="ce2">
            <text:p>1707970</text:p>
          </table:table-cell>
          <table:table-cell office:value-type="float" office:value="3" table:style-name="ce2">
            <text:p>3</text:p>
          </table:table-cell>
          <table:table-cell office:value-type="float" office:value="46" table:style-name="ce2">
            <text:p>46</text:p>
          </table:table-cell>
          <table:table-cell office:value-type="time" office:time-value="PT1992H23M50S" table:style-name="ce4">
            <text:p>1992:23:50</text:p>
          </table:table-cell>
          <table:table-cell office:value-type="float" office:value="4270" table:style-name="ce7">
            <text:p>4270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Leñador','https://t4.answers.travian.net/index.php?aid=195#go2answer',21,1138650,2846620,1423310,1707970,3,46,'83,0165509259259',4270)" table:formula="of:=CONCATENATE(&quot;INSERT INTO construcciones(id, tipo, subTipo, nombre_ed, enlace, nivel, madera, barro, hierro, cereal, consumo, pc, tiempo, produccion, created_at, updated_at) VALUES (&quot;;&quot;'&quot;;[.A88];&quot;','&quot;;[.B88];&quot;','&quot;;[.C88];&quot;','&quot;;[.D88];&quot;',&quot;;[.E88];&quot;,&quot;;[.F88];&quot;,&quot;;[.G88];&quot;,&quot;;[.H88];&quot;,&quot;;[.I88];&quot;,&quot;;[.J88];&quot;,&quot;;[.K88];&quot;,'&quot;;[.L88];&quot;',&quot;;[.M88];&quot;)&quot;)" table:style-name="ce17">
            <text:p>INSERT INTO construcciones(id, tipo, subTipo, nombre_ed, enlace, nivel, madera, barro, hierro, cereal, consumo, pc, tiempo, produccion, created_at, updated_at) VALUES ('Producción','Recursos','Leñador','https://t4.answers.travian.net/index.php?aid=195#go2answer',21,1138650,2846620,1423310,1707970,3,46,'83,0165509259259',4270)</text:p>
          </table:table-cell>
          <table:table-cell table:number-columns-repeated="16370"/>
        </table:table-row>
        <table:table-row table:style-name="ro2">
          <table:table-cell office:value-type="string" table:style-name="ce1">
            <text:p>Producción</text:p>
          </table:table-cell>
          <table:table-cell office:value-type="string" table:style-name="ce1">
            <text:p>Recursos</text:p>
          </table:table-cell>
          <table:table-cell office:value-type="string" table:style-name="ce1">
            <text:p>Leñador</text:p>
          </table:table-cell>
          <table:table-cell office:value-type="string" table:style-name="ce1">
            <text:p>https://t4.answers.travian.net/index.php?aid=195#go2answer</text:p>
          </table:table-cell>
          <table:table-cell office:value-type="float" office:value="22" table:style-name="ce12">
            <text:p>22</text:p>
          </table:table-cell>
          <table:table-cell office:value-type="float" office:value="1901540" table:style-name="ce12">
            <text:p>1901540</text:p>
          </table:table-cell>
          <table:table-cell office:value-type="float" office:value="4753855" table:style-name="ce12">
            <text:p>4753855</text:p>
          </table:table-cell>
          <table:table-cell office:value-type="float" office:value="2376925" table:style-name="ce12">
            <text:p>2376925</text:p>
          </table:table-cell>
          <table:table-cell office:value-type="float" office:value="2852315" table:style-name="ce12">
            <text:p>2852315</text:p>
          </table:table-cell>
          <table:table-cell office:value-type="float" office:value="3" table:style-name="ce12">
            <text:p>3</text:p>
          </table:table-cell>
          <table:table-cell office:value-type="float" office:value="55" table:style-name="ce12">
            <text:p>55</text:p>
          </table:table-cell>
          <table:table-cell office:value-type="time" office:time-value="PT3187H53M20S" table:style-name="ce13">
            <text:p>3187:53:20</text:p>
          </table:table-cell>
          <table:table-cell office:value-type="float" office:value="5250" table:style-name="ce14">
            <text:p>5250</text:p>
          </table:table-cell>
          <table:table-cell office:value-type="string" office:string-value="INSERT INTO construcciones(id, tipo, subTipo, nombre_ed, enlace, nivel, madera, barro, hierro, cereal, consumo, pc, tiempo, produccion, created_at, updated_at) VALUES ('Producción','Recursos','Leñador','https://t4.answers.travian.net/index.php?aid=195#go2answer',22,1901540,4753855,2376925,2852315,3,55,'132,828703703704',5250)" table:formula="of:=CONCATENATE(&quot;INSERT INTO construcciones(id, tipo, subTipo, nombre_ed, enlace, nivel, madera, barro, hierro, cereal, consumo, pc, tiempo, produccion, created_at, updated_at) VALUES (&quot;;&quot;'&quot;;[.A89];&quot;','&quot;;[.B89];&quot;','&quot;;[.C89];&quot;','&quot;;[.D89];&quot;',&quot;;[.E89];&quot;,&quot;;[.F89];&quot;,&quot;;[.G89];&quot;,&quot;;[.H89];&quot;,&quot;;[.I89];&quot;,&quot;;[.J89];&quot;,&quot;;[.K89];&quot;,'&quot;;[.L89];&quot;',&quot;;[.M89];&quot;)&quot;)" table:style-name="ce17">
            <text:p>INSERT INTO construcciones(id, tipo, subTipo, nombre_ed, enlace, nivel, madera, barro, hierro, cereal, consumo, pc, tiempo, produccion, created_at, updated_at) VALUES ('Producción','Recursos','Leñador','https://t4.answers.travian.net/index.php?aid=195#go2answer',22,1901540,4753855,2376925,2852315,3,55,'132,828703703704',5250)</text:p>
          </table:table-cell>
          <table:table-cell table:number-columns-repeated="16370"/>
        </table:table-row>
        <table:table-row table:number-rows-repeated="104848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egoe UI" svg:font-family="&quot;Segoe UI&quot;"/>
    <style:font-face style:name="Consolas" svg:font-family="Consolas"/>
  </office:font-face-decls>
  <office:styles>
    <number:number-style style:name="N0">
      <number:number number:min-integer-digits="1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time-style style:name="N31" number:truncate-on-overflow="false">
      <number:hours/>
      <number:text>:</number:text>
      <number:minutes number:style="long"/>
      <number:text>:</number:text>
      <number:second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Panzeradj</meta:initial-creator>
    <dc:creator>Panzeradj</dc:creator>
    <meta:creation-date>2022-09-27T18:18:14Z</meta:creation-date>
    <dc:date>2022-09-27T18:38:44Z</dc:date>
  </office:meta>
</office:document-meta>
</file>